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/>
    <style:font-face style:name="Noto Sans CJK SC Regular" svg:font-family="'Noto Sans CJK SC Regular'" style:font-adornments="Regular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37mm"/>
    </style:style>
    <style:style style:name="co3" style:family="table-column">
      <style:table-column-properties fo:break-before="auto" style:column-width="24.27mm"/>
    </style:style>
    <style:style style:name="co4" style:family="table-column">
      <style:table-column-properties fo:break-before="auto" style:column-width="14.75mm"/>
    </style:style>
    <style:style style:name="ro1" style:family="table-row">
      <style:table-row-properties style:row-height="6.0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1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2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6"/>
        <table:table-column table:style-name="co2" table:number-columns-repeated="13" table:default-cell-style-name="ce6"/>
        <table:table-column table:style-name="co1" table:number-columns-repeated="1010" table:default-cell-style-name="ce6"/>
        <table:table-row table:style-name="ro1">
          <table:table-cell table:style-name="ce1" office:value-type="string" calcext:value-type="string" table:number-columns-spanned="17" table:number-rows-spanned="1">
            <text:p>1<text:span text:style-name="T1">st</text:span> Order Histogram</text:p>
          </table:table-cell>
          <table:covered-table-cell table:number-columns-repeated="16" table:style-name="ce2"/>
          <table:table-cell table:number-columns-repeated="1007"/>
        </table:table-row>
        <table:table-row table:style-name="ro2">
          <table:table-cell table:style-name="ce2"/>
          <table:table-cell table:style-name="ce7" office:value-type="string" calcext:value-type="string" table:number-columns-spanned="5" table:number-rows-spanned="1">
            <text:p>Centralized</text:p>
          </table:table-cell>
          <table:covered-table-cell table:number-columns-repeated="4" table:style-name="ce16"/>
          <table:table-cell table:style-name="ce16" table:number-columns-repeated="3"/>
          <table:table-cell table:style-name="ce7" office:value-type="string" calcext:value-type="string" table:number-columns-spanned="5" table:number-rows-spanned="1">
            <text:p>Equalized</text:p>
          </table:table-cell>
          <table:covered-table-cell table:number-columns-repeated="4" table:style-name="ce16"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3" office:value-type="string" calcext:value-type="string">
            <text:p>α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TP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TP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ACC</text:p>
          </table:table-cell>
          <table:table-cell table:number-columns-repeated="1007"/>
        </table:table-row>
        <table:table-row table:style-name="ro2">
          <table:table-cell table:style-name="ce4" office:value-type="float" office:value="0.05" calcext:value-type="float" table:number-columns-spanned="1" table:number-rows-spanned="3">
            <text:p>0.0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" calcext:value-type="float">
            <text:p>0.9</text:p>
          </table:table-cell>
          <table:table-cell table:style-name="ce2" table:formula="of:=[.B4]/([.B4]+[.E4])*100" office:value-type="float" office:value="100" calcext:value-type="float">
            <text:p>100</text:p>
          </table:table-cell>
          <table:table-cell table:style-name="ce2" table:formula="of:=[.C4]/([.C4]+[.D4])*100" office:value-type="float" office:value="0.699300699300699" calcext:value-type="float">
            <text:p>0.699300699300699</text:p>
          </table:table-cell>
          <table:table-cell table:style-name="ce2" table:formula="of:=([.B4]+[.D4])/SUM([.B4:.E4])*100" office:value-type="float" office:value="99.3220338983051" calcext:value-type="float">
            <text:p>99.32203389830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0952" calcext:value-type="float">
            <text:p>0.0952</text:p>
          </table:table-cell>
          <table:table-cell table:style-name="ce2" table:formula="of:=[.J4]/([.J4]+[.M4])*100" office:value-type="float" office:value="10.5263157894737" calcext:value-type="float">
            <text:p>10.5263157894737</text:p>
          </table:table-cell>
          <table:table-cell table:style-name="ce2" table:formula="of:=[.K4]/([.K4]+[.L4])*100" office:value-type="float" office:value="7.60869565217391" calcext:value-type="float">
            <text:p>7.60869565217391</text:p>
          </table:table-cell>
          <table:table-cell table:style-name="ce2" table:formula="of:=([.J4]+[.L4])/SUM([.J4:.M4])*100" office:value-type="float" office:value="87.1186440677966" calcext:value-type="float">
            <text:p>87.1186440677966</text:p>
          </table:table-cell>
          <table:table-cell table:number-columns-repeated="1007"/>
        </table:table-row>
        <table:table-row table:style-name="ro2">
          <table:covered-table-cell table:style-name="ce13"/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889" calcext:value-type="float">
            <text:p>0.8889</text:p>
          </table:table-cell>
          <table:table-cell table:style-name="ce2" table:formula="of:=[.B5]/([.B5]+[.E5])*100" office:value-type="float" office:value="100" calcext:value-type="float">
            <text:p>100</text:p>
          </table:table-cell>
          <table:table-cell table:style-name="ce2" table:formula="of:=[.C5]/([.C5]+[.D5])*100" office:value-type="float" office:value="0.696864111498258" calcext:value-type="float">
            <text:p>0.696864111498258</text:p>
          </table:table-cell>
          <table:table-cell table:style-name="ce2" table:formula="of:=([.B5]+[.D5])/SUM([.B5:.E5])*100" office:value-type="float" office:value="99.3220338983051" calcext:value-type="float">
            <text:p>99.32203389830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J5]/([.J5]+[.M5])*100" office:value-type="float" office:value="0" calcext:value-type="float">
            <text:p>0</text:p>
          </table:table-cell>
          <table:table-cell table:style-name="ce2" table:formula="of:=[.K5]/([.K5]+[.L5])*100" office:value-type="float" office:value="8.27338129496403" calcext:value-type="float">
            <text:p>8.27338129496403</text:p>
          </table:table-cell>
          <table:table-cell table:style-name="ce2" table:formula="of:=([.J5]+[.L5])/SUM([.J5:.M5])*100" office:value-type="float" office:value="86.4406779661017" calcext:value-type="float">
            <text:p>86.4406779661017</text:p>
          </table:table-cell>
          <table:table-cell table:number-columns-repeated="1007"/>
        </table:table-row>
        <table:table-row table:style-name="ro2">
          <table:covered-table-cell table:style-name="ce13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table:formula="of:=[.B6]/([.B6]+[.E6])*100" office:value-type="float" office:value="100" calcext:value-type="float">
            <text:p>100</text:p>
          </table:table-cell>
          <table:table-cell table:style-name="ce2" table:formula="of:=[.C6]/([.C6]+[.D6])*100" office:value-type="float" office:value="0.738007380073801" calcext:value-type="float">
            <text:p>0.738007380073801</text:p>
          </table:table-cell>
          <table:table-cell table:style-name="ce2" table:formula="of:=([.B6]+[.D6])/SUM([.B6:.E6])*100" office:value-type="float" office:value="99.3220338983051" calcext:value-type="float">
            <text:p>99.32203389830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.0444" calcext:value-type="float">
            <text:p>0.0444</text:p>
          </table:table-cell>
          <table:table-cell table:style-name="ce2" table:formula="of:=[.J6]/([.J6]+[.M6])*100" office:value-type="float" office:value="4.54545454545455" calcext:value-type="float">
            <text:p>4.54545454545455</text:p>
          </table:table-cell>
          <table:table-cell table:style-name="ce2" table:formula="of:=[.K6]/([.K6]+[.L6])*100" office:value-type="float" office:value="8.05860805860806" calcext:value-type="float">
            <text:p>8.05860805860806</text:p>
          </table:table-cell>
          <table:table-cell table:style-name="ce2" table:formula="of:=([.J6]+[.L6])/SUM([.J6:.M6])*100" office:value-type="float" office:value="85.4237288135593" calcext:value-type="float">
            <text:p>85.4237288135593</text:p>
          </table:table-cell>
          <table:table-cell table:number-columns-repeated="1007"/>
        </table:table-row>
        <table:table-row table:style-name="ro2">
          <table:table-cell table:style-name="ce13"/>
          <table:table-cell table:style-name="ce2" table:number-columns-repeated="4"/>
          <table:table-cell table:style-name="ce9" table:formula="of:=AVERAGE([.F4:.F6])" office:value-type="float" office:value="0.9163" calcext:value-type="float">
            <text:p>0.9163</text:p>
          </table:table-cell>
          <table:table-cell table:style-name="ce10" table:formula="of:=AVERAGE([.G4:.G6])" office:value-type="float" office:value="100" calcext:value-type="float">
            <text:p>100</text:p>
          </table:table-cell>
          <table:table-cell table:style-name="ce10" table:formula="of:=AVERAGE([.H4:.H6])" office:value-type="float" office:value="0.711390730290919" calcext:value-type="float">
            <text:p>0.711390730290919</text:p>
          </table:table-cell>
          <table:table-cell table:style-name="ce10" table:formula="of:=AVERAGE([.I4:.I6])" office:value-type="float" office:value="99.3220338983051" calcext:value-type="float">
            <text:p>99.3220338983051</text:p>
          </table:table-cell>
          <table:table-cell table:style-name="ce2" table:number-columns-repeated="4"/>
          <table:table-cell table:style-name="ce9" table:formula="of:=AVERAGE([.N4:.N6])" office:value-type="float" office:value="0.0465333333333333" calcext:value-type="float">
            <text:p>0.046533333333333</text:p>
          </table:table-cell>
          <table:table-cell table:style-name="ce10" table:formula="of:=AVERAGE([.O4:.O6])" office:value-type="float" office:value="5.02392344497608" calcext:value-type="float">
            <text:p>5.02392344497608</text:p>
          </table:table-cell>
          <table:table-cell table:style-name="ce10" table:formula="of:=AVERAGE([.P4:.P6])" office:value-type="float" office:value="7.98022833524867" calcext:value-type="float">
            <text:p>7.98022833524867</text:p>
          </table:table-cell>
          <table:table-cell table:style-name="ce10" table:formula="of:=AVERAGE([.Q4:.Q6])" office:value-type="float" office:value="86.3276836158192" calcext:value-type="float">
            <text:p>86.3276836158192</text:p>
          </table:table-cell>
          <table:table-cell table:number-columns-repeated="1007"/>
        </table:table-row>
        <table:table-row table:style-name="ro2">
          <table:table-cell table:style-name="ce4" office:value-type="float" office:value="0.1" calcext:value-type="float" table:number-columns-spanned="1" table:number-rows-spanned="3">
            <text:p>0.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643" calcext:value-type="float">
            <text:p>0.9643</text:p>
          </table:table-cell>
          <table:table-cell table:style-name="ce2" table:formula="of:=[.B8]/([.B8]+[.E8])*100" office:value-type="float" office:value="100" calcext:value-type="float">
            <text:p>100</text:p>
          </table:table-cell>
          <table:table-cell table:style-name="ce2" table:formula="of:=[.C8]/([.C8]+[.D8])*100" office:value-type="float" office:value="0.746268656716418" calcext:value-type="float">
            <text:p>0.746268656716418</text:p>
          </table:table-cell>
          <table:table-cell table:style-name="ce2" table:formula="of:=([.B8]+[.D8])/SUM([.B8:.E8])*100" office:value-type="float" office:value="99.3220338983051" calcext:value-type="float">
            <text:p>99.322033898305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0.0923" calcext:value-type="float">
            <text:p>0.0923</text:p>
          </table:table-cell>
          <table:table-cell table:style-name="ce2" table:formula="of:=[.J8]/([.J8]+[.M8])*100" office:value-type="float" office:value="11.5384615384615" calcext:value-type="float">
            <text:p>11.5384615384615</text:p>
          </table:table-cell>
          <table:table-cell table:style-name="ce2" table:formula="of:=[.K8]/([.K8]+[.L8])*100" office:value-type="float" office:value="13.3828996282528" calcext:value-type="float">
            <text:p>13.3828996282528</text:p>
          </table:table-cell>
          <table:table-cell table:style-name="ce2" table:formula="of:=([.J8]+[.L8])/SUM([.J8:.M8])*100" office:value-type="float" office:value="80" calcext:value-type="float">
            <text:p>80</text:p>
          </table:table-cell>
          <table:table-cell table:number-columns-repeated="1007"/>
        </table:table-row>
        <table:table-row table:style-name="ro2">
          <table:covered-table-cell table:style-name="ce13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63" calcext:value-type="float">
            <text:p>0.963</text:p>
          </table:table-cell>
          <table:table-cell table:style-name="ce2" table:formula="of:=[.B9]/([.B9]+[.E9])*100" office:value-type="float" office:value="100" calcext:value-type="float">
            <text:p>100</text:p>
          </table:table-cell>
          <table:table-cell table:style-name="ce2" table:formula="of:=[.C9]/([.C9]+[.D9])*100" office:value-type="float" office:value="1.171875" calcext:value-type="float">
            <text:p>1.171875</text:p>
          </table:table-cell>
          <table:table-cell table:style-name="ce2" table:formula="of:=([.B9]+[.D9])/SUM([.B9:.E9])*100" office:value-type="float" office:value="98.9830508474576" calcext:value-type="float">
            <text:p>98.983050847457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.1143" calcext:value-type="float">
            <text:p>0.1143</text:p>
          </table:table-cell>
          <table:table-cell table:style-name="ce2" table:formula="of:=[.J9]/([.J9]+[.M9])*100" office:value-type="float" office:value="12.9032258064516" calcext:value-type="float">
            <text:p>12.9032258064516</text:p>
          </table:table-cell>
          <table:table-cell table:style-name="ce2" table:formula="of:=[.K9]/([.K9]+[.L9])*100" office:value-type="float" office:value="13.2575757575758" calcext:value-type="float">
            <text:p>13.2575757575758</text:p>
          </table:table-cell>
          <table:table-cell table:style-name="ce2" table:formula="of:=([.J9]+[.L9])/SUM([.J9:.M9])*100" office:value-type="float" office:value="78.9830508474576" calcext:value-type="float">
            <text:p>78.9830508474576</text:p>
          </table:table-cell>
          <table:table-cell table:number-columns-repeated="1007"/>
        </table:table-row>
        <table:table-row table:style-name="ro2">
          <table:covered-table-cell table:style-name="ce13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434" calcext:value-type="float">
            <text:p>0.9434</text:p>
          </table:table-cell>
          <table:table-cell table:style-name="ce2" table:formula="of:=[.B10]/([.B10]+[.E10])*100" office:value-type="float" office:value="100" calcext:value-type="float">
            <text:p>100</text:p>
          </table:table-cell>
          <table:table-cell table:style-name="ce2" table:formula="of:=[.C10]/([.C10]+[.D10])*100" office:value-type="float" office:value="1.11111111111111" calcext:value-type="float">
            <text:p>1.11111111111111</text:p>
          </table:table-cell>
          <table:table-cell table:style-name="ce2" table:formula="of:=([.B10]+[.D10])/SUM([.B10:.E10])*100" office:value-type="float" office:value="98.9830508474576" calcext:value-type="float">
            <text:p>98.983050847457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1935" calcext:value-type="float">
            <text:p>0.1935</text:p>
          </table:table-cell>
          <table:table-cell table:style-name="ce2" table:formula="of:=[.J10]/([.J10]+[.M10])*100" office:value-type="float" office:value="26.0869565217391" calcext:value-type="float">
            <text:p>26.0869565217391</text:p>
          </table:table-cell>
          <table:table-cell table:style-name="ce2" table:formula="of:=[.K10]/([.K10]+[.L10])*100" office:value-type="float" office:value="12.1323529411765" calcext:value-type="float">
            <text:p>12.1323529411765</text:p>
          </table:table-cell>
          <table:table-cell table:style-name="ce2" table:formula="of:=([.J10]+[.L10])/SUM([.J10:.M10])*100" office:value-type="float" office:value="83.0508474576271" calcext:value-type="float">
            <text:p>83.0508474576271</text:p>
          </table:table-cell>
          <table:table-cell table:number-columns-repeated="1007"/>
        </table:table-row>
        <table:table-row table:style-name="ro2">
          <table:table-cell table:style-name="ce13"/>
          <table:table-cell table:style-name="ce2" table:number-columns-repeated="4"/>
          <table:table-cell table:style-name="ce9" table:formula="of:=AVERAGE([.F8:.F10])" office:value-type="float" office:value="0.9569" calcext:value-type="float">
            <text:p>0.9569</text:p>
          </table:table-cell>
          <table:table-cell table:style-name="ce10" table:formula="of:=AVERAGE([.G8:.G10])" office:value-type="float" office:value="100" calcext:value-type="float">
            <text:p>100</text:p>
          </table:table-cell>
          <table:table-cell table:style-name="ce10" table:formula="of:=AVERAGE([.H8:.H10])" office:value-type="float" office:value="1.00975158927584" calcext:value-type="float">
            <text:p>1.00975158927584</text:p>
          </table:table-cell>
          <table:table-cell table:style-name="ce10" table:formula="of:=AVERAGE([.I8:.I10])" office:value-type="float" office:value="99.0960451977401" calcext:value-type="float">
            <text:p>99.0960451977401</text:p>
          </table:table-cell>
          <table:table-cell table:style-name="ce2" table:number-columns-repeated="4"/>
          <table:table-cell table:style-name="ce9" table:formula="of:=AVERAGE([.N8:.N10])" office:value-type="float" office:value="0.133366666666667" calcext:value-type="float">
            <text:p>0.133366666666667</text:p>
          </table:table-cell>
          <table:table-cell table:style-name="ce10" table:formula="of:=AVERAGE([.O8:.O10])" office:value-type="float" office:value="16.8428812888841" calcext:value-type="float">
            <text:p>16.8428812888841</text:p>
          </table:table-cell>
          <table:table-cell table:style-name="ce10" table:formula="of:=AVERAGE([.P8:.P10])" office:value-type="float" office:value="12.9242761090017" calcext:value-type="float">
            <text:p>12.9242761090017</text:p>
          </table:table-cell>
          <table:table-cell table:style-name="ce10" table:formula="of:=AVERAGE([.Q8:.Q10])" office:value-type="float" office:value="80.6779661016949" calcext:value-type="float">
            <text:p>80.6779661016949</text:p>
          </table:table-cell>
          <table:table-cell table:number-columns-repeated="1007"/>
        </table:table-row>
        <table:table-row table:style-name="ro2">
          <table:table-cell table:style-name="ce4" office:value-type="float" office:value="0.15" calcext:value-type="float" table:number-columns-spanned="1" table:number-rows-spanned="3">
            <text:p>0.1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table:formula="of:=[.B12]/([.B12]+[.E12])*100" office:value-type="float" office:value="100" calcext:value-type="float">
            <text:p>100</text:p>
          </table:table-cell>
          <table:table-cell table:style-name="ce2" table:formula="of:=[.C12]/([.C12]+[.D12])*100" office:value-type="float" office:value="1.61943319838057" calcext:value-type="float">
            <text:p>1.61943319838057</text:p>
          </table:table-cell>
          <table:table-cell table:style-name="ce2" table:formula="of:=([.B12]+[.D12])/SUM([.B12:.E12])*100" office:value-type="float" office:value="98.6440677966102" calcext:value-type="float">
            <text:p>98.644067796610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.1386" calcext:value-type="float">
            <text:p>0.1386</text:p>
          </table:table-cell>
          <table:table-cell table:style-name="ce2" table:formula="of:=[.J12]/([.J12]+[.M12])*100" office:value-type="float" office:value="20" calcext:value-type="float">
            <text:p>20</text:p>
          </table:table-cell>
          <table:table-cell table:style-name="ce2" table:formula="of:=[.K12]/([.K12]+[.L12])*100" office:value-type="float" office:value="22.6923076923077" calcext:value-type="float">
            <text:p>22.6923076923077</text:p>
          </table:table-cell>
          <table:table-cell table:style-name="ce2" table:formula="of:=([.J12]+[.L12])/SUM([.J12:.M12])*100" office:value-type="float" office:value="70.5084745762712" calcext:value-type="float">
            <text:p>70.5084745762712</text:p>
          </table:table-cell>
          <table:table-cell table:number-columns-repeated="1007"/>
        </table:table-row>
        <table:table-row table:style-name="ro2">
          <table:covered-table-cell table:style-name="ce13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565" calcext:value-type="float">
            <text:p>0.9565</text:p>
          </table:table-cell>
          <table:table-cell table:style-name="ce2" table:formula="of:=[.B13]/([.B13]+[.E13])*100" office:value-type="float" office:value="100" calcext:value-type="float">
            <text:p>100</text:p>
          </table:table-cell>
          <table:table-cell table:style-name="ce2" table:formula="of:=[.C13]/([.C13]+[.D13])*100" office:value-type="float" office:value="1.59362549800797" calcext:value-type="float">
            <text:p>1.59362549800797</text:p>
          </table:table-cell>
          <table:table-cell table:style-name="ce2" table:formula="of:=([.B13]+[.D13])/SUM([.B13:.E13])*100" office:value-type="float" office:value="98.6440677966102" calcext:value-type="float">
            <text:p>98.644067796610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1887" calcext:value-type="float">
            <text:p>0.1887</text:p>
          </table:table-cell>
          <table:table-cell table:style-name="ce2" table:formula="of:=[.J13]/([.J13]+[.M13])*100" office:value-type="float" office:value="25" calcext:value-type="float">
            <text:p>25</text:p>
          </table:table-cell>
          <table:table-cell table:style-name="ce2" table:formula="of:=[.K13]/([.K13]+[.L13])*100" office:value-type="float" office:value="21.9607843137255" calcext:value-type="float">
            <text:p>21.9607843137255</text:p>
          </table:table-cell>
          <table:table-cell table:style-name="ce2" table:formula="of:=([.J13]+[.L13])/SUM([.J13:.M13])*100" office:value-type="float" office:value="70.8474576271186" calcext:value-type="float">
            <text:p>70.8474576271186</text:p>
          </table:table-cell>
          <table:table-cell table:number-columns-repeated="1007"/>
        </table:table-row>
        <table:table-row table:style-name="ro2">
          <table:covered-table-cell table:style-name="ce13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608" calcext:value-type="float">
            <text:p>0.9608</text:p>
          </table:table-cell>
          <table:table-cell table:style-name="ce2" table:formula="of:=[.B14]/([.B14]+[.E14])*100" office:value-type="float" office:value="100" calcext:value-type="float">
            <text:p>100</text:p>
          </table:table-cell>
          <table:table-cell table:style-name="ce2" table:formula="of:=[.C14]/([.C14]+[.D14])*100" office:value-type="float" office:value="1.6260162601626" calcext:value-type="float">
            <text:p>1.6260162601626</text:p>
          </table:table-cell>
          <table:table-cell table:style-name="ce2" table:formula="of:=([.B14]+[.D14])/SUM([.B14:.E14])*100" office:value-type="float" office:value="98.6440677966102" calcext:value-type="float">
            <text:p>98.644067796610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0.1982" calcext:value-type="float">
            <text:p>0.1982</text:p>
          </table:table-cell>
          <table:table-cell table:style-name="ce2" table:formula="of:=[.J14]/([.J14]+[.M14])*100" office:value-type="float" office:value="24.4444444444444" calcext:value-type="float">
            <text:p>24.4444444444444</text:p>
          </table:table-cell>
          <table:table-cell table:style-name="ce2" table:formula="of:=[.K14]/([.K14]+[.L14])*100" office:value-type="float" office:value="22" calcext:value-type="float">
            <text:p>22</text:p>
          </table:table-cell>
          <table:table-cell table:style-name="ce2" table:formula="of:=([.J14]+[.L14])/SUM([.J14:.M14])*100" office:value-type="float" office:value="69.8305084745763" calcext:value-type="float">
            <text:p>69.8305084745763</text:p>
          </table:table-cell>
          <table:table-cell table:number-columns-repeated="1007"/>
        </table:table-row>
        <table:table-row table:style-name="ro2">
          <table:table-cell table:style-name="ce13"/>
          <table:table-cell table:style-name="ce2" table:number-columns-repeated="4"/>
          <table:table-cell table:style-name="ce9" table:formula="of:=AVERAGE([.F12:.F14])" office:value-type="float" office:value="0.9591" calcext:value-type="float">
            <text:p>0.9591</text:p>
          </table:table-cell>
          <table:table-cell table:style-name="ce10" table:formula="of:=AVERAGE([.G12:.G14])" office:value-type="float" office:value="100" calcext:value-type="float">
            <text:p>100</text:p>
          </table:table-cell>
          <table:table-cell table:style-name="ce10" table:formula="of:=AVERAGE([.H12:.H14])" office:value-type="float" office:value="1.61302498551705" calcext:value-type="float">
            <text:p>1.61302498551705</text:p>
          </table:table-cell>
          <table:table-cell table:style-name="ce10" table:formula="of:=AVERAGE([.I12:.I14])" office:value-type="float" office:value="98.6440677966102" calcext:value-type="float">
            <text:p>98.6440677966102</text:p>
          </table:table-cell>
          <table:table-cell table:style-name="ce2" table:number-columns-repeated="4"/>
          <table:table-cell table:style-name="ce9" table:formula="of:=AVERAGE([.N12:.N14])" office:value-type="float" office:value="0.175166666666667" calcext:value-type="float">
            <text:p>0.175166666666667</text:p>
          </table:table-cell>
          <table:table-cell table:style-name="ce10" table:formula="of:=AVERAGE([.O12:.O14])" office:value-type="float" office:value="23.1481481481481" calcext:value-type="float">
            <text:p>23.1481481481481</text:p>
          </table:table-cell>
          <table:table-cell table:style-name="ce10" table:formula="of:=AVERAGE([.P12:.P14])" office:value-type="float" office:value="22.2176973353444" calcext:value-type="float">
            <text:p>22.2176973353444</text:p>
          </table:table-cell>
          <table:table-cell table:style-name="ce10" table:formula="of:=AVERAGE([.Q12:.Q14])" office:value-type="float" office:value="70.3954802259887" calcext:value-type="float">
            <text:p>70.3954802259887</text:p>
          </table:table-cell>
          <table:table-cell table:number-columns-repeated="1007"/>
        </table:table-row>
        <table:table-row table:style-name="ro2">
          <table:table-cell table:style-name="ce4" office:value-type="float" office:value="0.2" calcext:value-type="float" table:number-columns-spanned="1" table:number-rows-spanned="3">
            <text:p>0.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381" calcext:value-type="float">
            <text:p>0.9381</text:p>
          </table:table-cell>
          <table:table-cell table:style-name="ce2" table:formula="of:=[.B16]/([.B16]+[.E16])*100" office:value-type="float" office:value="100" calcext:value-type="float">
            <text:p>100</text:p>
          </table:table-cell>
          <table:table-cell table:style-name="ce2" table:formula="of:=[.C16]/([.C16]+[.D16])*100" office:value-type="float" office:value="2.89256198347107" calcext:value-type="float">
            <text:p>2.89256198347107</text:p>
          </table:table-cell>
          <table:table-cell table:style-name="ce2" table:formula="of:=([.B16]+[.D16])/SUM([.B16:.E16])*100" office:value-type="float" office:value="97.6271186440678" calcext:value-type="float">
            <text:p>97.627118644067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.0274" calcext:value-type="float">
            <text:p>0.0274</text:p>
          </table:table-cell>
          <table:table-cell table:style-name="ce2" table:formula="of:=[.J16]/([.J16]+[.M16])*100" office:value-type="float" office:value="31.25" calcext:value-type="float">
            <text:p>31.25</text:p>
          </table:table-cell>
          <table:table-cell table:style-name="ce2" table:formula="of:=[.K16]/([.K16]+[.L16])*100" office:value-type="float" office:value="26.8398268398268" calcext:value-type="float">
            <text:p>26.8398268398268</text:p>
          </table:table-cell>
          <table:table-cell table:style-name="ce2" table:formula="of:=([.J16]+[.L16])/SUM([.J16:.M16])*100" office:value-type="float" office:value="64.0677966101695" calcext:value-type="float">
            <text:p>64.0677966101695</text:p>
          </table:table-cell>
          <table:table-cell table:number-columns-repeated="1007"/>
        </table:table-row>
        <table:table-row table:style-name="ro2">
          <table:covered-table-cell table:style-name="ce13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759" calcext:value-type="float">
            <text:p>0.8759</text:p>
          </table:table-cell>
          <table:table-cell table:style-name="ce2" table:formula="of:=[.B17]/([.B17]+[.E17])*100" office:value-type="float" office:value="100" calcext:value-type="float">
            <text:p>100</text:p>
          </table:table-cell>
          <table:table-cell table:style-name="ce2" table:formula="of:=[.C17]/([.C17]+[.D17])*100" office:value-type="float" office:value="7.23404255319149" calcext:value-type="float">
            <text:p>7.23404255319149</text:p>
          </table:table-cell>
          <table:table-cell table:style-name="ce2" table:formula="of:=([.B17]+[.D17])/SUM([.B17:.E17])*100" office:value-type="float" office:value="94.2372881355932" calcext:value-type="float">
            <text:p>94.237288135593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.1752" calcext:value-type="float">
            <text:p>0.1752</text:p>
          </table:table-cell>
          <table:table-cell table:style-name="ce2" table:formula="of:=[.J17]/([.J17]+[.M17])*100" office:value-type="float" office:value="21.8181818181818" calcext:value-type="float">
            <text:p>21.8181818181818</text:p>
          </table:table-cell>
          <table:table-cell table:style-name="ce2" table:formula="of:=[.K17]/([.K17]+[.L17])*100" office:value-type="float" office:value="29.1666666666667" calcext:value-type="float">
            <text:p>29.1666666666667</text:p>
          </table:table-cell>
          <table:table-cell table:style-name="ce2" table:formula="of:=([.J17]+[.L17])/SUM([.J17:.M17])*100" office:value-type="float" office:value="61.6949152542373" calcext:value-type="float">
            <text:p>61.6949152542373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495" calcext:value-type="float">
            <text:p>0.9495</text:p>
          </table:table-cell>
          <table:table-cell table:style-name="ce2" table:formula="of:=[.B18]/([.B18]+[.E18])*100" office:value-type="float" office:value="100" calcext:value-type="float">
            <text:p>100</text:p>
          </table:table-cell>
          <table:table-cell table:style-name="ce2" table:formula="of:=[.C18]/([.C18]+[.D18])*100" office:value-type="float" office:value="2.01612903225806" calcext:value-type="float">
            <text:p>2.01612903225806</text:p>
          </table:table-cell>
          <table:table-cell table:style-name="ce2" table:formula="of:=([.B18]+[.D18])/SUM([.B18:.E18])*100" office:value-type="float" office:value="98.3050847457627" calcext:value-type="float">
            <text:p>98.305084745762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0.2416" calcext:value-type="float">
            <text:p>0.2416</text:p>
          </table:table-cell>
          <table:table-cell table:style-name="ce2" table:formula="of:=[.J18]/([.J18]+[.M18])*100" office:value-type="float" office:value="26.865671641791" calcext:value-type="float">
            <text:p>26.865671641791</text:p>
          </table:table-cell>
          <table:table-cell table:style-name="ce2" table:formula="of:=[.K18]/([.K18]+[.L18])*100" office:value-type="float" office:value="28.0701754385965" calcext:value-type="float">
            <text:p>28.0701754385965</text:p>
          </table:table-cell>
          <table:table-cell table:style-name="ce2" table:formula="of:=([.J18]+[.L18])/SUM([.J18:.M18])*100" office:value-type="float" office:value="61.6949152542373" calcext:value-type="float">
            <text:p>61.6949152542373</text:p>
          </table:table-cell>
          <table:table-cell table:number-columns-repeated="1007"/>
        </table:table-row>
        <table:table-row table:style-name="ro2">
          <table:table-cell table:style-name="ce2" table:number-columns-repeated="5"/>
          <table:table-cell table:style-name="ce9" table:formula="of:=AVERAGE([.F16:.F18])" office:value-type="float" office:value="0.921166666666667" calcext:value-type="float">
            <text:p>0.921166666666667</text:p>
          </table:table-cell>
          <table:table-cell table:style-name="ce10" table:formula="of:=AVERAGE([.G16:.G18])" office:value-type="float" office:value="100" calcext:value-type="float">
            <text:p>100</text:p>
          </table:table-cell>
          <table:table-cell table:style-name="ce10" table:formula="of:=AVERAGE([.H16:.H18])" office:value-type="float" office:value="4.04757785630688" calcext:value-type="float">
            <text:p>4.04757785630688</text:p>
          </table:table-cell>
          <table:table-cell table:style-name="ce10" table:formula="of:=AVERAGE([.I16:.I18])" office:value-type="float" office:value="96.7231638418079" calcext:value-type="float">
            <text:p>96.7231638418079</text:p>
          </table:table-cell>
          <table:table-cell table:style-name="ce2" table:number-columns-repeated="4"/>
          <table:table-cell table:style-name="ce9" table:formula="of:=AVERAGE([.N16:.N18])" office:value-type="float" office:value="0.148066666666667" calcext:value-type="float">
            <text:p>0.148066666666667</text:p>
          </table:table-cell>
          <table:table-cell table:style-name="ce10" table:formula="of:=AVERAGE([.O16:.O18])" office:value-type="float" office:value="26.644617819991" calcext:value-type="float">
            <text:p>26.644617819991</text:p>
          </table:table-cell>
          <table:table-cell table:style-name="ce10" table:formula="of:=AVERAGE([.P16:.P18])" office:value-type="float" office:value="28.02555631503" calcext:value-type="float">
            <text:p>28.02555631503</text:p>
          </table:table-cell>
          <table:table-cell table:style-name="ce10" table:formula="of:=AVERAGE([.Q16:.Q18])" office:value-type="float" office:value="62.4858757062147" calcext:value-type="float">
            <text:p>62.4858757062147</text:p>
          </table:table-cell>
          <table:table-cell table:number-columns-repeated="1007"/>
        </table:table-row>
        <table:table-row table:style-name="ro2">
          <table:table-cell table:style-name="ce4" office:value-type="float" office:value="0.25" calcext:value-type="float" table:number-columns-spanned="1" table:number-rows-spanned="3">
            <text:p>0.2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615" calcext:value-type="float">
            <text:p>0.9615</text:p>
          </table:table-cell>
          <table:table-cell table:style-name="ce2" table:formula="of:=[.B20]/([.B20]+[.E20])*100" office:value-type="float" office:value="100" calcext:value-type="float">
            <text:p>100</text:p>
          </table:table-cell>
          <table:table-cell table:style-name="ce2" table:formula="of:=[.C20]/([.C20]+[.D20])*100" office:value-type="float" office:value="2.72727272727273" calcext:value-type="float">
            <text:p>2.72727272727273</text:p>
          </table:table-cell>
          <table:table-cell table:style-name="ce2" table:formula="of:=([.B20]+[.D20])/SUM([.B20:.E20])*100" office:value-type="float" office:value="97.9661016949153" calcext:value-type="float">
            <text:p>97.966101694915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0.1879" calcext:value-type="float">
            <text:p>0.1879</text:p>
          </table:table-cell>
          <table:table-cell table:style-name="ce2" table:formula="of:=[.J20]/([.J20]+[.M20])*100" office:value-type="float" office:value="22.2222222222222" calcext:value-type="float">
            <text:p>22.2222222222222</text:p>
          </table:table-cell>
          <table:table-cell table:style-name="ce2" table:formula="of:=[.K20]/([.K20]+[.L20])*100" office:value-type="float" office:value="31.0344827586207" calcext:value-type="float">
            <text:p>31.0344827586207</text:p>
          </table:table-cell>
          <table:table-cell table:style-name="ce2" table:formula="of:=([.J20]+[.L20])/SUM([.J20:.M20])*100" office:value-type="float" office:value="58.9830508474576" calcext:value-type="float">
            <text:p>58.9830508474576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7447" calcext:value-type="float">
            <text:p>0.7447</text:p>
          </table:table-cell>
          <table:table-cell table:style-name="ce2" table:formula="of:=[.B21]/([.B21]+[.E21])*100" office:value-type="float" office:value="100" calcext:value-type="float">
            <text:p>100</text:p>
          </table:table-cell>
          <table:table-cell table:style-name="ce2" table:formula="of:=[.C21]/([.C21]+[.D21])*100" office:value-type="float" office:value="21.3333333333333" calcext:value-type="float">
            <text:p>21.3333333333333</text:p>
          </table:table-cell>
          <table:table-cell table:style-name="ce2" table:formula="of:=([.B21]+[.D21])/SUM([.B21:.E21])*100" office:value-type="float" office:value="83.728813559322" calcext:value-type="float">
            <text:p>83.7288135593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.284" calcext:value-type="float">
            <text:p>0.284</text:p>
          </table:table-cell>
          <table:table-cell table:style-name="ce2" table:formula="of:=[.J21]/([.J21]+[.M21])*100" office:value-type="float" office:value="30.2631578947368" calcext:value-type="float">
            <text:p>30.2631578947368</text:p>
          </table:table-cell>
          <table:table-cell table:style-name="ce2" table:formula="of:=[.K21]/([.K21]+[.L21])*100" office:value-type="float" office:value="28.7671232876712" calcext:value-type="float">
            <text:p>28.7671232876712</text:p>
          </table:table-cell>
          <table:table-cell table:style-name="ce2" table:formula="of:=([.J21]+[.L21])/SUM([.J21:.M21])*100" office:value-type="float" office:value="60.6779661016949" calcext:value-type="float">
            <text:p>60.6779661016949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2" office:value-type="float" office:value="83" calcext:value-type="float">
            <text:p>8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651" calcext:value-type="float">
            <text:p>0.9651</text:p>
          </table:table-cell>
          <table:table-cell table:style-name="ce2" table:formula="of:=[.B22]/([.B22]+[.E22])*100" office:value-type="float" office:value="100" calcext:value-type="float">
            <text:p>100</text:p>
          </table:table-cell>
          <table:table-cell table:style-name="ce2" table:formula="of:=[.C22]/([.C22]+[.D22])*100" office:value-type="float" office:value="2.83018867924528" calcext:value-type="float">
            <text:p>2.83018867924528</text:p>
          </table:table-cell>
          <table:table-cell table:style-name="ce2" table:formula="of:=([.B22]+[.D22])/SUM([.B22:.E22])*100" office:value-type="float" office:value="97.9661016949153" calcext:value-type="float">
            <text:p>97.966101694915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0.2614" calcext:value-type="float">
            <text:p>0.2614</text:p>
          </table:table-cell>
          <table:table-cell table:style-name="ce2" table:formula="of:=[.J22]/([.J22]+[.M22])*100" office:value-type="float" office:value="29.8507462686567" calcext:value-type="float">
            <text:p>29.8507462686567</text:p>
          </table:table-cell>
          <table:table-cell table:style-name="ce2" table:formula="of:=[.K22]/([.K22]+[.L22])*100" office:value-type="float" office:value="28.9473684210526" calcext:value-type="float">
            <text:p>28.9473684210526</text:p>
          </table:table-cell>
          <table:table-cell table:style-name="ce2" table:formula="of:=([.J22]+[.L22])/SUM([.J22:.M22])*100" office:value-type="float" office:value="61.6949152542373" calcext:value-type="float">
            <text:p>61.6949152542373</text:p>
          </table:table-cell>
          <table:table-cell table:number-columns-repeated="1007"/>
        </table:table-row>
        <table:table-row table:style-name="ro2">
          <table:table-cell table:style-name="ce2" table:number-columns-repeated="5"/>
          <table:table-cell table:style-name="ce9" table:formula="of:=AVERAGE([.F20:.F22])" office:value-type="float" office:value="0.890433333333333" calcext:value-type="float">
            <text:p>0.890433333333333</text:p>
          </table:table-cell>
          <table:table-cell table:style-name="ce10" table:formula="of:=AVERAGE([.G20:.G22])" office:value-type="float" office:value="100" calcext:value-type="float">
            <text:p>100</text:p>
          </table:table-cell>
          <table:table-cell table:style-name="ce10" table:formula="of:=AVERAGE([.H20:.H22])" office:value-type="float" office:value="8.96359824661712" calcext:value-type="float">
            <text:p>8.96359824661712</text:p>
          </table:table-cell>
          <table:table-cell table:style-name="ce10" table:formula="of:=AVERAGE([.I20:.I22])" office:value-type="float" office:value="93.2203389830509" calcext:value-type="float">
            <text:p>93.2203389830509</text:p>
          </table:table-cell>
          <table:table-cell table:style-name="ce2" table:number-columns-repeated="4"/>
          <table:table-cell table:style-name="ce9" table:formula="of:=AVERAGE([.N20:.N22])" office:value-type="float" office:value="0.244433333333333" calcext:value-type="float">
            <text:p>0.244433333333333</text:p>
          </table:table-cell>
          <table:table-cell table:style-name="ce10" table:formula="of:=AVERAGE([.O20:.O22])" office:value-type="float" office:value="27.4453754618719" calcext:value-type="float">
            <text:p>27.4453754618719</text:p>
          </table:table-cell>
          <table:table-cell table:style-name="ce10" table:formula="of:=AVERAGE([.P20:.P22])" office:value-type="float" office:value="29.5829914891149" calcext:value-type="float">
            <text:p>29.5829914891149</text:p>
          </table:table-cell>
          <table:table-cell table:style-name="ce10" table:formula="of:=AVERAGE([.Q20:.Q22])" office:value-type="float" office:value="60.45197740113" calcext:value-type="float">
            <text:p>60.45197740113</text:p>
          </table:table-cell>
          <table:table-cell table:number-columns-repeated="1007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style-name="ce1" office:value-type="string" calcext:value-type="string" table:number-columns-spanned="14" table:number-rows-spanned="1">
            <text:p>2<text:span text:style-name="T1">nd</text:span> Order Histogram</text:p>
          </table:table-cell>
          <table:covered-table-cell table:number-columns-repeated="13" table:style-name="ce2"/>
          <table:table-cell table:number-columns-repeated="1010"/>
        </table:table-row>
        <table:table-row table:style-name="ro2">
          <table:table-cell table:style-name="ce2"/>
          <table:table-cell table:style-name="ce7" office:value-type="string" calcext:value-type="string" table:number-columns-spanned="5" table:number-rows-spanned="1">
            <text:p>Centralized</text:p>
          </table:table-cell>
          <table:covered-table-cell table:number-columns-repeated="4" table:style-name="ce16"/>
          <table:table-cell table:style-name="ce16" table:number-columns-repeated="3"/>
          <table:table-cell table:style-name="ce7" office:value-type="string" calcext:value-type="string" table:number-columns-spanned="5" table:number-rows-spanned="1">
            <text:p>Equalized</text:p>
          </table:table-cell>
          <table:covered-table-cell table:number-columns-repeated="4" table:style-name="ce16"/>
          <table:table-cell table:number-columns-repeated="1010"/>
        </table:table-row>
        <table:table-row table:style-name="ro2">
          <table:table-cell table:style-name="ce3" office:value-type="string" calcext:value-type="string">
            <text:p>α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TP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1</text:p>
          </table:table-cell>
          <table:table-cell table:number-columns-repeated="1010"/>
        </table:table-row>
        <table:table-row table:style-name="ro2">
          <table:table-cell table:style-name="ce4" office:value-type="float" office:value="0.05" calcext:value-type="float" table:number-columns-spanned="1" table:number-rows-spanned="3">
            <text:p>0.05</text:p>
          </table:table-cell>
          <table:table-cell table:style-name="ce2" table:number-columns-repeated="13"/>
          <table:table-cell table:number-columns-repeated="1010"/>
        </table:table-row>
        <table:table-row table:style-name="ro2">
          <table:covered-table-cell table:style-name="ce13"/>
          <table:table-cell table:style-name="ce2" table:number-columns-repeated="13"/>
          <table:table-cell table:number-columns-repeated="1010"/>
        </table:table-row>
        <table:table-row table:style-name="ro2">
          <table:covered-table-cell table:style-name="ce13"/>
          <table:table-cell table:style-name="ce2" table:number-columns-repeated="13"/>
          <table:table-cell table:number-columns-repeated="1010"/>
        </table:table-row>
        <table:table-row table:style-name="ro2">
          <table:table-cell table:style-name="ce4" office:value-type="float" office:value="0.1" calcext:value-type="float" table:number-columns-spanned="1" table:number-rows-spanned="3">
            <text:p>0.1</text:p>
          </table:table-cell>
          <table:table-cell table:style-name="ce2" table:number-columns-repeated="13"/>
          <table:table-cell table:number-columns-repeated="1010"/>
        </table:table-row>
        <table:table-row table:style-name="ro2">
          <table:covered-table-cell table:style-name="ce13"/>
          <table:table-cell table:style-name="ce2" table:number-columns-repeated="13"/>
          <table:table-cell table:number-columns-repeated="1010"/>
        </table:table-row>
        <table:table-row table:style-name="ro2">
          <table:covered-table-cell table:style-name="ce13"/>
          <table:table-cell table:style-name="ce2" table:number-columns-repeated="13"/>
          <table:table-cell table:number-columns-repeated="1010"/>
        </table:table-row>
        <table:table-row table:style-name="ro2">
          <table:table-cell table:style-name="ce4" office:value-type="float" office:value="0.15" calcext:value-type="float" table:number-columns-spanned="1" table:number-rows-spanned="3">
            <text:p>0.15</text:p>
          </table:table-cell>
          <table:table-cell table:style-name="ce2" table:number-columns-repeated="13"/>
          <table:table-cell table:number-columns-repeated="1010"/>
        </table:table-row>
        <table:table-row table:style-name="ro2">
          <table:covered-table-cell table:style-name="ce13"/>
          <table:table-cell table:style-name="ce2" table:number-columns-repeated="13"/>
          <table:table-cell table:number-columns-repeated="1010"/>
        </table:table-row>
        <table:table-row table:style-name="ro2">
          <table:covered-table-cell table:style-name="ce13"/>
          <table:table-cell table:style-name="ce2" table:number-columns-repeated="8"/>
          <table:table-cell table:style-name="Default" table:number-columns-repeated="4"/>
          <table:table-cell table:style-name="ce2"/>
          <table:table-cell table:number-columns-repeated="1010"/>
        </table:table-row>
        <table:table-row table:style-name="ro2">
          <table:table-cell table:style-name="ce4" office:value-type="float" office:value="0.2" calcext:value-type="float" table:number-columns-spanned="1" table:number-rows-spanned="3">
            <text:p>0.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table:formula="of:=[.B37]/([.B37]+[.E37])*100" office:value-type="float" office:value="88.5714285714286" calcext:value-type="float">
            <text:p>88.5714285714286</text:p>
          </table:table-cell>
          <table:table-cell table:style-name="ce2" table:formula="of:=[.C37]/([.C37]+[.D37])*100" office:value-type="float" office:value="7.55555555555556" calcext:value-type="float">
            <text:p>7.55555555555556</text:p>
          </table:table-cell>
          <table:table-cell table:style-name="ce2" table:formula="of:=([.B37]+[.D37])/SUM([.B37:.E37])*100" office:value-type="float" office:value="91.5254237288136" calcext:value-type="float">
            <text:p>91.525423728813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2" table:formula="of:=[.J37]/([.J37]+[.M37])*100" office:value-type="float" office:value="83.3333333333333" calcext:value-type="float">
            <text:p>83.3333333333333</text:p>
          </table:table-cell>
          <table:table-cell table:style-name="ce2" table:formula="of:=[.K37]/([.K37]+[.L37])*100" office:value-type="float" office:value="12.2270742358079" calcext:value-type="float">
            <text:p>12.2270742358079</text:p>
          </table:table-cell>
          <table:table-cell table:style-name="ce2" table:formula="of:=([.J37]+[.L37])/SUM([.J37:.M37])*100" office:value-type="float" office:value="86.7796610169492" calcext:value-type="float">
            <text:p>86.7796610169492</text:p>
          </table:table-cell>
          <table:table-cell table:number-columns-repeated="1007"/>
        </table:table-row>
        <table:table-row table:style-name="ro2">
          <table:covered-table-cell table:style-name="ce13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table:formula="of:=[.B38]/([.B38]+[.E38])*100" office:value-type="float" office:value="84.7457627118644" calcext:value-type="float">
            <text:p>84.7457627118644</text:p>
          </table:table-cell>
          <table:table-cell table:style-name="ce2" table:formula="of:=[.C38]/([.C38]+[.D38])*100" office:value-type="float" office:value="6.35593220338983" calcext:value-type="float">
            <text:p>6.35593220338983</text:p>
          </table:table-cell>
          <table:table-cell table:style-name="ce2" table:formula="of:=([.B38]+[.D38])/SUM([.B38:.E38])*100" office:value-type="float" office:value="91.864406779661" calcext:value-type="float">
            <text:p>91.86440677966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table:formula="of:=[.J38]/([.J38]+[.M38])*100" office:value-type="float" office:value="79.6610169491525" calcext:value-type="float">
            <text:p>79.6610169491525</text:p>
          </table:table-cell>
          <table:table-cell table:style-name="ce2" table:formula="of:=[.K38]/([.K38]+[.L38])*100" office:value-type="float" office:value="16.5254237288136" calcext:value-type="float">
            <text:p>16.5254237288136</text:p>
          </table:table-cell>
          <table:table-cell table:style-name="ce2" table:formula="of:=([.J38]+[.L38])/SUM([.J38:.M38])*100" office:value-type="float" office:value="82.7118644067797" calcext:value-type="float">
            <text:p>82.7118644067797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table:formula="of:=[.B39]/([.B39]+[.E39])*100" office:value-type="float" office:value="90.7407407407407" calcext:value-type="float">
            <text:p>90.7407407407407</text:p>
          </table:table-cell>
          <table:table-cell table:style-name="ce2" table:formula="of:=[.C39]/([.C39]+[.D39])*100" office:value-type="float" office:value="9.12863070539419" calcext:value-type="float">
            <text:p>9.12863070539419</text:p>
          </table:table-cell>
          <table:table-cell table:style-name="ce2" table:formula="of:=([.B39]+[.D39])/SUM([.B39:.E39])*100" office:value-type="float" office:value="90.8474576271187" calcext:value-type="float">
            <text:p>90.8474576271187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table:formula="of:=[.J39]/([.J39]+[.M39])*100" office:value-type="float" office:value="88.6792452830189" calcext:value-type="float">
            <text:p>88.6792452830189</text:p>
          </table:table-cell>
          <table:table-cell table:style-name="ce2" table:formula="of:=[.K39]/([.K39]+[.L39])*100" office:value-type="float" office:value="18.5950413223141" calcext:value-type="float">
            <text:p>18.5950413223141</text:p>
          </table:table-cell>
          <table:table-cell table:style-name="ce2" table:formula="of:=([.J39]+[.L39])/SUM([.J39:.M39])*100" office:value-type="float" office:value="82.7118644067797" calcext:value-type="float">
            <text:p>82.7118644067797</text:p>
          </table:table-cell>
          <table:table-cell table:number-columns-repeated="1007"/>
        </table:table-row>
        <table:table-row table:style-name="ro2">
          <table:table-cell table:style-name="ce4" office:value-type="float" office:value="0.25" calcext:value-type="float" table:number-columns-spanned="1" table:number-rows-spanned="3">
            <text:p>0.25</text:p>
          </table:table-cell>
          <table:table-cell table:style-name="ce2" table:number-columns-repeated="5"/>
          <table:table-cell table:style-name="ce10" table:formula="of:=AVERAGE([.G37:.G39])" office:value-type="float" office:value="88.0193106746779" calcext:value-type="float">
            <text:p>88.0193106746779</text:p>
          </table:table-cell>
          <table:table-cell table:style-name="ce10" table:formula="of:=AVERAGE([.H37:.H39])" office:value-type="float" office:value="7.68003948811319" calcext:value-type="float">
            <text:p>7.68003948811319</text:p>
          </table:table-cell>
          <table:table-cell table:style-name="ce10" table:formula="of:=AVERAGE([.I37:.I39])" office:value-type="float" office:value="91.4124293785311" calcext:value-type="float">
            <text:p>91.4124293785311</text:p>
          </table:table-cell>
          <table:table-cell table:style-name="ce2" table:number-columns-repeated="5"/>
          <table:table-cell table:style-name="ce2" table:formula="of:=AVERAGE([.O37:.O39])" office:value-type="float" office:value="83.8911985218349" calcext:value-type="float">
            <text:p>83.8911985218349</text:p>
          </table:table-cell>
          <table:table-cell table:style-name="ce2" table:formula="of:=AVERAGE([.P37:.P39])" office:value-type="float" office:value="15.7825130956452" calcext:value-type="float">
            <text:p>15.7825130956452</text:p>
          </table:table-cell>
          <table:table-cell table:style-name="ce2" table:formula="of:=AVERAGE([.Q37:.Q39])" office:value-type="float" office:value="84.0677966101695" calcext:value-type="float">
            <text:p>84.0677966101695</text:p>
          </table:table-cell>
          <table:table-cell table:number-columns-repeated="1007"/>
        </table:table-row>
        <table:table-row table:style-name="ro2">
          <table:covered-table-cell table:style-name="ce2"/>
          <table:table-cell table:style-name="ce2" table:number-columns-repeated="13"/>
          <table:table-cell table:number-columns-repeated="1010"/>
        </table:table-row>
        <table:table-row table:style-name="ro2">
          <table:covered-table-cell table:style-name="ce2"/>
          <table:table-cell table:style-name="ce2" table:number-columns-repeated="13"/>
          <table:table-cell table:number-columns-repeated="1010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C" table:style-name="ta1">
        <table:table-column table:style-name="co1" table:number-columns-repeated="1024" table:default-cell-style-name="ce6"/>
        <table:table-row table:style-name="ro2">
          <table:table-cell table:style-name="ce11" office:value-type="string" calcext:value-type="string" table:number-columns-spanned="7" table:number-rows-spanned="1">
            <text:p>Centralized ROC</text:p>
          </table:table-cell>
          <table:covered-table-cell table:number-columns-repeated="6" table:style-name="ce2"/>
          <table:table-cell/>
          <table:table-cell table:style-name="ce11" office:value-type="string" calcext:value-type="string" table:number-columns-spanned="7" table:number-rows-spanned="1">
            <text:p>Equalized ROC</text:p>
          </table:table-cell>
          <table:covered-table-cell table:number-columns-repeated="6" table:style-name="ce2"/>
          <table:table-cell table:number-columns-repeated="1009"/>
        </table:table-row>
        <table:table-row table:style-name="ro2">
          <table:table-cell table:style-name="ce3" office:value-type="string" calcext:value-type="string">
            <text:p>α=0.15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TPR</text:p>
          </table:table-cell>
          <table:table-cell table:style-name="ce2" office:value-type="string" calcext:value-type="string">
            <text:p>FPR</text:p>
          </table:table-cell>
          <table:table-cell/>
          <table:table-cell table:style-name="ce3" office:value-type="string" calcext:value-type="string">
            <text:p>α=0.15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TPR</text:p>
          </table:table-cell>
          <table:table-cell table:style-name="ce2" office:value-type="string" calcext:value-type="string">
            <text:p>FPR</text:p>
          </table:table-cell>
          <table:table-cell table:number-columns-repeated="1009"/>
        </table:table-row>
        <table:table-row table:style-name="ro2">
          <table:table-cell table:style-name="ce4" office:value-type="float" office:value="0.01" calcext:value-type="float" table:number-columns-spanned="1" table:number-rows-spanned="3">
            <text:p>0.0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3]/([.B3]+[.E3])" office:value-type="float" office:value="1" calcext:value-type="float">
            <text:p>1</text:p>
          </table:table-cell>
          <table:table-cell table:style-name="ce2" table:formula="of:=[.C3]/([.C3]+[.D3])" office:value-type="float" office:value="0.0796812749003984" calcext:value-type="float">
            <text:p>0.079681274900398</text:p>
          </table:table-cell>
          <table:table-cell/>
          <table:table-cell table:style-name="ce4" office:value-type="float" office:value="0.01" calcext:value-type="float" table:number-columns-spanned="1" table:number-rows-spanned="3">
            <text:p>0.01</text:p>
          </table:table-cell>
          <table:table-cell table:style-name="ce2" table:number-columns-repeated="4"/>
          <table:table-cell table:style-name="ce2" table:formula="of:=[.J3]/([.J3]+[.M3])" office:value-type="string" office:string-value="" calcext:value-type="error">
            <text:p>#DIV/0!</text:p>
          </table:table-cell>
          <table:table-cell table:style-name="ce2" table:formula="of:=[.K3]/([.K3]+[.L3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4]/([.B4]+[.E4])" office:value-type="float" office:value="1" calcext:value-type="float">
            <text:p>1</text:p>
          </table:table-cell>
          <table:table-cell table:style-name="ce2" table:formula="of:=[.C4]/([.C4]+[.D4])" office:value-type="float" office:value="0.108" calcext:value-type="float">
            <text:p>0.108</text:p>
          </table:table-cell>
          <table:table-cell/>
          <table:covered-table-cell table:style-name="ce2"/>
          <table:table-cell table:style-name="ce2" table:number-columns-repeated="4"/>
          <table:table-cell table:style-name="ce2" table:formula="of:=[.J4]/([.J4]+[.M4])" office:value-type="string" office:string-value="" calcext:value-type="error">
            <text:p>#DIV/0!</text:p>
          </table:table-cell>
          <table:table-cell table:style-name="ce2" table:formula="of:=[.K4]/([.K4]+[.L4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5]/([.B5]+[.E5])" office:value-type="float" office:value="1" calcext:value-type="float">
            <text:p>1</text:p>
          </table:table-cell>
          <table:table-cell table:style-name="ce2" table:formula="of:=[.C5]/([.C5]+[.D5])" office:value-type="float" office:value="0.109803921568627" calcext:value-type="float">
            <text:p>0.109803921568627</text:p>
          </table:table-cell>
          <table:table-cell/>
          <table:covered-table-cell table:style-name="ce2"/>
          <table:table-cell table:style-name="ce2" table:number-columns-repeated="4"/>
          <table:table-cell table:style-name="ce2" table:formula="of:=[.J5]/([.J5]+[.M5])" office:value-type="string" office:string-value="" calcext:value-type="error">
            <text:p>#DIV/0!</text:p>
          </table:table-cell>
          <table:table-cell table:style-name="ce2" table:formula="of:=[.K5]/([.K5]+[.L5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2" table:number-columns-repeated="5"/>
          <table:table-cell table:style-name="ce9" table:formula="of:=AVERAGE([.F3:.F5])" office:value-type="float" office:value="1" calcext:value-type="float">
            <text:p>1</text:p>
          </table:table-cell>
          <table:table-cell table:style-name="ce9" table:formula="of:=AVERAGE([.G3:.G5])" office:value-type="float" office:value="0.0991617321563419" calcext:value-type="float">
            <text:p>0.099161732156342</text:p>
          </table:table-cell>
          <table:table-cell/>
          <table:table-cell table:style-name="ce2" table:number-columns-repeated="5"/>
          <table:table-cell table:style-name="ce9" table:formula="of:=AVERAGE([.N3:.N5])" office:value-type="string" office:string-value="" calcext:value-type="error">
            <text:p>#DIV/0!</text:p>
          </table:table-cell>
          <table:table-cell table:style-name="ce9" table:formula="of:=AVERAGE([.O3:.O5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4" office:value-type="float" office:value="0.02" calcext:value-type="float" table:number-columns-spanned="1" table:number-rows-spanned="3">
            <text:p>0.0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7]/([.B7]+[.E7])" office:value-type="float" office:value="1" calcext:value-type="float">
            <text:p>1</text:p>
          </table:table-cell>
          <table:table-cell table:style-name="ce2" table:formula="of:=[.C7]/([.C7]+[.D7])" office:value-type="float" office:value="0.0158730158730159" calcext:value-type="float">
            <text:p>0.015873015873016</text:p>
          </table:table-cell>
          <table:table-cell/>
          <table:table-cell table:style-name="ce4" office:value-type="float" office:value="0.02" calcext:value-type="float" table:number-columns-spanned="1" table:number-rows-spanned="3">
            <text:p>0.02</text:p>
          </table:table-cell>
          <table:table-cell table:style-name="ce2" table:number-columns-repeated="4"/>
          <table:table-cell table:style-name="ce2" table:formula="of:=[.J7]/([.J7]+[.M7])" office:value-type="string" office:string-value="" calcext:value-type="error">
            <text:p>#DIV/0!</text:p>
          </table:table-cell>
          <table:table-cell table:style-name="ce2" table:formula="of:=[.K7]/([.K7]+[.L7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8]/([.B8]+[.E8])" office:value-type="float" office:value="1" calcext:value-type="float">
            <text:p>1</text:p>
          </table:table-cell>
          <table:table-cell table:style-name="ce2" table:formula="of:=[.C8]/([.C8]+[.D8])" office:value-type="float" office:value="0.0200803212851406" calcext:value-type="float">
            <text:p>0.020080321285141</text:p>
          </table:table-cell>
          <table:table-cell/>
          <table:covered-table-cell table:style-name="ce2"/>
          <table:table-cell table:style-name="ce2" table:number-columns-repeated="4"/>
          <table:table-cell table:style-name="ce2" table:formula="of:=[.J8]/([.J8]+[.M8])" office:value-type="string" office:string-value="" calcext:value-type="error">
            <text:p>#DIV/0!</text:p>
          </table:table-cell>
          <table:table-cell table:style-name="ce2" table:formula="of:=[.K8]/([.K8]+[.L8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9]/([.B9]+[.E9])" office:value-type="float" office:value="1" calcext:value-type="float">
            <text:p>1</text:p>
          </table:table-cell>
          <table:table-cell table:style-name="ce2" table:formula="of:=[.C9]/([.C9]+[.D9])" office:value-type="float" office:value="0.0160642570281124" calcext:value-type="float">
            <text:p>0.016064257028113</text:p>
          </table:table-cell>
          <table:table-cell/>
          <table:covered-table-cell table:style-name="ce2"/>
          <table:table-cell table:style-name="ce2" table:number-columns-repeated="4"/>
          <table:table-cell table:style-name="ce2" table:formula="of:=[.J9]/([.J9]+[.M9])" office:value-type="string" office:string-value="" calcext:value-type="error">
            <text:p>#DIV/0!</text:p>
          </table:table-cell>
          <table:table-cell table:style-name="ce2" table:formula="of:=[.K9]/([.K9]+[.L9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2" table:number-columns-repeated="5"/>
          <table:table-cell table:style-name="ce9" table:formula="of:=AVERAGE([.F7:.F9])" office:value-type="float" office:value="1" calcext:value-type="float">
            <text:p>1</text:p>
          </table:table-cell>
          <table:table-cell table:style-name="ce9" table:formula="of:=AVERAGE([.G7:.G9])" office:value-type="float" office:value="0.0173391980620896" calcext:value-type="float">
            <text:p>0.01733919806209</text:p>
          </table:table-cell>
          <table:table-cell/>
          <table:table-cell table:style-name="ce2" table:number-columns-repeated="5"/>
          <table:table-cell table:style-name="ce9" table:formula="of:=AVERAGE([.N7:.N9])" office:value-type="string" office:string-value="" calcext:value-type="error">
            <text:p>#DIV/0!</text:p>
          </table:table-cell>
          <table:table-cell table:style-name="ce9" table:formula="of:=AVERAGE([.O7:.O9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4" office:value-type="float" office:value="0.03" calcext:value-type="float" table:number-columns-spanned="1" table:number-rows-spanned="3">
            <text:p>0.0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11]/([.B11]+[.E11])" office:value-type="float" office:value="1" calcext:value-type="float">
            <text:p>1</text:p>
          </table:table-cell>
          <table:table-cell table:style-name="ce2" table:formula="of:=[.C11]/([.C11]+[.D11])" office:value-type="float" office:value="0.00772200772200772" calcext:value-type="float">
            <text:p>0.007722007722008</text:p>
          </table:table-cell>
          <table:table-cell/>
          <table:table-cell table:style-name="ce4" office:value-type="float" office:value="0.03" calcext:value-type="float" table:number-columns-spanned="1" table:number-rows-spanned="3">
            <text:p>0.03</text:p>
          </table:table-cell>
          <table:table-cell table:style-name="ce2" table:number-columns-repeated="4"/>
          <table:table-cell table:style-name="ce2" table:formula="of:=[.J11]/([.J11]+[.M11])" office:value-type="string" office:string-value="" calcext:value-type="error">
            <text:p>#DIV/0!</text:p>
          </table:table-cell>
          <table:table-cell table:style-name="ce2" table:formula="of:=[.K11]/([.K11]+[.L11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2"/>
          <table:table-cell table:style-name="ce2" office:value-type="float" office:value="52" calcext:value-type="float">
            <text:p>5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12]/([.B12]+[.E12])" office:value-type="float" office:value="1" calcext:value-type="float">
            <text:p>1</text:p>
          </table:table-cell>
          <table:table-cell table:style-name="ce2" table:formula="of:=[.C12]/([.C12]+[.D12])" office:value-type="float" office:value="0.00823045267489712" calcext:value-type="float">
            <text:p>0.008230452674897</text:p>
          </table:table-cell>
          <table:table-cell/>
          <table:covered-table-cell table:style-name="ce2"/>
          <table:table-cell table:style-name="ce2" table:number-columns-repeated="4"/>
          <table:table-cell table:style-name="ce2" table:formula="of:=[.J12]/([.J12]+[.M12])" office:value-type="string" office:string-value="" calcext:value-type="error">
            <text:p>#DIV/0!</text:p>
          </table:table-cell>
          <table:table-cell table:style-name="ce2" table:formula="of:=[.K12]/([.K12]+[.L12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13]/([.B13]+[.E13])" office:value-type="float" office:value="1" calcext:value-type="float">
            <text:p>1</text:p>
          </table:table-cell>
          <table:table-cell table:style-name="ce2" table:formula="of:=[.C13]/([.C13]+[.D13])" office:value-type="float" office:value="0.00757575757575758" calcext:value-type="float">
            <text:p>0.007575757575758</text:p>
          </table:table-cell>
          <table:table-cell/>
          <table:covered-table-cell table:style-name="ce2"/>
          <table:table-cell table:style-name="ce2" table:number-columns-repeated="4"/>
          <table:table-cell table:style-name="ce2" table:formula="of:=[.J13]/([.J13]+[.M13])" office:value-type="string" office:string-value="" calcext:value-type="error">
            <text:p>#DIV/0!</text:p>
          </table:table-cell>
          <table:table-cell table:style-name="ce2" table:formula="of:=[.K13]/([.K13]+[.L13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2" table:number-columns-repeated="5"/>
          <table:table-cell table:style-name="ce9" table:formula="of:=AVERAGE([.F11:.F13])" office:value-type="float" office:value="1" calcext:value-type="float">
            <text:p>1</text:p>
          </table:table-cell>
          <table:table-cell table:style-name="ce9" table:formula="of:=AVERAGE([.G11:.G13])" office:value-type="float" office:value="0.00784273932422081" calcext:value-type="float">
            <text:p>0.007842739324221</text:p>
          </table:table-cell>
          <table:table-cell/>
          <table:table-cell table:style-name="ce2" table:number-columns-repeated="5"/>
          <table:table-cell table:style-name="ce9" table:formula="of:=AVERAGE([.N11:.N13])" office:value-type="string" office:string-value="" calcext:value-type="error">
            <text:p>#DIV/0!</text:p>
          </table:table-cell>
          <table:table-cell table:style-name="ce9" table:formula="of:=AVERAGE([.O11:.O13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4" office:value-type="float" office:value="0.04" calcext:value-type="float" table:number-columns-spanned="1" table:number-rows-spanned="3">
            <text:p>0.0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5]/([.B15]+[.E15])" office:value-type="float" office:value="0.974358974358974" calcext:value-type="float">
            <text:p>0.974358974358974</text:p>
          </table:table-cell>
          <table:table-cell table:style-name="ce2" table:formula="of:=[.C15]/([.C15]+[.D15])" office:value-type="float" office:value="0.00390625" calcext:value-type="float">
            <text:p>0.00390625</text:p>
          </table:table-cell>
          <table:table-cell/>
          <table:table-cell table:style-name="ce4" office:value-type="float" office:value="0.04" calcext:value-type="float" table:number-columns-spanned="1" table:number-rows-spanned="3">
            <text:p>0.04</text:p>
          </table:table-cell>
          <table:table-cell table:style-name="ce2" table:number-columns-repeated="4"/>
          <table:table-cell table:style-name="ce2" table:formula="of:=[.J15]/([.J15]+[.M15])" office:value-type="string" office:string-value="" calcext:value-type="error">
            <text:p>#DIV/0!</text:p>
          </table:table-cell>
          <table:table-cell table:style-name="ce2" table:formula="of:=[.K15]/([.K15]+[.L15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13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16]/([.B16]+[.E16])" office:value-type="float" office:value="0.936170212765957" calcext:value-type="float">
            <text:p>0.936170212765957</text:p>
          </table:table-cell>
          <table:table-cell table:style-name="ce2" table:formula="of:=[.C16]/([.C16]+[.D16])" office:value-type="float" office:value="0.00403225806451613" calcext:value-type="float">
            <text:p>0.004032258064516</text:p>
          </table:table-cell>
          <table:table-cell/>
          <table:covered-table-cell table:style-name="ce13"/>
          <table:table-cell table:style-name="ce2" table:number-columns-repeated="4"/>
          <table:table-cell table:style-name="ce2" table:formula="of:=[.J16]/([.J16]+[.M16])" office:value-type="string" office:string-value="" calcext:value-type="error">
            <text:p>#DIV/0!</text:p>
          </table:table-cell>
          <table:table-cell table:style-name="ce2" table:formula="of:=[.K16]/([.K16]+[.L16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2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7]/([.B17]+[.E17])" office:value-type="float" office:value="0.91304347826087" calcext:value-type="float">
            <text:p>0.91304347826087</text:p>
          </table:table-cell>
          <table:table-cell table:style-name="ce2" table:formula="of:=[.C17]/([.C17]+[.D17])" office:value-type="float" office:value="0.00803212851405622" calcext:value-type="float">
            <text:p>0.008032128514056</text:p>
          </table:table-cell>
          <table:table-cell/>
          <table:covered-table-cell table:style-name="ce2"/>
          <table:table-cell table:style-name="ce2" table:number-columns-repeated="4"/>
          <table:table-cell table:style-name="ce2" table:formula="of:=[.J17]/([.J17]+[.M17])" office:value-type="string" office:string-value="" calcext:value-type="error">
            <text:p>#DIV/0!</text:p>
          </table:table-cell>
          <table:table-cell table:style-name="ce2" table:formula="of:=[.K17]/([.K17]+[.L17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2" table:number-columns-repeated="5"/>
          <table:table-cell table:style-name="ce9" table:formula="of:=AVERAGE([.F15:.F17])" office:value-type="float" office:value="0.941190888461934" calcext:value-type="float">
            <text:p>0.941190888461934</text:p>
          </table:table-cell>
          <table:table-cell table:style-name="ce9" table:formula="of:=AVERAGE([.G15:.G17])" office:value-type="float" office:value="0.00532354552619078" calcext:value-type="float">
            <text:p>0.005323545526191</text:p>
          </table:table-cell>
          <table:table-cell/>
          <table:table-cell table:style-name="ce2" table:number-columns-repeated="5"/>
          <table:table-cell table:style-name="ce9" table:formula="of:=AVERAGE([.N15:.N17])" office:value-type="string" office:string-value="" calcext:value-type="error">
            <text:p>#DIV/0!</text:p>
          </table:table-cell>
          <table:table-cell table:style-name="ce9" table:formula="of:=AVERAGE([.O15:.O17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4" office:value-type="float" office:value="0.05" calcext:value-type="float" table:number-columns-spanned="1" table:number-rows-spanned="3">
            <text:p>0.0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B19]/([.B19]+[.E19])" office:value-type="float" office:value="0.730769230769231" calcext:value-type="float">
            <text:p>0.730769230769231</text:p>
          </table:table-cell>
          <table:table-cell table:style-name="ce2" table:formula="of:=[.C19]/([.C19]+[.D19])" office:value-type="float" office:value="0.00411522633744856" calcext:value-type="float">
            <text:p>0.004115226337449</text:p>
          </table:table-cell>
          <table:table-cell/>
          <table:table-cell table:style-name="ce4" office:value-type="float" office:value="0.05" calcext:value-type="float" table:number-columns-spanned="1" table:number-rows-spanned="3">
            <text:p>0.05</text:p>
          </table:table-cell>
          <table:table-cell table:style-name="ce2" table:number-columns-repeated="4"/>
          <table:table-cell table:style-name="ce2" table:formula="of:=[.J19]/([.J19]+[.M19])" office:value-type="string" office:string-value="" calcext:value-type="error">
            <text:p>#DIV/0!</text:p>
          </table:table-cell>
          <table:table-cell table:style-name="ce2" table:formula="of:=[.K19]/([.K19]+[.L19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20]/([.B20]+[.E20])" office:value-type="float" office:value="0.739130434782609" calcext:value-type="float">
            <text:p>0.739130434782609</text:p>
          </table:table-cell>
          <table:table-cell table:style-name="ce2" table:formula="of:=[.C20]/([.C20]+[.D20])" office:value-type="float" office:value="0.00401606425702811" calcext:value-type="float">
            <text:p>0.004016064257028</text:p>
          </table:table-cell>
          <table:table-cell/>
          <table:covered-table-cell table:style-name="ce2"/>
          <table:table-cell table:style-name="ce2" table:number-columns-repeated="4"/>
          <table:table-cell table:style-name="ce2" table:formula="of:=[.J20]/([.J20]+[.M20])" office:value-type="string" office:string-value="" calcext:value-type="error">
            <text:p>#DIV/0!</text:p>
          </table:table-cell>
          <table:table-cell table:style-name="ce2" table:formula="of:=[.K20]/([.K20]+[.L20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B21]/([.B21]+[.E21])" office:value-type="float" office:value="0.8" calcext:value-type="float">
            <text:p>0.8</text:p>
          </table:table-cell>
          <table:table-cell table:style-name="ce2" table:formula="of:=[.C21]/([.C21]+[.D21])" office:value-type="float" office:value="0.00392156862745098" calcext:value-type="float">
            <text:p>0.003921568627451</text:p>
          </table:table-cell>
          <table:table-cell/>
          <table:covered-table-cell table:style-name="ce2"/>
          <table:table-cell table:style-name="ce2" table:number-columns-repeated="4"/>
          <table:table-cell table:style-name="ce2" table:formula="of:=[.J21]/([.J21]+[.M21])" office:value-type="string" office:string-value="" calcext:value-type="error">
            <text:p>#DIV/0!</text:p>
          </table:table-cell>
          <table:table-cell table:style-name="ce2" table:formula="of:=[.K21]/([.K21]+[.L21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13"/>
          <table:table-cell table:style-name="ce2" table:number-columns-repeated="4"/>
          <table:table-cell table:style-name="ce9" table:formula="of:=AVERAGE([.F19:.F21])" office:value-type="float" office:value="0.756633221850613" calcext:value-type="float">
            <text:p>0.756633221850613</text:p>
          </table:table-cell>
          <table:table-cell table:style-name="ce9" table:formula="of:=AVERAGE([.G19:.G21])" office:value-type="float" office:value="0.00401761974064255" calcext:value-type="float">
            <text:p>0.004017619740643</text:p>
          </table:table-cell>
          <table:table-cell/>
          <table:table-cell table:style-name="ce13"/>
          <table:table-cell table:style-name="ce2" table:number-columns-repeated="4"/>
          <table:table-cell table:style-name="ce9" table:formula="of:=AVERAGE([.N19:.N21])" office:value-type="string" office:string-value="" calcext:value-type="error">
            <text:p>#DIV/0!</text:p>
          </table:table-cell>
          <table:table-cell table:style-name="ce9" table:formula="of:=AVERAGE([.O19:.O21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4" office:value-type="float" office:value="0.06" calcext:value-type="float" table:number-columns-spanned="1" table:number-rows-spanned="3">
            <text:p>0.0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B23]/([.B23]+[.E23])" office:value-type="float" office:value="0.666666666666667" calcext:value-type="float">
            <text:p>0.666666666666667</text:p>
          </table:table-cell>
          <table:table-cell table:style-name="ce2" table:formula="of:=[.C23]/([.C23]+[.D23])" office:value-type="float" office:value="0.00404858299595142" calcext:value-type="float">
            <text:p>0.004048582995951</text:p>
          </table:table-cell>
          <table:table-cell/>
          <table:table-cell table:style-name="ce4" office:value-type="float" office:value="0.06" calcext:value-type="float" table:number-columns-spanned="1" table:number-rows-spanned="3">
            <text:p>0.06</text:p>
          </table:table-cell>
          <table:table-cell table:style-name="ce2" table:number-columns-repeated="4"/>
          <table:table-cell table:style-name="ce2" table:formula="of:=[.J23]/([.J23]+[.M23])" office:value-type="string" office:string-value="" calcext:value-type="error">
            <text:p>#DIV/0!</text:p>
          </table:table-cell>
          <table:table-cell table:style-name="ce2" table:formula="of:=[.K23]/([.K23]+[.L23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13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B24]/([.B24]+[.E24])" office:value-type="float" office:value="0.564102564102564" calcext:value-type="float">
            <text:p>0.564102564102564</text:p>
          </table:table-cell>
          <table:table-cell table:style-name="ce2" table:formula="of:=[.C24]/([.C24]+[.D24])" office:value-type="float" office:value="0.00390625" calcext:value-type="float">
            <text:p>0.00390625</text:p>
          </table:table-cell>
          <table:table-cell/>
          <table:covered-table-cell table:style-name="ce13"/>
          <table:table-cell table:style-name="ce2" table:number-columns-repeated="4"/>
          <table:table-cell table:style-name="ce2" table:formula="of:=[.J24]/([.J24]+[.M24])" office:value-type="string" office:string-value="" calcext:value-type="error">
            <text:p>#DIV/0!</text:p>
          </table:table-cell>
          <table:table-cell table:style-name="ce2" table:formula="of:=[.K24]/([.K24]+[.L24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13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B25]/([.B25]+[.E25])" office:value-type="float" office:value="0.542857142857143" calcext:value-type="float">
            <text:p>0.542857142857143</text:p>
          </table:table-cell>
          <table:table-cell table:style-name="ce2" table:formula="of:=[.C25]/([.C25]+[.D25])" office:value-type="float" office:value="0" calcext:value-type="float">
            <text:p>0</text:p>
          </table:table-cell>
          <table:table-cell/>
          <table:covered-table-cell table:style-name="ce13"/>
          <table:table-cell table:style-name="ce2" table:number-columns-repeated="4"/>
          <table:table-cell table:style-name="ce2" table:formula="of:=[.J25]/([.J25]+[.M25])" office:value-type="string" office:string-value="" calcext:value-type="error">
            <text:p>#DIV/0!</text:p>
          </table:table-cell>
          <table:table-cell table:style-name="ce2" table:formula="of:=[.K25]/([.K25]+[.L25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13"/>
          <table:table-cell table:style-name="ce2" table:number-columns-repeated="4"/>
          <table:table-cell table:style-name="ce9" table:formula="of:=AVERAGE([.F23:.F25])" office:value-type="float" office:value="0.591208791208791" calcext:value-type="float">
            <text:p>0.591208791208791</text:p>
          </table:table-cell>
          <table:table-cell table:style-name="ce9" table:formula="of:=AVERAGE([.G23:.G25])" office:value-type="float" office:value="0.00265161099865047" calcext:value-type="float">
            <text:p>0.00265161099865</text:p>
          </table:table-cell>
          <table:table-cell/>
          <table:table-cell table:style-name="ce13"/>
          <table:table-cell table:style-name="ce2" table:number-columns-repeated="4"/>
          <table:table-cell table:style-name="ce9" table:formula="of:=AVERAGE([.N23:.N25])" office:value-type="string" office:string-value="" calcext:value-type="error">
            <text:p>#DIV/0!</text:p>
          </table:table-cell>
          <table:table-cell table:style-name="ce9" table:formula="of:=AVERAGE([.O23:.O25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4" office:value-type="float" office:value="0.07" calcext:value-type="float" table:number-columns-spanned="1" table:number-rows-spanned="3">
            <text:p>0.0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[.B27]/([.B27]+[.E27])" office:value-type="float" office:value="0.380952380952381" calcext:value-type="float">
            <text:p>0.380952380952381</text:p>
          </table:table-cell>
          <table:table-cell table:style-name="ce2" table:formula="of:=[.C27]/([.C27]+[.D27])" office:value-type="float" office:value="0.00395256916996047" calcext:value-type="float">
            <text:p>0.00395256916996</text:p>
          </table:table-cell>
          <table:table-cell/>
          <table:table-cell table:style-name="ce4" office:value-type="float" office:value="0.07" calcext:value-type="float" table:number-columns-spanned="1" table:number-rows-spanned="3">
            <text:p>0.07</text:p>
          </table:table-cell>
          <table:table-cell table:style-name="ce2" table:number-columns-repeated="4"/>
          <table:table-cell table:style-name="ce2" table:formula="of:=[.J27]/([.J27]+[.M27])" office:value-type="string" office:string-value="" calcext:value-type="error">
            <text:p>#DIV/0!</text:p>
          </table:table-cell>
          <table:table-cell table:style-name="ce2" table:formula="of:=[.K27]/([.K27]+[.L27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formula="of:=[.B28]/([.B28]+[.E28])" office:value-type="float" office:value="0.384615384615385" calcext:value-type="float">
            <text:p>0.384615384615385</text:p>
          </table:table-cell>
          <table:table-cell table:style-name="ce2" table:formula="of:=[.C28]/([.C28]+[.D28])" office:value-type="float" office:value="0.00411522633744856" calcext:value-type="float">
            <text:p>0.004115226337449</text:p>
          </table:table-cell>
          <table:table-cell/>
          <table:covered-table-cell table:style-name="ce2"/>
          <table:table-cell table:style-name="ce2" table:number-columns-repeated="4"/>
          <table:table-cell table:style-name="ce2" table:formula="of:=[.J28]/([.J28]+[.M28])" office:value-type="string" office:string-value="" calcext:value-type="error">
            <text:p>#DIV/0!</text:p>
          </table:table-cell>
          <table:table-cell table:style-name="ce2" table:formula="of:=[.K28]/([.K28]+[.L28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13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B29]/([.B29]+[.E29])" office:value-type="float" office:value="0.44" calcext:value-type="float">
            <text:p>0.44</text:p>
          </table:table-cell>
          <table:table-cell table:style-name="ce2" table:formula="of:=[.C29]/([.C29]+[.D29])" office:value-type="float" office:value="0.00408163265306122" calcext:value-type="float">
            <text:p>0.004081632653061</text:p>
          </table:table-cell>
          <table:table-cell/>
          <table:covered-table-cell table:style-name="ce13"/>
          <table:table-cell table:style-name="ce2" table:number-columns-repeated="4"/>
          <table:table-cell table:style-name="ce2" table:formula="of:=[.J29]/([.J29]+[.M29])" office:value-type="string" office:string-value="" calcext:value-type="error">
            <text:p>#DIV/0!</text:p>
          </table:table-cell>
          <table:table-cell table:style-name="ce2" table:formula="of:=[.K29]/([.K29]+[.L29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2" table:number-columns-repeated="5"/>
          <table:table-cell table:style-name="ce9" table:formula="of:=AVERAGE([.F27:.F29])" office:value-type="float" office:value="0.401855921855922" calcext:value-type="float">
            <text:p>0.401855921855922</text:p>
          </table:table-cell>
          <table:table-cell table:style-name="ce9" table:formula="of:=AVERAGE([.G27:.G29])" office:value-type="float" office:value="0.00404980938682342" calcext:value-type="float">
            <text:p>0.004049809386823</text:p>
          </table:table-cell>
          <table:table-cell/>
          <table:table-cell table:style-name="ce2" table:number-columns-repeated="5"/>
          <table:table-cell table:style-name="ce9" table:formula="of:=AVERAGE([.N27:.N29])" office:value-type="string" office:string-value="" calcext:value-type="error">
            <text:p>#DIV/0!</text:p>
          </table:table-cell>
          <table:table-cell table:style-name="ce9" table:formula="of:=AVERAGE([.O27:.O29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4" office:value-type="float" office:value="0.08" calcext:value-type="float" table:number-columns-spanned="1" table:number-rows-spanned="3">
            <text:p>0.0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B31]/([.B31]+[.E31])" office:value-type="float" office:value="0.348837209302326" calcext:value-type="float">
            <text:p>0.348837209302326</text:p>
          </table:table-cell>
          <table:table-cell table:style-name="ce2" table:formula="of:=[.C31]/([.C31]+[.D31])" office:value-type="float" office:value="0.00396825396825397" calcext:value-type="float">
            <text:p>0.003968253968254</text:p>
          </table:table-cell>
          <table:table-cell/>
          <table:table-cell table:style-name="ce4" office:value-type="float" office:value="0.08" calcext:value-type="float" table:number-columns-spanned="1" table:number-rows-spanned="3">
            <text:p>0.08</text:p>
          </table:table-cell>
          <table:table-cell table:style-name="ce2" table:number-columns-repeated="4"/>
          <table:table-cell table:style-name="ce2" table:formula="of:=[.J31]/([.J31]+[.M31])" office:value-type="string" office:string-value="" calcext:value-type="error">
            <text:p>#DIV/0!</text:p>
          </table:table-cell>
          <table:table-cell table:style-name="ce2" table:formula="of:=[.K31]/([.K31]+[.L31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[.B32]/([.B32]+[.E32])" office:value-type="float" office:value="0.333333333333333" calcext:value-type="float">
            <text:p>0.333333333333333</text:p>
          </table:table-cell>
          <table:table-cell table:style-name="ce2" table:formula="of:=[.C32]/([.C32]+[.D32])" office:value-type="float" office:value="0.004" calcext:value-type="float">
            <text:p>0.004</text:p>
          </table:table-cell>
          <table:table-cell/>
          <table:covered-table-cell table:style-name="ce2"/>
          <table:table-cell table:style-name="ce2" table:number-columns-repeated="4"/>
          <table:table-cell table:style-name="ce2" table:formula="of:=[.J32]/([.J32]+[.M32])" office:value-type="string" office:string-value="" calcext:value-type="error">
            <text:p>#DIV/0!</text:p>
          </table:table-cell>
          <table:table-cell table:style-name="ce2" table:formula="of:=[.K32]/([.K32]+[.L32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B33]/([.B33]+[.E33])" office:value-type="float" office:value="0.225806451612903" calcext:value-type="float">
            <text:p>0.225806451612903</text:p>
          </table:table-cell>
          <table:table-cell table:style-name="ce2" table:formula="of:=[.C33]/([.C33]+[.D33])" office:value-type="float" office:value="0.00378787878787879" calcext:value-type="float">
            <text:p>0.003787878787879</text:p>
          </table:table-cell>
          <table:table-cell/>
          <table:covered-table-cell table:style-name="ce2"/>
          <table:table-cell table:style-name="ce2" table:number-columns-repeated="4"/>
          <table:table-cell table:style-name="ce2" table:formula="of:=[.J33]/([.J33]+[.M33])" office:value-type="string" office:string-value="" calcext:value-type="error">
            <text:p>#DIV/0!</text:p>
          </table:table-cell>
          <table:table-cell table:style-name="ce2" table:formula="of:=[.K33]/([.K33]+[.L33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13"/>
          <table:table-cell table:style-name="ce2" table:number-columns-repeated="4"/>
          <table:table-cell table:style-name="ce9" table:formula="of:=AVERAGE([.F31:.F33])" office:value-type="float" office:value="0.302658998082854" calcext:value-type="float">
            <text:p>0.302658998082854</text:p>
          </table:table-cell>
          <table:table-cell table:style-name="ce9" table:formula="of:=AVERAGE([.G31:.G33])" office:value-type="float" office:value="0.00391871091871092" calcext:value-type="float">
            <text:p>0.003918710918711</text:p>
          </table:table-cell>
          <table:table-cell/>
          <table:table-cell table:style-name="ce13"/>
          <table:table-cell table:style-name="ce2" table:number-columns-repeated="4"/>
          <table:table-cell table:style-name="ce9" table:formula="of:=AVERAGE([.N31:.N33])" office:value-type="string" office:string-value="" calcext:value-type="error">
            <text:p>#DIV/0!</text:p>
          </table:table-cell>
          <table:table-cell table:style-name="ce9" table:formula="of:=AVERAGE([.O31:.O33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4" office:value-type="float" office:value="0.09" calcext:value-type="float" table:number-columns-spanned="1" table:number-rows-spanned="3">
            <text:p>0.0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formula="of:=[.B35]/([.B35]+[.E35])" office:value-type="float" office:value="0.325" calcext:value-type="float">
            <text:p>0.325</text:p>
          </table:table-cell>
          <table:table-cell table:style-name="ce2" table:formula="of:=[.C35]/([.C35]+[.D35])" office:value-type="float" office:value="0.00392156862745098" calcext:value-type="float">
            <text:p>0.003921568627451</text:p>
          </table:table-cell>
          <table:table-cell/>
          <table:table-cell table:style-name="ce4" office:value-type="float" office:value="0.09" calcext:value-type="float" table:number-columns-spanned="1" table:number-rows-spanned="3">
            <text:p>0.09</text:p>
          </table:table-cell>
          <table:table-cell table:style-name="ce2" table:number-columns-repeated="4"/>
          <table:table-cell table:style-name="ce2" table:formula="of:=[.J35]/([.J35]+[.M35])" office:value-type="string" office:string-value="" calcext:value-type="error">
            <text:p>#DIV/0!</text:p>
          </table:table-cell>
          <table:table-cell table:style-name="ce2" table:formula="of:=[.K35]/([.K35]+[.L35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B36]/([.B36]+[.E36])" office:value-type="float" office:value="0.339622641509434" calcext:value-type="float">
            <text:p>0.339622641509434</text:p>
          </table:table-cell>
          <table:table-cell table:style-name="ce2" table:formula="of:=[.C36]/([.C36]+[.D36])" office:value-type="float" office:value="0.00413223140495868" calcext:value-type="float">
            <text:p>0.004132231404959</text:p>
          </table:table-cell>
          <table:table-cell/>
          <table:covered-table-cell table:style-name="ce2"/>
          <table:table-cell table:style-name="ce2" table:number-columns-repeated="4"/>
          <table:table-cell table:style-name="ce2" table:formula="of:=[.J36]/([.J36]+[.M36])" office:value-type="string" office:string-value="" calcext:value-type="error">
            <text:p>#DIV/0!</text:p>
          </table:table-cell>
          <table:table-cell table:style-name="ce2" table:formula="of:=[.K36]/([.K36]+[.L36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13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B37]/([.B37]+[.E37])" office:value-type="float" office:value="0.313725490196078" calcext:value-type="float">
            <text:p>0.313725490196078</text:p>
          </table:table-cell>
          <table:table-cell table:style-name="ce2" table:formula="of:=[.C37]/([.C37]+[.D37])" office:value-type="float" office:value="0.00409836065573771" calcext:value-type="float">
            <text:p>0.004098360655738</text:p>
          </table:table-cell>
          <table:table-cell/>
          <table:covered-table-cell table:style-name="ce13"/>
          <table:table-cell table:style-name="ce2" table:number-columns-repeated="4"/>
          <table:table-cell table:style-name="ce2" table:formula="of:=[.J37]/([.J37]+[.M37])" office:value-type="string" office:string-value="" calcext:value-type="error">
            <text:p>#DIV/0!</text:p>
          </table:table-cell>
          <table:table-cell table:style-name="ce2" table:formula="of:=[.K37]/([.K37]+[.L37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13"/>
          <table:table-cell table:style-name="ce2" table:number-columns-repeated="4"/>
          <table:table-cell table:style-name="ce9" table:formula="of:=AVERAGE([.F35:.F37])" office:value-type="float" office:value="0.326116043901837" calcext:value-type="float">
            <text:p>0.326116043901837</text:p>
          </table:table-cell>
          <table:table-cell table:style-name="ce9" table:formula="of:=AVERAGE([.G35:.G37])" office:value-type="float" office:value="0.00405072022938245" calcext:value-type="float">
            <text:p>0.004050720229382</text:p>
          </table:table-cell>
          <table:table-cell/>
          <table:table-cell table:style-name="ce13"/>
          <table:table-cell table:style-name="ce2" table:number-columns-repeated="4"/>
          <table:table-cell table:style-name="ce9" table:formula="of:=AVERAGE([.N35:.N37])" office:value-type="string" office:string-value="" calcext:value-type="error">
            <text:p>#DIV/0!</text:p>
          </table:table-cell>
          <table:table-cell table:style-name="ce9" table:formula="of:=AVERAGE([.O35:.O37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4" office:value-type="float" office:value="0.15" calcext:value-type="float" table:number-columns-spanned="1" table:number-rows-spanned="3">
            <text:p>0.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B39]/([.B39]+[.E39])" office:value-type="float" office:value="0.0697674418604651" calcext:value-type="float">
            <text:p>0.069767441860465</text:p>
          </table:table-cell>
          <table:table-cell table:style-name="ce2" table:formula="of:=[.C39]/([.C39]+[.D39])" office:value-type="float" office:value="0" calcext:value-type="float">
            <text:p>0</text:p>
          </table:table-cell>
          <table:table-cell/>
          <table:table-cell table:style-name="ce4" office:value-type="float" office:value="0.15" calcext:value-type="float" table:number-columns-spanned="1" table:number-rows-spanned="3">
            <text:p>0.15</text:p>
          </table:table-cell>
          <table:table-cell table:style-name="ce2" table:number-columns-repeated="4"/>
          <table:table-cell table:style-name="ce2" table:formula="of:=[.J39]/([.J39]+[.M39])" office:value-type="string" office:string-value="" calcext:value-type="error">
            <text:p>#DIV/0!</text:p>
          </table:table-cell>
          <table:table-cell table:style-name="ce2" table:formula="of:=[.K39]/([.K39]+[.L39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B40]/([.B40]+[.E40])" office:value-type="float" office:value="0.125" calcext:value-type="float">
            <text:p>0.125</text:p>
          </table:table-cell>
          <table:table-cell table:style-name="ce2" table:formula="of:=[.C40]/([.C40]+[.D40])" office:value-type="float" office:value="0.00404858299595142" calcext:value-type="float">
            <text:p>0.004048582995951</text:p>
          </table:table-cell>
          <table:table-cell/>
          <table:covered-table-cell table:style-name="ce2"/>
          <table:table-cell table:style-name="ce2" table:number-columns-repeated="4"/>
          <table:table-cell table:style-name="ce2" table:formula="of:=[.J40]/([.J40]+[.M40])" office:value-type="string" office:string-value="" calcext:value-type="error">
            <text:p>#DIV/0!</text:p>
          </table:table-cell>
          <table:table-cell table:style-name="ce2" table:formula="of:=[.K40]/([.K40]+[.L40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covered-table-cell table:style-name="ce13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B41]/([.B41]+[.E41])" office:value-type="float" office:value="0.0697674418604651" calcext:value-type="float">
            <text:p>0.069767441860465</text:p>
          </table:table-cell>
          <table:table-cell table:style-name="ce2" table:formula="of:=[.C41]/([.C41]+[.D41])" office:value-type="float" office:value="0.00396825396825397" calcext:value-type="float">
            <text:p>0.003968253968254</text:p>
          </table:table-cell>
          <table:table-cell/>
          <table:covered-table-cell table:style-name="ce13"/>
          <table:table-cell table:style-name="ce2" table:number-columns-repeated="4"/>
          <table:table-cell table:style-name="ce2" table:formula="of:=[.J41]/([.J41]+[.M41])" office:value-type="string" office:string-value="" calcext:value-type="error">
            <text:p>#DIV/0!</text:p>
          </table:table-cell>
          <table:table-cell table:style-name="ce2" table:formula="of:=[.K41]/([.K41]+[.L41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2" table:number-columns-repeated="5"/>
          <table:table-cell table:style-name="ce9" table:formula="of:=AVERAGE([.F39:.F41])" office:value-type="float" office:value="0.0881782945736434" calcext:value-type="float">
            <text:p>0.088178294573644</text:p>
          </table:table-cell>
          <table:table-cell table:style-name="ce9" table:formula="of:=AVERAGE([.G39:.G41])" office:value-type="float" office:value="0.00267227898806846" calcext:value-type="float">
            <text:p>0.002672278988068</text:p>
          </table:table-cell>
          <table:table-cell/>
          <table:table-cell table:style-name="ce2" table:number-columns-repeated="5"/>
          <table:table-cell table:style-name="ce9" table:formula="of:=AVERAGE([.N39:.N41])" office:value-type="string" office:string-value="" calcext:value-type="error">
            <text:p>#DIV/0!</text:p>
          </table:table-cell>
          <table:table-cell table:style-name="ce9" table:formula="of:=AVERAGE([.O39:.O41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ltinomialGoodnessOfFit" table:style-name="ta1">
        <table:table-column table:style-name="co1" table:default-cell-style-name="ce13"/>
        <table:table-column table:style-name="co1" table:number-columns-repeated="16" table:default-cell-style-name="ce2"/>
        <table:table-row table:style-name="ro3">
          <table:table-cell table:style-name="ce1" office:value-type="string" calcext:value-type="string" table:number-columns-spanned="17" table:number-rows-spanned="1">
            <text:p>Multinomial Goodness of Fit</text:p>
          </table:table-cell>
          <table:covered-table-cell table:number-columns-repeated="16"/>
        </table:table-row>
        <table:table-row table:style-name="ro4">
          <table:table-cell table:style-name="ce2"/>
          <table:table-cell table:style-name="ce7" office:value-type="string" calcext:value-type="string" table:number-columns-spanned="5" table:number-rows-spanned="1">
            <text:p>1<text:span text:style-name="T1">st</text:span> Level Centralized</text:p>
          </table:table-cell>
          <table:covered-table-cell table:number-columns-repeated="4" table:style-name="ce16"/>
          <table:table-cell table:style-name="ce16" table:number-columns-repeated="3"/>
          <table:table-cell table:style-name="ce7" office:value-type="string" calcext:value-type="string" table:number-columns-spanned="5" table:number-rows-spanned="1">
            <text:p>2<text:span text:style-name="T1">nd</text:span> Equalized</text:p>
          </table:table-cell>
          <table:covered-table-cell table:number-columns-repeated="4" table:style-name="ce16"/>
          <table:table-cell table:number-columns-repeated="3"/>
        </table:table-row>
        <table:table-row table:style-name="ro2">
          <table:table-cell table:style-name="ce3" office:value-type="string" calcext:value-type="string">
            <text:p>α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ACC</text:p>
          </table:table-cell>
        </table:table-row>
        <table:table-row table:style-name="ro2">
          <table:table-cell table:style-name="ce4" office:value-type="float" office:value="0.1" calcext:value-type="float" table:number-columns-spanned="1" table:number-rows-spanned="3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104" calcext:value-type="float">
            <text:p>104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/([.B4]+[.E4])*100" office:value-type="float" office:value="100" calcext:value-type="float">
            <text:p>100</text:p>
          </table:table-cell>
          <table:table-cell table:formula="of:=[.C4]/([.C4]+[.D4])*100" office:value-type="float" office:value="40.3100775193798" calcext:value-type="float">
            <text:p>40.3100775193798</text:p>
          </table:table-cell>
          <table:table-cell table:formula="of:=([.B4]+[.D4])/SUM([.B4:.E4])*100" office:value-type="float" office:value="64.7457627118644" calcext:value-type="float">
            <text:p>64.7457627118644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193" calcext:value-type="float">
            <text:p>193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J4]/([.J4]+[.M4])*100" office:value-type="float" office:value="27.2727272727273" calcext:value-type="float">
            <text:p>27.2727272727273</text:p>
          </table:table-cell>
          <table:table-cell table:formula="of:=[.K4]/([.K4]+[.L4])*100" office:value-type="float" office:value="26.3358778625954" calcext:value-type="float">
            <text:p>26.3358778625954</text:p>
          </table:table-cell>
          <table:table-cell table:formula="of:=([.J4]+[.L4])/SUM([.J4:.M4])*100" office:value-type="float" office:value="68.4745762711864" calcext:value-type="float">
            <text:p>68.4745762711864</text:p>
          </table:table-cell>
        </table:table-row>
        <table:table-row table:style-name="ro2">
          <table:covered-table-cell/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]/([.B5]+[.E5])*100" office:value-type="float" office:value="100" calcext:value-type="float">
            <text:p>100</text:p>
          </table:table-cell>
          <table:table-cell table:formula="of:=[.C5]/([.C5]+[.D5])*100" office:value-type="float" office:value="78.4313725490196" calcext:value-type="float">
            <text:p>78.4313725490196</text:p>
          </table:table-cell>
          <table:table-cell table:formula="of:=([.B5]+[.D5])/SUM([.B5:.E5])*100" office:value-type="float" office:value="32.2033898305085" calcext:value-type="float">
            <text:p>32.2033898305085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96" calcext:value-type="float">
            <text:p>196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J5]/([.J5]+[.M5])*100" office:value-type="float" office:value="29.1666666666667" calcext:value-type="float">
            <text:p>29.1666666666667</text:p>
          </table:table-cell>
          <table:table-cell table:formula="of:=[.K5]/([.K5]+[.L5])*100" office:value-type="float" office:value="27.6752767527675" calcext:value-type="float">
            <text:p>27.6752767527675</text:p>
          </table:table-cell>
          <table:table-cell table:formula="of:=([.J5]+[.L5])/SUM([.J5:.M5])*100" office:value-type="float" office:value="68.8135593220339" calcext:value-type="float">
            <text:p>68.8135593220339</text:p>
          </table:table-cell>
        </table:table-row>
        <table:table-row table:style-name="ro2">
          <table:covered-table-cell/>
          <table:table-cell office:value-type="float" office:value="26" calcext:value-type="float">
            <text:p>26</text:p>
          </table:table-cell>
          <table:table-cell office:value-type="float" office:value="117" calcext:value-type="float">
            <text:p>117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6]/([.B6]+[.E6])*100" office:value-type="float" office:value="100" calcext:value-type="float">
            <text:p>100</text:p>
          </table:table-cell>
          <table:table-cell table:formula="of:=[.C6]/([.C6]+[.D6])*100" office:value-type="float" office:value="43.4944237918216" calcext:value-type="float">
            <text:p>43.4944237918216</text:p>
          </table:table-cell>
          <table:table-cell table:formula="of:=([.B6]+[.D6])/SUM([.B6:.E6])*100" office:value-type="float" office:value="60.3389830508475" calcext:value-type="float">
            <text:p>60.3389830508475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04" calcext:value-type="float">
            <text:p>20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J6]/([.J6]+[.M6])*100" office:value-type="float" office:value="38.0952380952381" calcext:value-type="float">
            <text:p>38.0952380952381</text:p>
          </table:table-cell>
          <table:table-cell table:formula="of:=[.K6]/([.K6]+[.L6])*100" office:value-type="float" office:value="25.5474452554745" calcext:value-type="float">
            <text:p>25.5474452554745</text:p>
          </table:table-cell>
          <table:table-cell table:formula="of:=([.J6]+[.L6])/SUM([.J6:.M6])*100" office:value-type="float" office:value="71.864406779661" calcext:value-type="float">
            <text:p>71.864406779661</text:p>
          </table:table-cell>
        </table:table-row>
        <table:table-row table:style-name="ro2">
          <table:table-cell table:number-columns-repeated="5"/>
          <table:table-cell table:style-name="ce9"/>
          <table:table-cell table:style-name="ce10" table:formula="of:=AVERAGE([.G4:.G6])" office:value-type="float" office:value="100" calcext:value-type="float">
            <text:p>100</text:p>
          </table:table-cell>
          <table:table-cell table:style-name="ce10" table:formula="of:=AVERAGE([.H4:.H6])" office:value-type="float" office:value="54.0786246200737" calcext:value-type="float">
            <text:p>54.0786246200737</text:p>
          </table:table-cell>
          <table:table-cell table:style-name="ce10" table:formula="of:=AVERAGE([.I4:.I6])" office:value-type="float" office:value="52.4293785310734" calcext:value-type="float">
            <text:p>52.4293785310734</text:p>
          </table:table-cell>
          <table:table-cell table:number-columns-repeated="4"/>
          <table:table-cell table:style-name="ce9"/>
          <table:table-cell table:style-name="ce10" table:formula="of:=AVERAGE([.O4:.O6])" office:value-type="float" office:value="31.511544011544" calcext:value-type="float">
            <text:p>31.511544011544</text:p>
          </table:table-cell>
          <table:table-cell table:style-name="ce10" table:formula="of:=AVERAGE([.P4:.P6])" office:value-type="float" office:value="26.5195332902791" calcext:value-type="float">
            <text:p>26.5195332902791</text:p>
          </table:table-cell>
          <table:table-cell table:style-name="ce10" table:formula="of:=AVERAGE([.Q4:.Q6])" office:value-type="float" office:value="69.7175141242938" calcext:value-type="float">
            <text:p>69.7175141242938</text:p>
          </table:table-cell>
        </table:table-row>
        <table:table-row table:style-name="ro2">
          <table:table-cell table:style-name="ce4" office:value-type="float" office:value="0.2" calcext:value-type="float" table:number-columns-spanned="1" table:number-rows-spanned="3">
            <text:p>0.2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]/([.B8]+[.E8])*100" office:value-type="float" office:value="100" calcext:value-type="float">
            <text:p>100</text:p>
          </table:table-cell>
          <table:table-cell table:formula="of:=[.C8]/([.C8]+[.D8])*100" office:value-type="float" office:value="44.2553191489362" calcext:value-type="float">
            <text:p>44.2553191489362</text:p>
          </table:table-cell>
          <table:table-cell table:formula="of:=([.B8]+[.D8])/SUM([.B8:.E8])*100" office:value-type="float" office:value="64.7457627118644" calcext:value-type="float">
            <text:p>64.7457627118644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69" calcext:value-type="float">
            <text:p>169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J8]/([.J8]+[.M8])*100" office:value-type="float" office:value="32.8125" calcext:value-type="float">
            <text:p>32.8125</text:p>
          </table:table-cell>
          <table:table-cell table:formula="of:=[.K8]/([.K8]+[.L8])*100" office:value-type="float" office:value="26.8398268398268" calcext:value-type="float">
            <text:p>26.8398268398268</text:p>
          </table:table-cell>
          <table:table-cell table:formula="of:=([.J8]+[.L8])/SUM([.J8:.M8])*100" office:value-type="float" office:value="64.4067796610169" calcext:value-type="float">
            <text:p>64.4067796610169</text:p>
          </table:table-cell>
        </table:table-row>
        <table:table-row table:style-name="ro2">
          <table:covered-table-cell/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9]/([.B9]+[.E9])*100" office:value-type="float" office:value="98.2142857142857" calcext:value-type="float">
            <text:p>98.2142857142857</text:p>
          </table:table-cell>
          <table:table-cell table:formula="of:=[.C9]/([.C9]+[.D9])*100" office:value-type="float" office:value="45.6066945606695" calcext:value-type="float">
            <text:p>45.6066945606695</text:p>
          </table:table-cell>
          <table:table-cell table:formula="of:=([.B9]+[.D9])/SUM([.B9:.E9])*100" office:value-type="float" office:value="62.7118644067797" calcext:value-type="float">
            <text:p>62.7118644067797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169" calcext:value-type="float">
            <text:p>169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J9]/([.J9]+[.M9])*100" office:value-type="float" office:value="30" calcext:value-type="float">
            <text:p>30</text:p>
          </table:table-cell>
          <table:table-cell table:formula="of:=[.K9]/([.K9]+[.L9])*100" office:value-type="float" office:value="28.0851063829787" calcext:value-type="float">
            <text:p>28.0851063829787</text:p>
          </table:table-cell>
          <table:table-cell table:formula="of:=([.J9]+[.L9])/SUM([.J9:.M9])*100" office:value-type="float" office:value="63.3898305084746" calcext:value-type="float">
            <text:p>63.3898305084746</text:p>
          </table:table-cell>
        </table:table-row>
        <table:table-row table:style-name="ro2">
          <table:covered-table-cell/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0]/([.B10]+[.E10])*100" office:value-type="float" office:value="100" calcext:value-type="float">
            <text:p>100</text:p>
          </table:table-cell>
          <table:table-cell table:formula="of:=[.C10]/([.C10]+[.D10])*100" office:value-type="float" office:value="44.5945945945946" calcext:value-type="float">
            <text:p>44.5945945945946</text:p>
          </table:table-cell>
          <table:table-cell table:formula="of:=([.B10]+[.D10])/SUM([.B10:.E10])*100" office:value-type="float" office:value="66.4406779661017" calcext:value-type="float">
            <text:p>66.4406779661017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J10]/([.J10]+[.M10])*100" office:value-type="float" office:value="36.0655737704918" calcext:value-type="float">
            <text:p>36.0655737704918</text:p>
          </table:table-cell>
          <table:table-cell table:formula="of:=[.K10]/([.K10]+[.L10])*100" office:value-type="float" office:value="23.9316239316239" calcext:value-type="float">
            <text:p>23.9316239316239</text:p>
          </table:table-cell>
          <table:table-cell table:formula="of:=([.J10]+[.L10])/SUM([.J10:.M10])*100" office:value-type="float" office:value="67.7966101694915" calcext:value-type="float">
            <text:p>67.7966101694915</text:p>
          </table:table-cell>
        </table:table-row>
        <table:table-row table:style-name="ro2">
          <table:table-cell table:number-columns-repeated="5"/>
          <table:table-cell table:style-name="ce9"/>
          <table:table-cell table:style-name="ce10" table:formula="of:=AVERAGE([.G8:.G10])" office:value-type="float" office:value="99.4047619047619" calcext:value-type="float">
            <text:p>99.4047619047619</text:p>
          </table:table-cell>
          <table:table-cell table:style-name="ce10" table:formula="of:=AVERAGE([.H8:.H10])" office:value-type="float" office:value="44.8188694347334" calcext:value-type="float">
            <text:p>44.8188694347334</text:p>
          </table:table-cell>
          <table:table-cell table:style-name="ce10" table:formula="of:=AVERAGE([.I8:.I10])" office:value-type="float" office:value="64.6327683615819" calcext:value-type="float">
            <text:p>64.6327683615819</text:p>
          </table:table-cell>
          <table:table-cell table:number-columns-repeated="4"/>
          <table:table-cell table:style-name="ce9"/>
          <table:table-cell table:style-name="ce10" table:formula="of:=AVERAGE([.O8:.O10])" office:value-type="float" office:value="32.9593579234973" calcext:value-type="float">
            <text:p>32.9593579234973</text:p>
          </table:table-cell>
          <table:table-cell table:style-name="ce10" table:formula="of:=AVERAGE([.P8:.P10])" office:value-type="float" office:value="26.2855190514765" calcext:value-type="float">
            <text:p>26.2855190514765</text:p>
          </table:table-cell>
          <table:table-cell table:style-name="ce10" table:formula="of:=AVERAGE([.Q8:.Q10])" office:value-type="float" office:value="65.1977401129943" calcext:value-type="float">
            <text:p>65.1977401129943</text:p>
          </table:table-cell>
        </table:table-row>
        <table:table-row table:style-name="ro2">
          <table:table-cell table:style-name="ce4" office:value-type="float" office:value="0.3" calcext:value-type="float" table:number-columns-spanned="1" table:number-rows-spanned="3">
            <text:p>0.3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2]/([.B12]+[.E12])*100" office:value-type="float" office:value="99.0196078431373" calcext:value-type="float">
            <text:p>99.0196078431373</text:p>
          </table:table-cell>
          <table:table-cell table:formula="of:=[.C12]/([.C12]+[.D12])*100" office:value-type="float" office:value="50.259067357513" calcext:value-type="float">
            <text:p>50.259067357513</text:p>
          </table:table-cell>
          <table:table-cell table:formula="of:=([.B12]+[.D12])/SUM([.B12:.E12])*100" office:value-type="float" office:value="66.7796610169492" calcext:value-type="float">
            <text:p>66.7796610169492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J12]/([.J12]+[.M12])*100" office:value-type="float" office:value="33.3333333333333" calcext:value-type="float">
            <text:p>33.3333333333333</text:p>
          </table:table-cell>
          <table:table-cell table:formula="of:=[.K12]/([.K12]+[.L12])*100" office:value-type="float" office:value="32.2429906542056" calcext:value-type="float">
            <text:p>32.2429906542056</text:p>
          </table:table-cell>
          <table:table-cell table:formula="of:=([.J12]+[.L12])/SUM([.J12:.M12])*100" office:value-type="float" office:value="58.3050847457627" calcext:value-type="float">
            <text:p>58.3050847457627</text:p>
          </table:table-cell>
        </table:table-row>
        <table:table-row table:style-name="ro2">
          <table:covered-table-cell/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3]/([.B13]+[.E13])*100" office:value-type="float" office:value="98.7012987012987" calcext:value-type="float">
            <text:p>98.7012987012987</text:p>
          </table:table-cell>
          <table:table-cell table:formula="of:=[.C13]/([.C13]+[.D13])*100" office:value-type="float" office:value="43.1192660550459" calcext:value-type="float">
            <text:p>43.1192660550459</text:p>
          </table:table-cell>
          <table:table-cell table:formula="of:=([.B13]+[.D13])/SUM([.B13:.E13])*100" office:value-type="float" office:value="67.7966101694915" calcext:value-type="float">
            <text:p>67.796610169491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151" calcext:value-type="float">
            <text:p>151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J13]/([.J13]+[.M13])*100" office:value-type="float" office:value="29.8850574712644" calcext:value-type="float">
            <text:p>29.8850574712644</text:p>
          </table:table-cell>
          <table:table-cell table:formula="of:=[.K13]/([.K13]+[.L13])*100" office:value-type="float" office:value="27.4038461538462" calcext:value-type="float">
            <text:p>27.4038461538462</text:p>
          </table:table-cell>
          <table:table-cell table:formula="of:=([.J13]+[.L13])/SUM([.J13:.M13])*100" office:value-type="float" office:value="60" calcext:value-type="float">
            <text:p>60</text:p>
          </table:table-cell>
        </table:table-row>
        <table:table-row table:style-name="ro2">
          <table:covered-table-cell/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4]/([.B14]+[.E14])*100" office:value-type="float" office:value="98.9130434782609" calcext:value-type="float">
            <text:p>98.9130434782609</text:p>
          </table:table-cell>
          <table:table-cell table:formula="of:=[.C14]/([.C14]+[.D14])*100" office:value-type="float" office:value="42.3645320197044" calcext:value-type="float">
            <text:p>42.3645320197044</text:p>
          </table:table-cell>
          <table:table-cell table:formula="of:=([.B14]+[.D14])/SUM([.B14:.E14])*100" office:value-type="float" office:value="70.5084745762712" calcext:value-type="float">
            <text:p>70.5084745762712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J14]/([.J14]+[.M14])*100" office:value-type="float" office:value="35.3535353535354" calcext:value-type="float">
            <text:p>35.3535353535354</text:p>
          </table:table-cell>
          <table:table-cell table:formula="of:=[.K14]/([.K14]+[.L14])*100" office:value-type="float" office:value="25" calcext:value-type="float">
            <text:p>25</text:p>
          </table:table-cell>
          <table:table-cell table:formula="of:=([.J14]+[.L14])/SUM([.J14:.M14])*100" office:value-type="float" office:value="61.6949152542373" calcext:value-type="float">
            <text:p>61.6949152542373</text:p>
          </table:table-cell>
        </table:table-row>
        <table:table-row table:style-name="ro2">
          <table:table-cell table:number-columns-repeated="5"/>
          <table:table-cell table:style-name="ce9"/>
          <table:table-cell table:style-name="ce10" table:formula="of:=AVERAGE([.G12:.G14])" office:value-type="float" office:value="98.8779833408989" calcext:value-type="float">
            <text:p>98.8779833408989</text:p>
          </table:table-cell>
          <table:table-cell table:style-name="ce10" table:formula="of:=AVERAGE([.H12:.H14])" office:value-type="float" office:value="45.2476218107544" calcext:value-type="float">
            <text:p>45.2476218107544</text:p>
          </table:table-cell>
          <table:table-cell table:style-name="ce10" table:formula="of:=AVERAGE([.I12:.I14])" office:value-type="float" office:value="68.361581920904" calcext:value-type="float">
            <text:p>68.361581920904</text:p>
          </table:table-cell>
          <table:table-cell table:number-columns-repeated="4"/>
          <table:table-cell table:style-name="ce9"/>
          <table:table-cell table:style-name="ce10" table:formula="of:=AVERAGE([.O12:.O14])" office:value-type="float" office:value="32.8573087193777" calcext:value-type="float">
            <text:p>32.8573087193777</text:p>
          </table:table-cell>
          <table:table-cell table:style-name="ce10" table:formula="of:=AVERAGE([.P12:.P14])" office:value-type="float" office:value="28.2156122693506" calcext:value-type="float">
            <text:p>28.2156122693506</text:p>
          </table:table-cell>
          <table:table-cell table:style-name="ce10" table:formula="of:=AVERAGE([.Q12:.Q14])" office:value-type="float" office:value="60" calcext:value-type="float">
            <text:p>60</text:p>
          </table:table-cell>
        </table:table-row>
        <table:table-row table:style-name="ro2">
          <table:table-cell table:style-name="ce4" office:value-type="float" office:value="0.4" calcext:value-type="float" table:number-columns-spanned="1" table:number-rows-spanned="3">
            <text:p>0.4</text:p>
          </table:table-cell>
          <table:table-cell office:value-type="float" office:value="109" calcext:value-type="float">
            <text:p>109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6]/([.B16]+[.E16])*100" office:value-type="float" office:value="99.0909090909091" calcext:value-type="float">
            <text:p>99.0909090909091</text:p>
          </table:table-cell>
          <table:table-cell table:formula="of:=[.C16]/([.C16]+[.D16])*100" office:value-type="float" office:value="48.6486486486487" calcext:value-type="float">
            <text:p>48.6486486486487</text:p>
          </table:table-cell>
          <table:table-cell table:formula="of:=([.B16]+[.D16])/SUM([.B16:.E16])*100" office:value-type="float" office:value="69.1525423728814" calcext:value-type="float">
            <text:p>69.1525423728814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J16]/([.J16]+[.M16])*100" office:value-type="float" office:value="28.8135593220339" calcext:value-type="float">
            <text:p>28.8135593220339</text:p>
          </table:table-cell>
          <table:table-cell table:formula="of:=[.K16]/([.K16]+[.L16])*100" office:value-type="float" office:value="25.9887005649718" calcext:value-type="float">
            <text:p>25.9887005649718</text:p>
          </table:table-cell>
          <table:table-cell table:formula="of:=([.J16]+[.L16])/SUM([.J16:.M16])*100" office:value-type="float" office:value="55.9322033898305" calcext:value-type="float">
            <text:p>55.9322033898305</text:p>
          </table:table-cell>
        </table:table-row>
        <table:table-row table:style-name="ro2">
          <table:covered-table-cell/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7]/([.B17]+[.E17])*100" office:value-type="float" office:value="99.1596638655462" calcext:value-type="float">
            <text:p>99.1596638655462</text:p>
          </table:table-cell>
          <table:table-cell table:formula="of:=[.C17]/([.C17]+[.D17])*100" office:value-type="float" office:value="45.4545454545455" calcext:value-type="float">
            <text:p>45.4545454545455</text:p>
          </table:table-cell>
          <table:table-cell table:formula="of:=([.B17]+[.D17])/SUM([.B17:.E17])*100" office:value-type="float" office:value="72.5423728813559" calcext:value-type="float">
            <text:p>72.5423728813559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J17]/([.J17]+[.M17])*100" office:value-type="float" office:value="49.5798319327731" calcext:value-type="float">
            <text:p>49.5798319327731</text:p>
          </table:table-cell>
          <table:table-cell table:formula="of:=[.K17]/([.K17]+[.L17])*100" office:value-type="float" office:value="38.6363636363636" calcext:value-type="float">
            <text:p>38.6363636363636</text:p>
          </table:table-cell>
          <table:table-cell table:formula="of:=([.J17]+[.L17])/SUM([.J17:.M17])*100" office:value-type="float" office:value="56.6101694915254" calcext:value-type="float">
            <text:p>56.6101694915254</text:p>
          </table:table-cell>
        </table:table-row>
        <table:table-row table:style-name="ro2">
          <table:covered-table-cell table:style-name="ce2"/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8]/([.B18]+[.E18])*100" office:value-type="float" office:value="98.3193277310924" calcext:value-type="float">
            <text:p>98.3193277310924</text:p>
          </table:table-cell>
          <table:table-cell table:formula="of:=[.C18]/([.C18]+[.D18])*100" office:value-type="float" office:value="48.2954545454546" calcext:value-type="float">
            <text:p>48.2954545454546</text:p>
          </table:table-cell>
          <table:table-cell table:formula="of:=([.B18]+[.D18])/SUM([.B18:.E18])*100" office:value-type="float" office:value="70.5084745762712" calcext:value-type="float">
            <text:p>70.5084745762712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123" calcext:value-type="float">
            <text:p>123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J18]/([.J18]+[.M18])*100" office:value-type="float" office:value="42.7536231884058" calcext:value-type="float">
            <text:p>42.7536231884058</text:p>
          </table:table-cell>
          <table:table-cell table:formula="of:=[.K18]/([.K18]+[.L18])*100" office:value-type="float" office:value="21.656050955414" calcext:value-type="float">
            <text:p>21.656050955414</text:p>
          </table:table-cell>
          <table:table-cell table:formula="of:=([.J18]+[.L18])/SUM([.J18:.M18])*100" office:value-type="float" office:value="61.6949152542373" calcext:value-type="float">
            <text:p>61.6949152542373</text:p>
          </table:table-cell>
        </table:table-row>
        <table:table-row table:style-name="ro2">
          <table:table-cell table:style-name="ce2"/>
          <table:table-cell table:number-columns-repeated="4"/>
          <table:table-cell table:style-name="ce9"/>
          <table:table-cell table:style-name="ce10" table:formula="of:=AVERAGE([.G16:.G18])" office:value-type="float" office:value="98.8566335625159" calcext:value-type="float">
            <text:p>98.8566335625159</text:p>
          </table:table-cell>
          <table:table-cell table:style-name="ce10" table:formula="of:=AVERAGE([.H16:.H18])" office:value-type="float" office:value="47.4662162162162" calcext:value-type="float">
            <text:p>47.4662162162162</text:p>
          </table:table-cell>
          <table:table-cell table:style-name="ce10" table:formula="of:=AVERAGE([.I16:.I18])" office:value-type="float" office:value="70.7344632768362" calcext:value-type="float">
            <text:p>70.7344632768362</text:p>
          </table:table-cell>
          <table:table-cell table:number-columns-repeated="4"/>
          <table:table-cell table:style-name="ce9"/>
          <table:table-cell table:style-name="ce10" table:formula="of:=AVERAGE([.O16:.O18])" office:value-type="float" office:value="40.3823381477376" calcext:value-type="float">
            <text:p>40.3823381477376</text:p>
          </table:table-cell>
          <table:table-cell table:style-name="ce10" table:formula="of:=AVERAGE([.P16:.P18])" office:value-type="float" office:value="28.7603717189165" calcext:value-type="float">
            <text:p>28.7603717189165</text:p>
          </table:table-cell>
          <table:table-cell table:style-name="ce10" table:formula="of:=AVERAGE([.Q16:.Q18])" office:value-type="float" office:value="58.0790960451977" calcext:value-type="float">
            <text:p>58.0790960451977</text:p>
          </table:table-cell>
        </table:table-row>
        <table:table-row table:style-name="ro2">
          <table:table-cell table:style-name="ce4" office:value-type="float" office:value="0.5" calcext:value-type="float" table:number-columns-spanned="1" table:number-rows-spanned="3">
            <text:p>0.5</text:p>
          </table:table-cell>
          <table:table-cell office:value-type="float" office:value="151" calcext:value-type="float">
            <text:p>151</text:p>
          </table:table-cell>
          <table:table-cell office:value-type="float" office:value="124" calcext:value-type="float">
            <text:p>1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0]/([.B20]+[.E20])*100" office:value-type="float" office:value="100" calcext:value-type="float">
            <text:p>100</text:p>
          </table:table-cell>
          <table:table-cell table:formula="of:=[.C20]/([.C20]+[.D20])*100" office:value-type="float" office:value="86.1111111111111" calcext:value-type="float">
            <text:p>86.1111111111111</text:p>
          </table:table-cell>
          <table:table-cell table:formula="of:=([.B20]+[.D20])/SUM([.B20:.E20])*100" office:value-type="float" office:value="57.9661016949153" calcext:value-type="float">
            <text:p>57.966101694915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J20]/([.J20]+[.M20])*100" office:value-type="float" office:value="26.5734265734266" calcext:value-type="float">
            <text:p>26.5734265734266</text:p>
          </table:table-cell>
          <table:table-cell table:formula="of:=[.K20]/([.K20]+[.L20])*100" office:value-type="float" office:value="26.9736842105263" calcext:value-type="float">
            <text:p>26.9736842105263</text:p>
          </table:table-cell>
          <table:table-cell table:formula="of:=([.J20]+[.L20])/SUM([.J20:.M20])*100" office:value-type="float" office:value="50.5084745762712" calcext:value-type="float">
            <text:p>50.5084745762712</text:p>
          </table:table-cell>
        </table:table-row>
        <table:table-row table:style-name="ro2">
          <table:covered-table-cell table:style-name="ce2"/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1]/([.B21]+[.E21])*100" office:value-type="float" office:value="99.3150684931507" calcext:value-type="float">
            <text:p>99.3150684931507</text:p>
          </table:table-cell>
          <table:table-cell table:formula="of:=[.C21]/([.C21]+[.D21])*100" office:value-type="float" office:value="95.3020134228188" calcext:value-type="float">
            <text:p>95.3020134228188</text:p>
          </table:table-cell>
          <table:table-cell table:formula="of:=([.B21]+[.D21])/SUM([.B21:.E21])*100" office:value-type="float" office:value="51.5254237288136" calcext:value-type="float">
            <text:p>51.525423728813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24" calcext:value-type="float">
            <text:p>12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J21]/([.J21]+[.M21])*100" office:value-type="float" office:value="32.3308270676692" calcext:value-type="float">
            <text:p>32.3308270676692</text:p>
          </table:table-cell>
          <table:table-cell table:formula="of:=[.K21]/([.K21]+[.L21])*100" office:value-type="float" office:value="23.4567901234568" calcext:value-type="float">
            <text:p>23.4567901234568</text:p>
          </table:table-cell>
          <table:table-cell table:formula="of:=([.J21]+[.L21])/SUM([.J21:.M21])*100" office:value-type="float" office:value="56.6101694915254" calcext:value-type="float">
            <text:p>56.6101694915254</text:p>
          </table:table-cell>
        </table:table-row>
        <table:table-row table:style-name="ro2">
          <table:covered-table-cell table:style-name="ce2"/>
          <table:table-cell office:value-type="float" office:value="153" calcext:value-type="float">
            <text:p>153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2]/([.B22]+[.E22])*100" office:value-type="float" office:value="99.3506493506494" calcext:value-type="float">
            <text:p>99.3506493506494</text:p>
          </table:table-cell>
          <table:table-cell table:formula="of:=[.C22]/([.C22]+[.D22])*100" office:value-type="float" office:value="96.4539007092199" calcext:value-type="float">
            <text:p>96.4539007092199</text:p>
          </table:table-cell>
          <table:table-cell table:formula="of:=([.B22]+[.D22])/SUM([.B22:.E22])*100" office:value-type="float" office:value="53.5593220338983" calcext:value-type="float">
            <text:p>53.559322033898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J22]/([.J22]+[.M22])*100" office:value-type="float" office:value="30.2158273381295" calcext:value-type="float">
            <text:p>30.2158273381295</text:p>
          </table:table-cell>
          <table:table-cell table:formula="of:=[.K22]/([.K22]+[.L22])*100" office:value-type="float" office:value="26.2820512820513" calcext:value-type="float">
            <text:p>26.2820512820513</text:p>
          </table:table-cell>
          <table:table-cell table:formula="of:=([.J22]+[.L22])/SUM([.J22:.M22])*100" office:value-type="float" office:value="53.2203389830509" calcext:value-type="float">
            <text:p>53.2203389830509</text:p>
          </table:table-cell>
        </table:table-row>
        <table:table-row table:style-name="ro2">
          <table:table-cell table:style-name="ce2"/>
          <table:table-cell table:number-columns-repeated="4"/>
          <table:table-cell table:style-name="ce9"/>
          <table:table-cell table:style-name="ce10" table:formula="of:=AVERAGE([.G20:.G22])" office:value-type="float" office:value="99.5552392812667" calcext:value-type="float">
            <text:p>99.5552392812667</text:p>
          </table:table-cell>
          <table:table-cell table:style-name="ce10" table:formula="of:=AVERAGE([.H20:.H22])" office:value-type="float" office:value="92.6223417477166" calcext:value-type="float">
            <text:p>92.6223417477166</text:p>
          </table:table-cell>
          <table:table-cell table:style-name="ce10" table:formula="of:=AVERAGE([.I20:.I22])" office:value-type="float" office:value="54.3502824858757" calcext:value-type="float">
            <text:p>54.3502824858757</text:p>
          </table:table-cell>
          <table:table-cell table:number-columns-repeated="4"/>
          <table:table-cell table:style-name="ce9"/>
          <table:table-cell table:style-name="ce10" table:formula="of:=AVERAGE([.O20:.O22])" office:value-type="float" office:value="29.7066936597417" calcext:value-type="float">
            <text:p>29.7066936597417</text:p>
          </table:table-cell>
          <table:table-cell table:style-name="ce10" table:formula="of:=AVERAGE([.P20:.P22])" office:value-type="float" office:value="25.5708418720115" calcext:value-type="float">
            <text:p>25.5708418720115</text:p>
          </table:table-cell>
          <table:table-cell table:style-name="ce10" table:formula="of:=AVERAGE([.Q20:.Q22])" office:value-type="float" office:value="53.4463276836158" calcext:value-type="float">
            <text:p>53.4463276836158</text:p>
          </table:table-cell>
        </table:table-row>
        <table:table-row table:style-name="ro2">
          <table:table-cell table:style-name="ce4" office:value-type="float" office:value="0.6" calcext:value-type="float" table:number-columns-spanned="1" table:number-rows-spanned="3">
            <text:p>0.6</text:p>
          </table:table-cell>
          <table:table-cell office:value-type="float" office:value="187" calcext:value-type="float">
            <text:p>187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4]/([.B24]+[.E24])*100" office:value-type="float" office:value="99.468085106383" calcext:value-type="float">
            <text:p>99.468085106383</text:p>
          </table:table-cell>
          <table:table-cell table:formula="of:=[.C24]/([.C24]+[.D24])*100" office:value-type="float" office:value="100" calcext:value-type="float">
            <text:p>100</text:p>
          </table:table-cell>
          <table:table-cell table:formula="of:=([.B24]+[.D24])/SUM([.B24:.E24])*100" office:value-type="float" office:value="63.3898305084746" calcext:value-type="float">
            <text:p>63.3898305084746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J24]/([.J24]+[.M24])*100" office:value-type="float" office:value="30.0546448087432" calcext:value-type="float">
            <text:p>30.0546448087432</text:p>
          </table:table-cell>
          <table:table-cell table:formula="of:=[.K24]/([.K24]+[.L24])*100" office:value-type="float" office:value="29.4642857142857" calcext:value-type="float">
            <text:p>29.4642857142857</text:p>
          </table:table-cell>
          <table:table-cell table:formula="of:=([.J24]+[.L24])/SUM([.J24:.M24])*100" office:value-type="float" office:value="45.4237288135593" calcext:value-type="float">
            <text:p>45.4237288135593</text:p>
          </table:table-cell>
        </table:table-row>
        <table:table-row table:style-name="ro2">
          <table:covered-table-cell/>
          <table:table-cell office:value-type="float" office:value="174" calcext:value-type="float">
            <text:p>17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5]/([.B25]+[.E25])*100" office:value-type="float" office:value="98.8636363636364" calcext:value-type="float">
            <text:p>98.8636363636364</text:p>
          </table:table-cell>
          <table:table-cell table:formula="of:=[.C25]/([.C25]+[.D25])*100" office:value-type="float" office:value="49.5798319327731" calcext:value-type="float">
            <text:p>49.5798319327731</text:p>
          </table:table-cell>
          <table:table-cell table:formula="of:=([.B25]+[.D25])/SUM([.B25:.E25])*100" office:value-type="float" office:value="79.3220338983051" calcext:value-type="float">
            <text:p>79.3220338983051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J25]/([.J25]+[.M25])*100" office:value-type="float" office:value="27.1186440677966" calcext:value-type="float">
            <text:p>27.1186440677966</text:p>
          </table:table-cell>
          <table:table-cell table:formula="of:=[.K25]/([.K25]+[.L25])*100" office:value-type="float" office:value="24.5762711864407" calcext:value-type="float">
            <text:p>24.5762711864407</text:p>
          </table:table-cell>
          <table:table-cell table:formula="of:=([.J25]+[.L25])/SUM([.J25:.M25])*100" office:value-type="float" office:value="46.4406779661017" calcext:value-type="float">
            <text:p>46.4406779661017</text:p>
          </table:table-cell>
        </table:table-row>
        <table:table-row table:style-name="ro2">
          <table:covered-table-cell/>
          <table:table-cell office:value-type="float" office:value="182" calcext:value-type="float">
            <text:p>18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6]/([.B26]+[.E26])*100" office:value-type="float" office:value="98.3783783783784" calcext:value-type="float">
            <text:p>98.3783783783784</text:p>
          </table:table-cell>
          <table:table-cell table:formula="of:=[.C26]/([.C26]+[.D26])*100" office:value-type="float" office:value="49.0909090909091" calcext:value-type="float">
            <text:p>49.0909090909091</text:p>
          </table:table-cell>
          <table:table-cell table:formula="of:=([.B26]+[.D26])/SUM([.B26:.E26])*100" office:value-type="float" office:value="80.6779661016949" calcext:value-type="float">
            <text:p>80.6779661016949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J26]/([.J26]+[.M26])*100" office:value-type="float" office:value="40.4494382022472" calcext:value-type="float">
            <text:p>40.4494382022472</text:p>
          </table:table-cell>
          <table:table-cell table:formula="of:=[.K26]/([.K26]+[.L26])*100" office:value-type="float" office:value="36.7521367521368" calcext:value-type="float">
            <text:p>36.7521367521368</text:p>
          </table:table-cell>
          <table:table-cell table:formula="of:=([.J26]+[.L26])/SUM([.J26:.M26])*100" office:value-type="float" office:value="49.4915254237288" calcext:value-type="float">
            <text:p>49.4915254237288</text:p>
          </table:table-cell>
        </table:table-row>
        <table:table-row table:style-name="ro2">
          <table:table-cell table:number-columns-repeated="5"/>
          <table:table-cell table:style-name="ce9"/>
          <table:table-cell table:style-name="ce10" table:formula="of:=AVERAGE([.G24:.G26])" office:value-type="float" office:value="98.9033666161326" calcext:value-type="float">
            <text:p>98.9033666161326</text:p>
          </table:table-cell>
          <table:table-cell table:style-name="ce10" table:formula="of:=AVERAGE([.H24:.H26])" office:value-type="float" office:value="66.2235803412274" calcext:value-type="float">
            <text:p>66.2235803412274</text:p>
          </table:table-cell>
          <table:table-cell table:style-name="ce10" table:formula="of:=AVERAGE([.I24:.I26])" office:value-type="float" office:value="74.4632768361582" calcext:value-type="float">
            <text:p>74.4632768361582</text:p>
          </table:table-cell>
          <table:table-cell table:number-columns-repeated="4"/>
          <table:table-cell table:style-name="ce9"/>
          <table:table-cell table:style-name="ce10" table:formula="of:=AVERAGE([.O24:.O26])" office:value-type="float" office:value="32.5409090262623" calcext:value-type="float">
            <text:p>32.5409090262623</text:p>
          </table:table-cell>
          <table:table-cell table:style-name="ce10" table:formula="of:=AVERAGE([.P24:.P26])" office:value-type="float" office:value="30.264231217621" calcext:value-type="float">
            <text:p>30.264231217621</text:p>
          </table:table-cell>
          <table:table-cell table:style-name="ce10" table:formula="of:=AVERAGE([.Q24:.Q26])" office:value-type="float" office:value="47.1186440677966" calcext:value-type="float">
            <text:p>47.1186440677966</text:p>
          </table:table-cell>
        </table:table-row>
        <table:table-row table:style-name="ro2">
          <table:table-cell table:style-name="ce4" office:value-type="float" office:value="0.7" calcext:value-type="float" table:number-columns-spanned="1" table:number-rows-spanned="3">
            <text:p>0.7</text:p>
          </table:table-cell>
          <table:table-cell office:value-type="float" office:value="211" calcext:value-type="float">
            <text:p>21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8]/([.B28]+[.E28])*100" office:value-type="float" office:value="99.5283018867925" calcext:value-type="float">
            <text:p>99.5283018867925</text:p>
          </table:table-cell>
          <table:table-cell table:formula="of:=[.C28]/([.C28]+[.D28])*100" office:value-type="float" office:value="100" calcext:value-type="float">
            <text:p>100</text:p>
          </table:table-cell>
          <table:table-cell table:formula="of:=([.B28]+[.D28])/SUM([.B28:.E28])*100" office:value-type="float" office:value="71.5254237288136" calcext:value-type="float">
            <text:p>71.5254237288136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[.J28]/([.J28]+[.M28])*100" office:value-type="float" office:value="23.4146341463415" calcext:value-type="float">
            <text:p>23.4146341463415</text:p>
          </table:table-cell>
          <table:table-cell table:formula="of:=[.K28]/([.K28]+[.L28])*100" office:value-type="float" office:value="25.5555555555556" calcext:value-type="float">
            <text:p>25.5555555555556</text:p>
          </table:table-cell>
          <table:table-cell table:formula="of:=([.J28]+[.L28])/SUM([.J28:.M28])*100" office:value-type="float" office:value="38.9830508474576" calcext:value-type="float">
            <text:p>38.9830508474576</text:p>
          </table:table-cell>
        </table:table-row>
        <table:table-row table:style-name="ro2">
          <table:covered-table-cell/>
          <table:table-cell office:value-type="float" office:value="202" calcext:value-type="float">
            <text:p>202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9]/([.B29]+[.E29])*100" office:value-type="float" office:value="99.5073891625616" calcext:value-type="float">
            <text:p>99.5073891625616</text:p>
          </table:table-cell>
          <table:table-cell table:formula="of:=[.C29]/([.C29]+[.D29])*100" office:value-type="float" office:value="100" calcext:value-type="float">
            <text:p>100</text:p>
          </table:table-cell>
          <table:table-cell table:formula="of:=([.B29]+[.D29])/SUM([.B29:.E29])*100" office:value-type="float" office:value="68.4745762711864" calcext:value-type="float">
            <text:p>68.4745762711864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[.J29]/([.J29]+[.M29])*100" office:value-type="float" office:value="25.7281553398058" calcext:value-type="float">
            <text:p>25.7281553398058</text:p>
          </table:table-cell>
          <table:table-cell table:formula="of:=[.K29]/([.K29]+[.L29])*100" office:value-type="float" office:value="29.2134831460674" calcext:value-type="float">
            <text:p>29.2134831460674</text:p>
          </table:table-cell>
          <table:table-cell table:formula="of:=([.J29]+[.L29])/SUM([.J29:.M29])*100" office:value-type="float" office:value="39.3220338983051" calcext:value-type="float">
            <text:p>39.3220338983051</text:p>
          </table:table-cell>
        </table:table-row>
        <table:table-row table:style-name="ro2">
          <table:covered-table-cell/>
          <table:table-cell office:value-type="float" office:value="208" calcext:value-type="float">
            <text:p>208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0]/([.B30]+[.E30])*100" office:value-type="float" office:value="99.5215311004785" calcext:value-type="float">
            <text:p>99.5215311004785</text:p>
          </table:table-cell>
          <table:table-cell table:formula="of:=[.C30]/([.C30]+[.D30])*100" office:value-type="float" office:value="97.6744186046512" calcext:value-type="float">
            <text:p>97.6744186046512</text:p>
          </table:table-cell>
          <table:table-cell table:formula="of:=([.B30]+[.D30])/SUM([.B30:.E30])*100" office:value-type="float" office:value="71.1864406779661" calcext:value-type="float">
            <text:p>71.1864406779661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[.J30]/([.J30]+[.M30])*100" office:value-type="float" office:value="32.1951219512195" calcext:value-type="float">
            <text:p>32.1951219512195</text:p>
          </table:table-cell>
          <table:table-cell table:formula="of:=[.K30]/([.K30]+[.L30])*100" office:value-type="float" office:value="30" calcext:value-type="float">
            <text:p>30</text:p>
          </table:table-cell>
          <table:table-cell table:formula="of:=([.J30]+[.L30])/SUM([.J30:.M30])*100" office:value-type="float" office:value="43.728813559322" calcext:value-type="float">
            <text:p>43.728813559322</text:p>
          </table:table-cell>
        </table:table-row>
        <table:table-row table:style-name="ro2">
          <table:table-cell table:number-columns-repeated="5"/>
          <table:table-cell table:style-name="ce9"/>
          <table:table-cell table:style-name="ce10" table:formula="of:=AVERAGE([.G28:.G30])" office:value-type="float" office:value="99.5190740499442" calcext:value-type="float">
            <text:p>99.5190740499442</text:p>
          </table:table-cell>
          <table:table-cell table:style-name="ce10" table:formula="of:=AVERAGE([.H28:.H30])" office:value-type="float" office:value="99.2248062015504" calcext:value-type="float">
            <text:p>99.2248062015504</text:p>
          </table:table-cell>
          <table:table-cell table:style-name="ce10" table:formula="of:=AVERAGE([.I28:.I30])" office:value-type="float" office:value="70.3954802259887" calcext:value-type="float">
            <text:p>70.3954802259887</text:p>
          </table:table-cell>
          <table:table-cell table:number-columns-repeated="4"/>
          <table:table-cell table:style-name="ce9"/>
          <table:table-cell table:style-name="ce10" table:formula="of:=AVERAGE([.O28:.O30])" office:value-type="float" office:value="27.1126371457889" calcext:value-type="float">
            <text:p>27.1126371457889</text:p>
          </table:table-cell>
          <table:table-cell table:style-name="ce10" table:formula="of:=AVERAGE([.P28:.P30])" office:value-type="float" office:value="28.2563462338743" calcext:value-type="float">
            <text:p>28.2563462338743</text:p>
          </table:table-cell>
          <table:table-cell table:style-name="ce10" table:formula="of:=AVERAGE([.Q28:.Q30])" office:value-type="float" office:value="40.6779661016949" calcext:value-type="float">
            <text:p>40.6779661016949</text:p>
          </table:table-cell>
        </table:table-row>
        <table:table-row table:style-name="ro2">
          <table:table-cell table:style-name="ce4" office:value-type="float" office:value="0.8" calcext:value-type="float" table:number-columns-spanned="1" table:number-rows-spanned="3">
            <text:p>0.8</text:p>
          </table:table-cell>
          <table:table-cell office:value-type="float" office:value="235" calcext:value-type="float">
            <text:p>23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2]/([.B32]+[.E32])*100" office:value-type="float" office:value="99.5762711864407" calcext:value-type="float">
            <text:p>99.5762711864407</text:p>
          </table:table-cell>
          <table:table-cell table:formula="of:=[.C32]/([.C32]+[.D32])*100" office:value-type="float" office:value="100" calcext:value-type="float">
            <text:p>100</text:p>
          </table:table-cell>
          <table:table-cell table:formula="of:=([.B32]+[.D32])/SUM([.B32:.E32])*100" office:value-type="float" office:value="79.6610169491525" calcext:value-type="float">
            <text:p>79.6610169491525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[.J32]/([.J32]+[.M32])*100" office:value-type="float" office:value="24.1803278688525" calcext:value-type="float">
            <text:p>24.1803278688525</text:p>
          </table:table-cell>
          <table:table-cell table:formula="of:=[.K32]/([.K32]+[.L32])*100" office:value-type="float" office:value="29.4117647058824" calcext:value-type="float">
            <text:p>29.4117647058824</text:p>
          </table:table-cell>
          <table:table-cell table:formula="of:=([.J32]+[.L32])/SUM([.J32:.M32])*100" office:value-type="float" office:value="32.2033898305085" calcext:value-type="float">
            <text:p>32.2033898305085</text:p>
          </table:table-cell>
        </table:table-row>
        <table:table-row table:style-name="ro2">
          <table:covered-table-cell/>
          <table:table-cell office:value-type="float" office:value="214" calcext:value-type="float">
            <text:p>21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33]/([.B33]+[.E33])*100" office:value-type="float" office:value="98.6175115207373" calcext:value-type="float">
            <text:p>98.6175115207373</text:p>
          </table:table-cell>
          <table:table-cell table:formula="of:=[.C33]/([.C33]+[.D33])*100" office:value-type="float" office:value="51.2820512820513" calcext:value-type="float">
            <text:p>51.2820512820513</text:p>
          </table:table-cell>
          <table:table-cell table:formula="of:=([.B33]+[.D33])/SUM([.B33:.E33])*100" office:value-type="float" office:value="85.4237288135593" calcext:value-type="float">
            <text:p>85.4237288135593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J33]/([.J33]+[.M33])*100" office:value-type="float" office:value="25.2136752136752" calcext:value-type="float">
            <text:p>25.2136752136752</text:p>
          </table:table-cell>
          <table:table-cell table:formula="of:=[.K33]/([.K33]+[.L33])*100" office:value-type="float" office:value="19.672131147541" calcext:value-type="float">
            <text:p>19.672131147541</text:p>
          </table:table-cell>
          <table:table-cell table:formula="of:=([.J33]+[.L33])/SUM([.J33:.M33])*100" office:value-type="float" office:value="36.6101694915254" calcext:value-type="float">
            <text:p>36.6101694915254</text:p>
          </table:table-cell>
        </table:table-row>
        <table:table-row table:style-name="ro2">
          <table:covered-table-cell/>
          <table:table-cell office:value-type="float" office:value="229" calcext:value-type="float">
            <text:p>22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4]/([.B34]+[.E34])*100" office:value-type="float" office:value="99.5652173913043" calcext:value-type="float">
            <text:p>99.5652173913043</text:p>
          </table:table-cell>
          <table:table-cell table:formula="of:=[.C34]/([.C34]+[.D34])*100" office:value-type="float" office:value="100" calcext:value-type="float">
            <text:p>100</text:p>
          </table:table-cell>
          <table:table-cell table:formula="of:=([.B34]+[.D34])/SUM([.B34:.E34])*100" office:value-type="float" office:value="77.6271186440678" calcext:value-type="float">
            <text:p>77.6271186440678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J34]/([.J34]+[.M34])*100" office:value-type="float" office:value="23.8297872340426" calcext:value-type="float">
            <text:p>23.8297872340426</text:p>
          </table:table-cell>
          <table:table-cell table:formula="of:=[.K34]/([.K34]+[.L34])*100" office:value-type="float" office:value="21.6666666666667" calcext:value-type="float">
            <text:p>21.6666666666667</text:p>
          </table:table-cell>
          <table:table-cell table:formula="of:=([.J34]+[.L34])/SUM([.J34:.M34])*100" office:value-type="float" office:value="34.9152542372881" calcext:value-type="float">
            <text:p>34.9152542372881</text:p>
          </table:table-cell>
        </table:table-row>
        <table:table-row table:style-name="ro2">
          <table:table-cell table:number-columns-repeated="5"/>
          <table:table-cell table:style-name="ce9"/>
          <table:table-cell table:style-name="ce10" table:formula="of:=AVERAGE([.G32:.G34])" office:value-type="float" office:value="99.2530000328275" calcext:value-type="float">
            <text:p>99.2530000328275</text:p>
          </table:table-cell>
          <table:table-cell table:style-name="ce10" table:formula="of:=AVERAGE([.H32:.H34])" office:value-type="float" office:value="83.7606837606838" calcext:value-type="float">
            <text:p>83.7606837606838</text:p>
          </table:table-cell>
          <table:table-cell table:style-name="ce10" table:formula="of:=AVERAGE([.I32:.I34])" office:value-type="float" office:value="80.9039548022599" calcext:value-type="float">
            <text:p>80.9039548022599</text:p>
          </table:table-cell>
          <table:table-cell table:number-columns-repeated="4"/>
          <table:table-cell table:style-name="ce9"/>
          <table:table-cell table:style-name="ce10" table:formula="of:=AVERAGE([.O32:.O34])" office:value-type="float" office:value="24.4079301055234" calcext:value-type="float">
            <text:p>24.4079301055234</text:p>
          </table:table-cell>
          <table:table-cell table:style-name="ce10" table:formula="of:=AVERAGE([.P32:.P34])" office:value-type="float" office:value="23.58352084003" calcext:value-type="float">
            <text:p>23.58352084003</text:p>
          </table:table-cell>
          <table:table-cell table:style-name="ce10" table:formula="of:=AVERAGE([.Q32:.Q34])" office:value-type="float" office:value="34.5762711864407" calcext:value-type="float">
            <text:p>34.5762711864407</text:p>
          </table:table-cell>
        </table:table-row>
        <table:table-row table:style-name="ro2">
          <table:table-cell table:style-name="ce4" office:value-type="float" office:value="0.9" calcext:value-type="float" table:number-columns-spanned="1" table:number-rows-spanned="3">
            <text:p>0.9</text:p>
          </table:table-cell>
          <table:table-cell office:value-type="float" office:value="262" calcext:value-type="float">
            <text:p>26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6]/([.B36]+[.E36])*100" office:value-type="float" office:value="99.6197718631179" calcext:value-type="float">
            <text:p>99.6197718631179</text:p>
          </table:table-cell>
          <table:table-cell table:formula="of:=[.C36]/([.C36]+[.D36])*100" office:value-type="float" office:value="100" calcext:value-type="float">
            <text:p>100</text:p>
          </table:table-cell>
          <table:table-cell table:formula="of:=([.B36]+[.D36])/SUM([.B36:.E36])*100" office:value-type="float" office:value="88.8135593220339" calcext:value-type="float">
            <text:p>88.8135593220339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J36]/([.J36]+[.M36])*100" office:value-type="float" office:value="27.2727272727273" calcext:value-type="float">
            <text:p>27.2727272727273</text:p>
          </table:table-cell>
          <table:table-cell table:formula="of:=[.K36]/([.K36]+[.L36])*100" office:value-type="float" office:value="41.9354838709677" calcext:value-type="float">
            <text:p>41.9354838709677</text:p>
          </table:table-cell>
          <table:table-cell table:formula="of:=([.J36]+[.L36])/SUM([.J36:.M36])*100" office:value-type="float" office:value="30.5084745762712" calcext:value-type="float">
            <text:p>30.5084745762712</text:p>
          </table:table-cell>
        </table:table-row>
        <table:table-row table:style-name="ro2">
          <table:covered-table-cell/>
          <table:table-cell office:value-type="float" office:value="273" calcext:value-type="float">
            <text:p>27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7]/([.B37]+[.E37])*100" office:value-type="float" office:value="99.6350364963504" calcext:value-type="float">
            <text:p>99.6350364963504</text:p>
          </table:table-cell>
          <table:table-cell table:formula="of:=[.C37]/([.C37]+[.D37])*100" office:value-type="float" office:value="100" calcext:value-type="float">
            <text:p>100</text:p>
          </table:table-cell>
          <table:table-cell table:formula="of:=([.B37]+[.D37])/SUM([.B37:.E37])*100" office:value-type="float" office:value="92.5423728813559" calcext:value-type="float">
            <text:p>92.5423728813559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J37]/([.J37]+[.M37])*100" office:value-type="float" office:value="31.8007662835249" calcext:value-type="float">
            <text:p>31.8007662835249</text:p>
          </table:table-cell>
          <table:table-cell table:formula="of:=[.K37]/([.K37]+[.L37])*100" office:value-type="float" office:value="44.1176470588235" calcext:value-type="float">
            <text:p>44.1176470588235</text:p>
          </table:table-cell>
          <table:table-cell table:formula="of:=([.J37]+[.L37])/SUM([.J37:.M37])*100" office:value-type="float" office:value="34.5762711864407" calcext:value-type="float">
            <text:p>34.5762711864407</text:p>
          </table:table-cell>
        </table:table-row>
        <table:table-row table:style-name="ro2">
          <table:covered-table-cell table:style-name="ce2"/>
          <table:table-cell office:value-type="float" office:value="265" calcext:value-type="float">
            <text:p>26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8]/([.B38]+[.E38])*100" office:value-type="float" office:value="99.6240601503759" calcext:value-type="float">
            <text:p>99.6240601503759</text:p>
          </table:table-cell>
          <table:table-cell table:formula="of:=[.C38]/([.C38]+[.D38])*100" office:value-type="float" office:value="100" calcext:value-type="float">
            <text:p>100</text:p>
          </table:table-cell>
          <table:table-cell table:formula="of:=([.B38]+[.D38])/SUM([.B38:.E38])*100" office:value-type="float" office:value="89.8305084745763" calcext:value-type="float">
            <text:p>89.8305084745763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J38]/([.J38]+[.M38])*100" office:value-type="float" office:value="22.2222222222222" calcext:value-type="float">
            <text:p>22.2222222222222</text:p>
          </table:table-cell>
          <table:table-cell table:formula="of:=[.K38]/([.K38]+[.L38])*100" office:value-type="float" office:value="29.4117647058824" calcext:value-type="float">
            <text:p>29.4117647058824</text:p>
          </table:table-cell>
          <table:table-cell table:formula="of:=([.J38]+[.L38])/SUM([.J38:.M38])*100" office:value-type="float" office:value="27.7966101694915" calcext:value-type="float">
            <text:p>27.7966101694915</text:p>
          </table:table-cell>
        </table:table-row>
        <table:table-row table:style-name="ro2">
          <table:table-cell table:style-name="ce2"/>
          <table:table-cell table:number-columns-repeated="4"/>
          <table:table-cell table:style-name="ce9"/>
          <table:table-cell table:style-name="ce10" table:formula="of:=AVERAGE([.G36:.G38])" office:value-type="float" office:value="99.6262895032814" calcext:value-type="float">
            <text:p>99.6262895032814</text:p>
          </table:table-cell>
          <table:table-cell table:style-name="ce10" table:formula="of:=AVERAGE([.H36:.H38])" office:value-type="float" office:value="100" calcext:value-type="float">
            <text:p>100</text:p>
          </table:table-cell>
          <table:table-cell table:style-name="ce10" table:formula="of:=AVERAGE([.I36:.I38])" office:value-type="float" office:value="90.3954802259887" calcext:value-type="float">
            <text:p>90.3954802259887</text:p>
          </table:table-cell>
          <table:table-cell table:number-columns-repeated="4"/>
          <table:table-cell table:style-name="ce9"/>
          <table:table-cell table:style-name="ce10" table:formula="of:=AVERAGE([.O36:.O38])" office:value-type="float" office:value="27.0985719261581" calcext:value-type="float">
            <text:p>27.0985719261581</text:p>
          </table:table-cell>
          <table:table-cell table:style-name="ce10" table:formula="of:=AVERAGE([.P36:.P38])" office:value-type="float" office:value="38.4882985452245" calcext:value-type="float">
            <text:p>38.4882985452245</text:p>
          </table:table-cell>
          <table:table-cell table:style-name="ce10" table:formula="of:=AVERAGE([.Q36:.Q38])" office:value-type="float" office:value="30.9604519774011" calcext:value-type="float">
            <text:p>30.9604519774011</text:p>
          </table:table-cell>
        </table:table-row>
      </table:table>
      <table:table table:name="Mulrinomial-ROC" table:style-name="ta1">
        <table:table-column table:style-name="co3" table:default-cell-style-name="ce13"/>
        <table:table-column table:style-name="co4" table:number-columns-repeated="8" table:default-cell-style-name="ce2"/>
        <table:table-column table:style-name="co4" table:default-cell-style-name="ce13"/>
        <table:table-column table:style-name="co4" table:number-columns-repeated="8" table:default-cell-style-name="ce2"/>
        <table:table-column table:style-name="co4" table:default-cell-style-name="ce13"/>
        <table:table-column table:style-name="co4" table:number-columns-repeated="8" table:default-cell-style-name="ce2"/>
        <table:table-column table:style-name="co4" table:default-cell-style-name="ce13"/>
        <table:table-column table:style-name="co4" table:number-columns-repeated="8" table:default-cell-style-name="ce2"/>
        <table:table-column table:style-name="co4" table:default-cell-style-name="ce13"/>
        <table:table-column table:style-name="co4" table:number-columns-repeated="8" table:default-cell-style-name="ce2"/>
        <table:table-row table:style-name="ro2">
          <table:table-cell table:style-name="ce3"/>
          <table:table-cell table:style-name="ce11" office:value-type="string" calcext:value-type="string" table:number-columns-spanned="8" table:number-rows-spanned="1">
            <text:p>Α=0.1</text:p>
          </table:table-cell>
          <table:covered-table-cell table:number-columns-repeated="7" table:style-name="ce16"/>
          <table:table-cell table:style-name="ce3"/>
          <table:table-cell table:style-name="ce11" office:value-type="string" calcext:value-type="string" table:number-columns-spanned="8" table:number-rows-spanned="1">
            <text:p>Α=0.3</text:p>
          </table:table-cell>
          <table:covered-table-cell table:number-columns-repeated="7" table:style-name="ce16"/>
          <table:table-cell table:style-name="ce3"/>
          <table:table-cell table:style-name="ce11" office:value-type="string" calcext:value-type="string" table:number-columns-spanned="8" table:number-rows-spanned="1">
            <text:p>Α=0.5</text:p>
          </table:table-cell>
          <table:covered-table-cell table:number-columns-repeated="7" table:style-name="ce16"/>
          <table:table-cell table:style-name="ce3"/>
          <table:table-cell table:style-name="ce11" office:value-type="string" calcext:value-type="string" table:number-columns-spanned="8" table:number-rows-spanned="1">
            <text:p>Α=0.7</text:p>
          </table:table-cell>
          <table:covered-table-cell table:number-columns-repeated="7" table:style-name="ce16"/>
          <table:table-cell table:style-name="ce3"/>
          <table:table-cell table:style-name="ce11" office:value-type="string" calcext:value-type="string" table:number-columns-spanned="8" table:number-rows-spanned="1">
            <text:p>Α=0.9</text:p>
          </table:table-cell>
          <table:covered-table-cell table:number-columns-repeated="7" table:style-name="ce16"/>
        </table:table-row>
        <table:table-row table:style-name="ro2">
          <table:table-cell table:style-name="ce3" office:value-type="string" calcext:value-type="string">
            <text:p>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ACC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ACC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ACC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ACC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ACC</text:p>
          </table:table-cell>
        </table:table-row>
        <table:table-row table:style-name="ro2">
          <table:table-cell table:style-name="ce4" office:value-type="float" office:value="1000" calcext:value-type="float" table:number-columns-spanned="1" table:number-rows-spanned="3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]/([.B3]+[.E3])*100" office:value-type="float" office:value="100" calcext:value-type="float">
            <text:p>100</text:p>
          </table:table-cell>
          <table:table-cell table:formula="of:=[.C3]/([.C3]+[.D3])*100" office:value-type="float" office:value="10" calcext:value-type="float">
            <text:p>10</text:p>
          </table:table-cell>
          <table:table-cell table:formula="of:=([.B3]+[.D3])/SUM([.B3:.E3])*100" office:value-type="float" office:value="90.8474576271187" calcext:value-type="float">
            <text:p>90.8474576271187</text:p>
          </table:table-cell>
          <table:table-cell table:style-name="ce4" office:value-type="float" office:value="500" calcext:value-type="float" table:number-columns-spanned="1" table:number-rows-spanned="3">
            <text:p>500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K3]/([.K3]+[.N3])*100" office:value-type="float" office:value="89.795918367347" calcext:value-type="float">
            <text:p>89.795918367347</text:p>
          </table:table-cell>
          <table:table-cell table:formula="of:=[.L3]/([.L3]+[.M3])*100" office:value-type="float" office:value="14.7208121827411" calcext:value-type="float">
            <text:p>14.7208121827411</text:p>
          </table:table-cell>
          <table:table-cell table:formula="of:=([.K3]+[.M3])/SUM([.K3:.N3])*100" office:value-type="float" office:value="86.7796610169492" calcext:value-type="float">
            <text:p>86.7796610169492</text:p>
          </table:table-cell>
          <table:table-cell table:style-name="ce4" office:value-type="float" office:value="100" calcext:value-type="float" table:number-columns-spanned="1" table:number-rows-spanned="3">
            <text:p>100</text:p>
          </table:table-cell>
          <table:table-cell office:value-type="float" office:value="147" calcext:value-type="float">
            <text:p>147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T3]/([.T3]+[.W3])*100" office:value-type="float" office:value="97.3509933774835" calcext:value-type="float">
            <text:p>97.3509933774835</text:p>
          </table:table-cell>
          <table:table-cell table:formula="of:=[.U3]/([.U3]+[.V3])*100" office:value-type="float" office:value="34.0277777777778" calcext:value-type="float">
            <text:p>34.0277777777778</text:p>
          </table:table-cell>
          <table:table-cell table:formula="of:=([.T3]+[.V3])/SUM([.T3:.W3])*100" office:value-type="float" office:value="82.0338983050847" calcext:value-type="float">
            <text:p>82.0338983050847</text:p>
          </table:table-cell>
          <table:table-cell table:style-name="ce4" office:value-type="float" office:value="100" calcext:value-type="float" table:number-columns-spanned="1" table:number-rows-spanned="3">
            <text:p>100</text:p>
          </table:table-cell>
          <table:table-cell office:value-type="float" office:value="181" calcext:value-type="float">
            <text:p>181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C3]/([.AC3]+[.AF3])*100" office:value-type="float" office:value="91.8781725888325" calcext:value-type="float">
            <text:p>91.8781725888325</text:p>
          </table:table-cell>
          <table:table-cell table:formula="of:=[.AD3]/([.AD3]+[.AE3])*100" office:value-type="float" office:value="62.2448979591837" calcext:value-type="float">
            <text:p>62.2448979591837</text:p>
          </table:table-cell>
          <table:table-cell table:formula="of:=([.AC3]+[.AE3])/SUM([.AC3:.AF3])*100" office:value-type="float" office:value="73.8983050847458" calcext:value-type="float">
            <text:p>73.8983050847458</text:p>
          </table:table-cell>
          <table:table-cell table:style-name="ce4" office:value-type="float" office:value="100" calcext:value-type="float" table:number-columns-spanned="1" table:number-rows-spanned="3">
            <text:p>100</text:p>
          </table:table-cell>
          <table:table-cell office:value-type="float" office:value="235" calcext:value-type="float">
            <text:p>23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AL3]/([.AL3]+[.AO3])*100" office:value-type="float" office:value="87.037037037037" calcext:value-type="float">
            <text:p>87.037037037037</text:p>
          </table:table-cell>
          <table:table-cell table:formula="of:=[.AM3]/([.AM3]+[.AN3])*100" office:value-type="float" office:value="88" calcext:value-type="float">
            <text:p>88</text:p>
          </table:table-cell>
          <table:table-cell table:formula="of:=([.AL3]+[.AN3])/SUM([.AL3:.AO3])*100" office:value-type="float" office:value="80.6779661016949" calcext:value-type="float">
            <text:p>80.6779661016949</text:p>
          </table:table-cell>
        </table:table-row>
        <table:table-row table:style-name="ro2">
          <table:covered-table-cell/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4]/([.B4]+[.E4])*100" office:value-type="float" office:value="97.1428571428571" calcext:value-type="float">
            <text:p>97.1428571428571</text:p>
          </table:table-cell>
          <table:table-cell table:formula="of:=[.C4]/([.C4]+[.D4])*100" office:value-type="float" office:value="10.3846153846154" calcext:value-type="float">
            <text:p>10.3846153846154</text:p>
          </table:table-cell>
          <table:table-cell table:formula="of:=([.B4]+[.D4])/SUM([.B4:.E4])*100" office:value-type="float" office:value="90.5084745762712" calcext:value-type="float">
            <text:p>90.5084745762712</text:p>
          </table:table-cell>
          <table:covered-table-cell/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K4]/([.K4]+[.N4])*100" office:value-type="float" office:value="95.8333333333333" calcext:value-type="float">
            <text:p>95.8333333333333</text:p>
          </table:table-cell>
          <table:table-cell table:formula="of:=[.L4]/([.L4]+[.M4])*100" office:value-type="float" office:value="14.070351758794" calcext:value-type="float">
            <text:p>14.070351758794</text:p>
          </table:table-cell>
          <table:table-cell table:formula="of:=([.K4]+[.M4])/SUM([.K4:.N4])*100" office:value-type="float" office:value="89.1525423728814" calcext:value-type="float">
            <text:p>89.1525423728814</text:p>
          </table:table-cell>
          <table:covered-table-cell/>
          <table:table-cell office:value-type="float" office:value="129" calcext:value-type="float">
            <text:p>129</text:p>
          </table:table-cell>
          <table:table-cell office:value-type="float" office:value="44" calcext:value-type="float">
            <text:p>44</text:p>
          </table:table-cell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T4]/([.T4]+[.W4])*100" office:value-type="float" office:value="93.4782608695652" calcext:value-type="float">
            <text:p>93.4782608695652</text:p>
          </table:table-cell>
          <table:table-cell table:formula="of:=[.U4]/([.U4]+[.V4])*100" office:value-type="float" office:value="28.0254777070064" calcext:value-type="float">
            <text:p>28.0254777070064</text:p>
          </table:table-cell>
          <table:table-cell table:formula="of:=([.T4]+[.V4])/SUM([.T4:.W4])*100" office:value-type="float" office:value="82.0338983050847" calcext:value-type="float">
            <text:p>82.0338983050847</text:p>
          </table:table-cell>
          <table:covered-table-cell/>
          <table:table-cell office:value-type="float" office:value="193" calcext:value-type="float">
            <text:p>193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C4]/([.AC4]+[.AF4])*100" office:value-type="float" office:value="89.7674418604651" calcext:value-type="float">
            <text:p>89.7674418604651</text:p>
          </table:table-cell>
          <table:table-cell table:formula="of:=[.AD4]/([.AD4]+[.AE4])*100" office:value-type="float" office:value="71.25" calcext:value-type="float">
            <text:p>71.25</text:p>
          </table:table-cell>
          <table:table-cell table:formula="of:=([.AC4]+[.AE4])/SUM([.AC4:.AF4])*100" office:value-type="float" office:value="73.2203389830509" calcext:value-type="float">
            <text:p>73.2203389830509</text:p>
          </table:table-cell>
          <table:covered-table-cell/>
          <table:table-cell office:value-type="float" office:value="224" calcext:value-type="float">
            <text:p>22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L4]/([.AL4]+[.AO4])*100" office:value-type="float" office:value="85.1711026615969" calcext:value-type="float">
            <text:p>85.1711026615969</text:p>
          </table:table-cell>
          <table:table-cell table:formula="of:=[.AM4]/([.AM4]+[.AN4])*100" office:value-type="float" office:value="90.625" calcext:value-type="float">
            <text:p>90.625</text:p>
          </table:table-cell>
          <table:table-cell table:formula="of:=([.AL4]+[.AN4])/SUM([.AL4:.AO4])*100" office:value-type="float" office:value="76.9491525423729" calcext:value-type="float">
            <text:p>76.9491525423729</text:p>
          </table:table-cell>
        </table:table-row>
        <table:table-row table:style-name="ro2">
          <table:covered-table-cell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]/([.B5]+[.E5])*100" office:value-type="float" office:value="92.3076923076923" calcext:value-type="float">
            <text:p>92.3076923076923</text:p>
          </table:table-cell>
          <table:table-cell table:formula="of:=[.C5]/([.C5]+[.D5])*100" office:value-type="float" office:value="7.06319702602231" calcext:value-type="float">
            <text:p>7.06319702602231</text:p>
          </table:table-cell>
          <table:table-cell table:formula="of:=([.B5]+[.D5])/SUM([.B5:.E5])*100" office:value-type="float" office:value="92.8813559322034" calcext:value-type="float">
            <text:p>92.8813559322034</text:p>
          </table:table-cell>
          <table:covered-table-cell/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K5]/([.K5]+[.N5])*100" office:value-type="float" office:value="94.1860465116279" calcext:value-type="float">
            <text:p>94.1860465116279</text:p>
          </table:table-cell>
          <table:table-cell table:formula="of:=[.L5]/([.L5]+[.M5])*100" office:value-type="float" office:value="13.3971291866029" calcext:value-type="float">
            <text:p>13.3971291866029</text:p>
          </table:table-cell>
          <table:table-cell table:formula="of:=([.K5]+[.M5])/SUM([.K5:.N5])*100" office:value-type="float" office:value="88.8135593220339" calcext:value-type="float">
            <text:p>88.8135593220339</text:p>
          </table:table-cell>
          <table:covered-table-cell/>
          <table:table-cell office:value-type="float" office:value="146" calcext:value-type="float">
            <text:p>146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T5]/([.T5]+[.W5])*100" office:value-type="float" office:value="100" calcext:value-type="float">
            <text:p>100</text:p>
          </table:table-cell>
          <table:table-cell table:formula="of:=[.U5]/([.U5]+[.V5])*100" office:value-type="float" office:value="48.3221476510067" calcext:value-type="float">
            <text:p>48.3221476510067</text:p>
          </table:table-cell>
          <table:table-cell table:formula="of:=([.T5]+[.V5])/SUM([.T5:.W5])*100" office:value-type="float" office:value="75.593220338983" calcext:value-type="float">
            <text:p>75.593220338983</text:p>
          </table:table-cell>
          <table:covered-table-cell/>
          <table:table-cell office:value-type="float" office:value="187" calcext:value-type="float">
            <text:p>18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C5]/([.AC5]+[.AF5])*100" office:value-type="float" office:value="87.7934272300469" calcext:value-type="float">
            <text:p>87.7934272300469</text:p>
          </table:table-cell>
          <table:table-cell table:formula="of:=[.AD5]/([.AD5]+[.AE5])*100" office:value-type="float" office:value="65.8536585365854" calcext:value-type="float">
            <text:p>65.8536585365854</text:p>
          </table:table-cell>
          <table:table-cell table:formula="of:=([.AC5]+[.AE5])/SUM([.AC5:.AF5])*100" office:value-type="float" office:value="72.8813559322034" calcext:value-type="float">
            <text:p>72.8813559322034</text:p>
          </table:table-cell>
          <table:covered-table-cell/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L5]/([.AL5]+[.AO5])*100" office:value-type="float" office:value="93.75" calcext:value-type="float">
            <text:p>93.75</text:p>
          </table:table-cell>
          <table:table-cell table:formula="of:=[.AM5]/([.AM5]+[.AN5])*100" office:value-type="float" office:value="76.9230769230769" calcext:value-type="float">
            <text:p>76.9230769230769</text:p>
          </table:table-cell>
          <table:table-cell table:formula="of:=([.AL5]+[.AN5])/SUM([.AL5:.AO5])*100" office:value-type="float" office:value="84.406779661017" calcext:value-type="float">
            <text:p>84.406779661017</text:p>
          </table:table-cell>
        </table:table-row>
        <table:table-row table:style-name="ro2">
          <table:table-cell table:number-columns-repeated="5"/>
          <table:table-cell table:style-name="ce9"/>
          <table:table-cell table:style-name="ce10" table:formula="of:=AVERAGE([.G3:.G5])" office:value-type="float" office:value="96.4835164835165" calcext:value-type="float">
            <text:p>96.4835164835165</text:p>
          </table:table-cell>
          <table:table-cell table:style-name="ce10" table:formula="of:=AVERAGE([.H3:.H5])" office:value-type="float" office:value="9.1492708035459" calcext:value-type="float">
            <text:p>9.1492708035459</text:p>
          </table:table-cell>
          <table:table-cell table:style-name="ce10" table:formula="of:=AVERAGE([.I3:.I5])" office:value-type="float" office:value="91.4124293785311" calcext:value-type="float">
            <text:p>91.4124293785311</text:p>
          </table:table-cell>
          <table:table-cell table:number-columns-repeated="5"/>
          <table:table-cell table:style-name="ce9"/>
          <table:table-cell table:style-name="ce10" table:formula="of:=AVERAGE([.P3:.P5])" office:value-type="float" office:value="93.2717660707694" calcext:value-type="float">
            <text:p>93.2717660707694</text:p>
          </table:table-cell>
          <table:table-cell table:style-name="ce10" table:formula="of:=AVERAGE([.Q3:.Q5])" office:value-type="float" office:value="14.062764376046" calcext:value-type="float">
            <text:p>14.062764376046</text:p>
          </table:table-cell>
          <table:table-cell table:style-name="ce10" table:formula="of:=AVERAGE([.R3:.R5])" office:value-type="float" office:value="88.2485875706215" calcext:value-type="float">
            <text:p>88.2485875706215</text:p>
          </table:table-cell>
          <table:table-cell table:number-columns-repeated="5"/>
          <table:table-cell table:style-name="ce9"/>
          <table:table-cell table:style-name="ce10" table:formula="of:=AVERAGE([.Y3:.Y5])" office:value-type="float" office:value="96.9430847490162" calcext:value-type="float">
            <text:p>96.9430847490162</text:p>
          </table:table-cell>
          <table:table-cell table:style-name="ce10" table:formula="of:=AVERAGE([.Z3:.Z5])" office:value-type="float" office:value="36.7918010452636" calcext:value-type="float">
            <text:p>36.7918010452636</text:p>
          </table:table-cell>
          <table:table-cell table:style-name="ce10" table:formula="of:=AVERAGE([.AA3:.AA5])" office:value-type="float" office:value="79.8870056497175" calcext:value-type="float">
            <text:p>79.8870056497175</text:p>
          </table:table-cell>
          <table:table-cell table:number-columns-repeated="5"/>
          <table:table-cell table:style-name="ce9"/>
          <table:table-cell table:style-name="ce10" table:formula="of:=AVERAGE([.AH3:.AH5])" office:value-type="float" office:value="89.8130138931148" calcext:value-type="float">
            <text:p>89.8130138931148</text:p>
          </table:table-cell>
          <table:table-cell table:style-name="ce10" table:formula="of:=AVERAGE([.AI3:.AI5])" office:value-type="float" office:value="66.449518831923" calcext:value-type="float">
            <text:p>66.449518831923</text:p>
          </table:table-cell>
          <table:table-cell table:style-name="ce10" table:formula="of:=AVERAGE([.AJ3:.AJ5])" office:value-type="float" office:value="73.3333333333333" calcext:value-type="float">
            <text:p>73.3333333333333</text:p>
          </table:table-cell>
          <table:table-cell table:number-columns-repeated="5"/>
          <table:table-cell table:style-name="ce9"/>
          <table:table-cell table:style-name="ce10" table:formula="of:=AVERAGE([.AQ3:.AQ5])" office:value-type="float" office:value="88.652713232878" calcext:value-type="float">
            <text:p>88.652713232878</text:p>
          </table:table-cell>
          <table:table-cell table:style-name="ce10" table:formula="of:=AVERAGE([.AR3:.AR5])" office:value-type="float" office:value="85.1826923076923" calcext:value-type="float">
            <text:p>85.1826923076923</text:p>
          </table:table-cell>
          <table:table-cell table:style-name="ce10" table:formula="of:=AVERAGE([.AS3:.AS5])" office:value-type="float" office:value="80.6779661016949" calcext:value-type="float">
            <text:p>80.6779661016949</text:p>
          </table:table-cell>
        </table:table-row>
        <table:table-row table:style-name="ro2">
          <table:table-cell table:style-name="ce4" office:value-type="float" office:value="3000" calcext:value-type="float" table:number-columns-spanned="1" table:number-rows-spanned="3">
            <text:p>300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7]/([.B7]+[.E7])*100" office:value-type="float" office:value="75" calcext:value-type="float">
            <text:p>75</text:p>
          </table:table-cell>
          <table:table-cell table:formula="of:=[.C7]/([.C7]+[.D7])*100" office:value-type="float" office:value="5.53505535055351" calcext:value-type="float">
            <text:p>5.53505535055351</text:p>
          </table:table-cell>
          <table:table-cell table:formula="of:=([.B7]+[.D7])/SUM([.B7:.E7])*100" office:value-type="float" office:value="92.8813559322034" calcext:value-type="float">
            <text:p>92.8813559322034</text:p>
          </table:table-cell>
          <table:table-cell table:style-name="ce4" office:value-type="float" office:value="1800" calcext:value-type="float" table:number-columns-spanned="1" table:number-rows-spanned="3">
            <text:p>180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K7]/([.K7]+[.N7])*100" office:value-type="float" office:value="66.6666666666667" calcext:value-type="float">
            <text:p>66.6666666666667</text:p>
          </table:table-cell>
          <table:table-cell table:formula="of:=[.L7]/([.L7]+[.M7])*100" office:value-type="float" office:value="4.739336492891" calcext:value-type="float">
            <text:p>4.739336492891</text:p>
          </table:table-cell>
          <table:table-cell table:formula="of:=([.K7]+[.M7])/SUM([.K7:.N7])*100" office:value-type="float" office:value="87.1186440677966" calcext:value-type="float">
            <text:p>87.1186440677966</text:p>
          </table:table-cell>
          <table:table-cell table:style-name="ce4" office:value-type="float" office:value="300" calcext:value-type="float" table:number-columns-spanned="1" table:number-rows-spanned="3">
            <text:p>300</text:p>
          </table:table-cell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T7]/([.T7]+[.W7])*100" office:value-type="float" office:value="80.6451612903226" calcext:value-type="float">
            <text:p>80.6451612903226</text:p>
          </table:table-cell>
          <table:table-cell table:formula="of:=[.U7]/([.U7]+[.V7])*100" office:value-type="float" office:value="15.7142857142857" calcext:value-type="float">
            <text:p>15.7142857142857</text:p>
          </table:table-cell>
          <table:table-cell table:formula="of:=([.T7]+[.V7])/SUM([.T7:.W7])*100" office:value-type="float" office:value="82.3728813559322" calcext:value-type="float">
            <text:p>82.3728813559322</text:p>
          </table:table-cell>
          <table:table-cell table:style-name="ce4" office:value-type="float" office:value="200" calcext:value-type="float" table:number-columns-spanned="1" table:number-rows-spanned="3">
            <text:p>200</text:p>
          </table:table-cell>
          <table:table-cell office:value-type="float" office:value="156" calcext:value-type="float">
            <text:p>156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AC7]/([.AC7]+[.AF7])*100" office:value-type="float" office:value="74.6411483253589" calcext:value-type="float">
            <text:p>74.6411483253589</text:p>
          </table:table-cell>
          <table:table-cell table:formula="of:=[.AD7]/([.AD7]+[.AE7])*100" office:value-type="float" office:value="34.8837209302326" calcext:value-type="float">
            <text:p>34.8837209302326</text:p>
          </table:table-cell>
          <table:table-cell table:formula="of:=([.AC7]+[.AE7])/SUM([.AC7:.AF7])*100" office:value-type="float" office:value="71.864406779661" calcext:value-type="float">
            <text:p>71.864406779661</text:p>
          </table:table-cell>
          <table:table-cell table:style-name="ce4" office:value-type="float" office:value="200" calcext:value-type="float" table:number-columns-spanned="1" table:number-rows-spanned="3">
            <text:p>200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AL7]/([.AL7]+[.AO7])*100" office:value-type="float" office:value="68.0769230769231" calcext:value-type="float">
            <text:p>68.0769230769231</text:p>
          </table:table-cell>
          <table:table-cell table:formula="of:=[.AM7]/([.AM7]+[.AN7])*100" office:value-type="float" office:value="68.5714285714286" calcext:value-type="float">
            <text:p>68.5714285714286</text:p>
          </table:table-cell>
          <table:table-cell table:formula="of:=([.AL7]+[.AN7])/SUM([.AL7:.AO7])*100" office:value-type="float" office:value="63.728813559322" calcext:value-type="float">
            <text:p>63.728813559322</text:p>
          </table:table-cell>
        </table:table-row>
        <table:table-row table:style-name="ro2">
          <table:covered-table-cell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8]/([.B8]+[.E8])*100" office:value-type="float" office:value="70" calcext:value-type="float">
            <text:p>70</text:p>
          </table:table-cell>
          <table:table-cell table:formula="of:=[.C8]/([.C8]+[.D8])*100" office:value-type="float" office:value="5.66037735849057" calcext:value-type="float">
            <text:p>5.66037735849057</text:p>
          </table:table-cell>
          <table:table-cell table:formula="of:=([.B8]+[.D8])/SUM([.B8:.E8])*100" office:value-type="float" office:value="91.864406779661" calcext:value-type="float">
            <text:p>91.864406779661</text:p>
          </table:table-cell>
          <table:covered-table-cell/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94" calcext:value-type="float">
            <text:p>194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K8]/([.K8]+[.N8])*100" office:value-type="float" office:value="46.5116279069767" calcext:value-type="float">
            <text:p>46.5116279069767</text:p>
          </table:table-cell>
          <table:table-cell table:formula="of:=[.L8]/([.L8]+[.M8])*100" office:value-type="float" office:value="7.17703349282297" calcext:value-type="float">
            <text:p>7.17703349282297</text:p>
          </table:table-cell>
          <table:table-cell table:formula="of:=([.K8]+[.M8])/SUM([.K8:.N8])*100" office:value-type="float" office:value="79.3220338983051" calcext:value-type="float">
            <text:p>79.3220338983051</text:p>
          </table:table-cell>
          <table:covered-table-cell/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T8]/([.T8]+[.W8])*100" office:value-type="float" office:value="77.124183006536" calcext:value-type="float">
            <text:p>77.124183006536</text:p>
          </table:table-cell>
          <table:table-cell table:formula="of:=[.U8]/([.U8]+[.V8])*100" office:value-type="float" office:value="21.1267605633803" calcext:value-type="float">
            <text:p>21.1267605633803</text:p>
          </table:table-cell>
          <table:table-cell table:formula="of:=([.T8]+[.V8])/SUM([.T8:.W8])*100" office:value-type="float" office:value="77.9661016949153" calcext:value-type="float">
            <text:p>77.9661016949153</text:p>
          </table:table-cell>
          <table:covered-table-cell/>
          <table:table-cell office:value-type="float" office:value="147" calcext:value-type="float">
            <text:p>147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AC8]/([.AC8]+[.AF8])*100" office:value-type="float" office:value="73.134328358209" calcext:value-type="float">
            <text:p>73.134328358209</text:p>
          </table:table-cell>
          <table:table-cell table:formula="of:=[.AD8]/([.AD8]+[.AE8])*100" office:value-type="float" office:value="41.4893617021277" calcext:value-type="float">
            <text:p>41.4893617021277</text:p>
          </table:table-cell>
          <table:table-cell table:formula="of:=([.AC8]+[.AE8])/SUM([.AC8:.AF8])*100" office:value-type="float" office:value="68.4745762711864" calcext:value-type="float">
            <text:p>68.4745762711864</text:p>
          </table:table-cell>
          <table:covered-table-cell/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[.AL8]/([.AL8]+[.AO8])*100" office:value-type="float" office:value="49.2592592592593" calcext:value-type="float">
            <text:p>49.2592592592593</text:p>
          </table:table-cell>
          <table:table-cell table:formula="of:=[.AM8]/([.AM8]+[.AN8])*100" office:value-type="float" office:value="72" calcext:value-type="float">
            <text:p>72</text:p>
          </table:table-cell>
          <table:table-cell table:formula="of:=([.AL8]+[.AN8])/SUM([.AL8:.AO8])*100" office:value-type="float" office:value="47.4576271186441" calcext:value-type="float">
            <text:p>47.4576271186441</text:p>
          </table:table-cell>
        </table:table-row>
        <table:table-row table:style-name="ro2">
          <table:covered-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46" calcext:value-type="float">
            <text:p>24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9]/([.B9]+[.E9])*100" office:value-type="float" office:value="65.7142857142857" calcext:value-type="float">
            <text:p>65.7142857142857</text:p>
          </table:table-cell>
          <table:table-cell table:formula="of:=[.C9]/([.C9]+[.D9])*100" office:value-type="float" office:value="5.38461538461539" calcext:value-type="float">
            <text:p>5.38461538461539</text:p>
          </table:table-cell>
          <table:table-cell table:formula="of:=([.B9]+[.D9])/SUM([.B9:.E9])*100" office:value-type="float" office:value="91.1864406779661" calcext:value-type="float">
            <text:p>91.1864406779661</text:p>
          </table:table-cell>
          <table:covered-table-cell/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94" calcext:value-type="float">
            <text:p>19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K9]/([.K9]+[.N9])*100" office:value-type="float" office:value="64.367816091954" calcext:value-type="float">
            <text:p>64.367816091954</text:p>
          </table:table-cell>
          <table:table-cell table:formula="of:=[.L9]/([.L9]+[.M9])*100" office:value-type="float" office:value="6.73076923076923" calcext:value-type="float">
            <text:p>6.73076923076923</text:p>
          </table:table-cell>
          <table:table-cell table:formula="of:=([.K9]+[.M9])/SUM([.K9:.N9])*100" office:value-type="float" office:value="84.7457627118644" calcext:value-type="float">
            <text:p>84.7457627118644</text:p>
          </table:table-cell>
          <table:covered-table-cell/>
          <table:table-cell office:value-type="float" office:value="115" calcext:value-type="float">
            <text:p>115</text:p>
          </table:table-cell>
          <table:table-cell office:value-type="float" office:value="33" calcext:value-type="float">
            <text:p>33</text:p>
          </table:table-cell>
          <table:table-cell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T9]/([.T9]+[.W9])*100" office:value-type="float" office:value="77.7027027027027" calcext:value-type="float">
            <text:p>77.7027027027027</text:p>
          </table:table-cell>
          <table:table-cell table:formula="of:=[.U9]/([.U9]+[.V9])*100" office:value-type="float" office:value="22.4489795918367" calcext:value-type="float">
            <text:p>22.4489795918367</text:p>
          </table:table-cell>
          <table:table-cell table:formula="of:=([.T9]+[.V9])/SUM([.T9:.W9])*100" office:value-type="float" office:value="77.6271186440678" calcext:value-type="float">
            <text:p>77.6271186440678</text:p>
          </table:table-cell>
          <table:covered-table-cell/>
          <table:table-cell office:value-type="float" office:value="164" calcext:value-type="float">
            <text:p>16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AC9]/([.AC9]+[.AF9])*100" office:value-type="float" office:value="75.2293577981651" calcext:value-type="float">
            <text:p>75.2293577981651</text:p>
          </table:table-cell>
          <table:table-cell table:formula="of:=[.AD9]/([.AD9]+[.AE9])*100" office:value-type="float" office:value="51.9480519480519" calcext:value-type="float">
            <text:p>51.9480519480519</text:p>
          </table:table-cell>
          <table:table-cell table:formula="of:=([.AC9]+[.AE9])/SUM([.AC9:.AF9])*100" office:value-type="float" office:value="68.135593220339" calcext:value-type="float">
            <text:p>68.135593220339</text:p>
          </table:table-cell>
          <table:covered-table-cell/>
          <table:table-cell office:value-type="float" office:value="177" calcext:value-type="float">
            <text:p>17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AL9]/([.AL9]+[.AO9])*100" office:value-type="float" office:value="65.0735294117647" calcext:value-type="float">
            <text:p>65.0735294117647</text:p>
          </table:table-cell>
          <table:table-cell table:formula="of:=[.AM9]/([.AM9]+[.AN9])*100" office:value-type="float" office:value="73.9130434782609" calcext:value-type="float">
            <text:p>73.9130434782609</text:p>
          </table:table-cell>
          <table:table-cell table:formula="of:=([.AL9]+[.AN9])/SUM([.AL9:.AO9])*100" office:value-type="float" office:value="62.0338983050848" calcext:value-type="float">
            <text:p>62.0338983050848</text:p>
          </table:table-cell>
        </table:table-row>
        <table:table-row table:style-name="ro2">
          <table:table-cell table:number-columns-repeated="5"/>
          <table:table-cell table:style-name="ce9"/>
          <table:table-cell table:style-name="ce10" table:formula="of:=AVERAGE([.G7:.G9])" office:value-type="float" office:value="70.2380952380952" calcext:value-type="float">
            <text:p>70.2380952380952</text:p>
          </table:table-cell>
          <table:table-cell table:style-name="ce10" table:formula="of:=AVERAGE([.H7:.H9])" office:value-type="float" office:value="5.52668269788649" calcext:value-type="float">
            <text:p>5.52668269788649</text:p>
          </table:table-cell>
          <table:table-cell table:style-name="ce10" table:formula="of:=AVERAGE([.I7:.I9])" office:value-type="float" office:value="91.9774011299435" calcext:value-type="float">
            <text:p>91.9774011299435</text:p>
          </table:table-cell>
          <table:table-cell table:number-columns-repeated="5"/>
          <table:table-cell table:style-name="ce9"/>
          <table:table-cell table:style-name="ce10" table:formula="of:=AVERAGE([.P7:.P9])" office:value-type="float" office:value="59.1820368885325" calcext:value-type="float">
            <text:p>59.1820368885325</text:p>
          </table:table-cell>
          <table:table-cell table:style-name="ce10" table:formula="of:=AVERAGE([.Q7:.Q9])" office:value-type="float" office:value="6.21571307216107" calcext:value-type="float">
            <text:p>6.21571307216107</text:p>
          </table:table-cell>
          <table:table-cell table:style-name="ce10" table:formula="of:=AVERAGE([.R7:.R9])" office:value-type="float" office:value="83.728813559322" calcext:value-type="float">
            <text:p>83.728813559322</text:p>
          </table:table-cell>
          <table:table-cell table:number-columns-repeated="5"/>
          <table:table-cell table:style-name="ce9"/>
          <table:table-cell table:style-name="ce10" table:formula="of:=AVERAGE([.Y7:.Y9])" office:value-type="float" office:value="78.4906823331871" calcext:value-type="float">
            <text:p>78.4906823331871</text:p>
          </table:table-cell>
          <table:table-cell table:style-name="ce10" table:formula="of:=AVERAGE([.Z7:.Z9])" office:value-type="float" office:value="19.7633419565009" calcext:value-type="float">
            <text:p>19.7633419565009</text:p>
          </table:table-cell>
          <table:table-cell table:style-name="ce10" table:formula="of:=AVERAGE([.AA7:.AA9])" office:value-type="float" office:value="79.3220338983051" calcext:value-type="float">
            <text:p>79.3220338983051</text:p>
          </table:table-cell>
          <table:table-cell table:number-columns-repeated="5"/>
          <table:table-cell table:style-name="ce9"/>
          <table:table-cell table:style-name="ce10" table:formula="of:=AVERAGE([.AH7:.AH9])" office:value-type="float" office:value="74.3349448272443" calcext:value-type="float">
            <text:p>74.3349448272443</text:p>
          </table:table-cell>
          <table:table-cell table:style-name="ce10" table:formula="of:=AVERAGE([.AI7:.AI9])" office:value-type="float" office:value="42.7737115268041" calcext:value-type="float">
            <text:p>42.7737115268041</text:p>
          </table:table-cell>
          <table:table-cell table:style-name="ce10" table:formula="of:=AVERAGE([.AJ7:.AJ9])" office:value-type="float" office:value="69.4915254237288" calcext:value-type="float">
            <text:p>69.4915254237288</text:p>
          </table:table-cell>
          <table:table-cell table:number-columns-repeated="5"/>
          <table:table-cell table:style-name="ce9"/>
          <table:table-cell table:style-name="ce10" table:formula="of:=AVERAGE([.AQ7:.AQ9])" office:value-type="float" office:value="60.8032372493157" calcext:value-type="float">
            <text:p>60.8032372493157</text:p>
          </table:table-cell>
          <table:table-cell table:style-name="ce10" table:formula="of:=AVERAGE([.AR7:.AR9])" office:value-type="float" office:value="71.4948240165631" calcext:value-type="float">
            <text:p>71.4948240165631</text:p>
          </table:table-cell>
          <table:table-cell table:style-name="ce10" table:formula="of:=AVERAGE([.AS7:.AS9])" office:value-type="float" office:value="57.7401129943503" calcext:value-type="float">
            <text:p>57.7401129943503</text:p>
          </table:table-cell>
        </table:table-row>
        <table:table-row table:style-name="ro2">
          <table:table-cell table:style-name="ce4" office:value-type="float" office:value="6000" calcext:value-type="float" table:number-columns-spanned="1" table:number-rows-spanned="3">
            <text:p>6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11]/([.B11]+[.E11])*100" office:value-type="float" office:value="60.6060606060606" calcext:value-type="float">
            <text:p>60.6060606060606</text:p>
          </table:table-cell>
          <table:table-cell table:formula="of:=[.C11]/([.C11]+[.D11])*100" office:value-type="float" office:value="3.81679389312977" calcext:value-type="float">
            <text:p>3.81679389312977</text:p>
          </table:table-cell>
          <table:table-cell table:formula="of:=([.B11]+[.D11])/SUM([.B11:.E11])*100" office:value-type="float" office:value="92.2033898305085" calcext:value-type="float">
            <text:p>92.2033898305085</text:p>
          </table:table-cell>
          <table:table-cell table:style-name="ce4" office:value-type="float" office:value="3000" calcext:value-type="float" table:number-columns-spanned="1" table:number-rows-spanned="3">
            <text:p>300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K11]/([.K11]+[.N11])*100" office:value-type="float" office:value="55.2941176470588" calcext:value-type="float">
            <text:p>55.2941176470588</text:p>
          </table:table-cell>
          <table:table-cell table:formula="of:=[.L11]/([.L11]+[.M11])*100" office:value-type="float" office:value="4.76190476190476" calcext:value-type="float">
            <text:p>4.76190476190476</text:p>
          </table:table-cell>
          <table:table-cell table:formula="of:=([.K11]+[.M11])/SUM([.K11:.N11])*100" office:value-type="float" office:value="83.728813559322" calcext:value-type="float">
            <text:p>83.728813559322</text:p>
          </table:table-cell>
          <table:table-cell table:style-name="ce4" office:value-type="float" office:value="500" calcext:value-type="float" table:number-columns-spanned="1" table:number-rows-spanned="3">
            <text:p>500</text:p>
          </table:table-cell>
          <table:table-cell office:value-type="float" office:value="112" calcext:value-type="float">
            <text:p>112</text:p>
          </table:table-cell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T11]/([.T11]+[.W11])*100" office:value-type="float" office:value="66.2721893491124" calcext:value-type="float">
            <text:p>66.2721893491124</text:p>
          </table:table-cell>
          <table:table-cell table:formula="of:=[.U11]/([.U11]+[.V11])*100" office:value-type="float" office:value="15.0793650793651" calcext:value-type="float">
            <text:p>15.0793650793651</text:p>
          </table:table-cell>
          <table:table-cell table:formula="of:=([.T11]+[.V11])/SUM([.T11:.W11])*100" office:value-type="float" office:value="74.2372881355932" calcext:value-type="float">
            <text:p>74.2372881355932</text:p>
          </table:table-cell>
          <table:table-cell table:style-name="ce4" office:value-type="float" office:value="300" calcext:value-type="float" table:number-columns-spanned="1" table:number-rows-spanned="3">
            <text:p>300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AC11]/([.AC11]+[.AF11])*100" office:value-type="float" office:value="66.504854368932" calcext:value-type="float">
            <text:p>66.504854368932</text:p>
          </table:table-cell>
          <table:table-cell table:formula="of:=[.AD11]/([.AD11]+[.AE11])*100" office:value-type="float" office:value="33.7078651685393" calcext:value-type="float">
            <text:p>33.7078651685393</text:p>
          </table:table-cell>
          <table:table-cell table:formula="of:=([.AC11]+[.AE11])/SUM([.AC11:.AF11])*100" office:value-type="float" office:value="66.4406779661017" calcext:value-type="float">
            <text:p>66.4406779661017</text:p>
          </table:table-cell>
          <table:table-cell table:style-name="ce4" office:value-type="float" office:value="300" calcext:value-type="float" table:number-columns-spanned="1" table:number-rows-spanned="3">
            <text:p>30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[.AL11]/([.AL11]+[.AO11])*100" office:value-type="float" office:value="49.4464944649446" calcext:value-type="float">
            <text:p>49.4464944649446</text:p>
          </table:table-cell>
          <table:table-cell table:formula="of:=[.AM11]/([.AM11]+[.AN11])*100" office:value-type="float" office:value="50" calcext:value-type="float">
            <text:p>50</text:p>
          </table:table-cell>
          <table:table-cell table:formula="of:=([.AL11]+[.AN11])/SUM([.AL11:.AO11])*100" office:value-type="float" office:value="49.4915254237288" calcext:value-type="float">
            <text:p>49.4915254237288</text:p>
          </table:table-cell>
        </table:table-row>
        <table:table-row table:style-name="ro2">
          <table:covered-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]/([.B12]+[.E12])*100" office:value-type="float" office:value="69.2307692307692" calcext:value-type="float">
            <text:p>69.2307692307692</text:p>
          </table:table-cell>
          <table:table-cell table:formula="of:=[.C12]/([.C12]+[.D12])*100" office:value-type="float" office:value="4.46096654275093" calcext:value-type="float">
            <text:p>4.46096654275093</text:p>
          </table:table-cell>
          <table:table-cell table:formula="of:=([.B12]+[.D12])/SUM([.B12:.E12])*100" office:value-type="float" office:value="93.2203389830508" calcext:value-type="float">
            <text:p>93.2203389830508</text:p>
          </table:table-cell>
          <table:covered-table-cell/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93" calcext:value-type="float">
            <text:p>193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K12]/([.K12]+[.N12])*100" office:value-type="float" office:value="41.7582417582418" calcext:value-type="float">
            <text:p>41.7582417582418</text:p>
          </table:table-cell>
          <table:table-cell table:formula="of:=[.L12]/([.L12]+[.M12])*100" office:value-type="float" office:value="5.3921568627451" calcext:value-type="float">
            <text:p>5.3921568627451</text:p>
          </table:table-cell>
          <table:table-cell table:formula="of:=([.K12]+[.M12])/SUM([.K12:.N12])*100" office:value-type="float" office:value="78.3050847457627" calcext:value-type="float">
            <text:p>78.3050847457627</text:p>
          </table:table-cell>
          <table:covered-table-cell/>
          <table:table-cell office:value-type="float" office:value="113" calcext:value-type="float">
            <text:p>113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T12]/([.T12]+[.W12])*100" office:value-type="float" office:value="77.9310344827586" calcext:value-type="float">
            <text:p>77.9310344827586</text:p>
          </table:table-cell>
          <table:table-cell table:formula="of:=[.U12]/([.U12]+[.V12])*100" office:value-type="float" office:value="16" calcext:value-type="float">
            <text:p>16</text:p>
          </table:table-cell>
          <table:table-cell table:formula="of:=([.T12]+[.V12])/SUM([.T12:.W12])*100" office:value-type="float" office:value="81.0169491525424" calcext:value-type="float">
            <text:p>81.0169491525424</text:p>
          </table:table-cell>
          <table:covered-table-cell/>
          <table:table-cell office:value-type="float" office:value="135" calcext:value-type="float">
            <text:p>135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AC12]/([.AC12]+[.AF12])*100" office:value-type="float" office:value="69.9481865284974" calcext:value-type="float">
            <text:p>69.9481865284974</text:p>
          </table:table-cell>
          <table:table-cell table:formula="of:=[.AD12]/([.AD12]+[.AE12])*100" office:value-type="float" office:value="30.3921568627451" calcext:value-type="float">
            <text:p>30.3921568627451</text:p>
          </table:table-cell>
          <table:table-cell table:formula="of:=([.AC12]+[.AE12])/SUM([.AC12:.AF12])*100" office:value-type="float" office:value="69.8305084745763" calcext:value-type="float">
            <text:p>69.8305084745763</text:p>
          </table:table-cell>
          <table:covered-table-cell/>
          <table:table-cell office:value-type="float" office:value="137" calcext:value-type="float">
            <text:p>13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[.AL12]/([.AL12]+[.AO12])*100" office:value-type="float" office:value="49.6376811594203" calcext:value-type="float">
            <text:p>49.6376811594203</text:p>
          </table:table-cell>
          <table:table-cell table:formula="of:=[.AM12]/([.AM12]+[.AN12])*100" office:value-type="float" office:value="100" calcext:value-type="float">
            <text:p>100</text:p>
          </table:table-cell>
          <table:table-cell table:formula="of:=([.AL12]+[.AN12])/SUM([.AL12:.AO12])*100" office:value-type="float" office:value="46.4406779661017" calcext:value-type="float">
            <text:p>46.4406779661017</text:p>
          </table:table-cell>
        </table:table-row>
        <table:table-row table:style-name="ro2">
          <table:covered-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61" calcext:value-type="float">
            <text:p>26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3]/([.B13]+[.E13])*100" office:value-type="float" office:value="34.7826086956522" calcext:value-type="float">
            <text:p>34.7826086956522</text:p>
          </table:table-cell>
          <table:table-cell table:formula="of:=[.C13]/([.C13]+[.D13])*100" office:value-type="float" office:value="4.04411764705882" calcext:value-type="float">
            <text:p>4.04411764705882</text:p>
          </table:table-cell>
          <table:table-cell table:formula="of:=([.B13]+[.D13])/SUM([.B13:.E13])*100" office:value-type="float" office:value="91.1864406779661" calcext:value-type="float">
            <text:p>91.1864406779661</text:p>
          </table:table-cell>
          <table:covered-table-cell/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96" calcext:value-type="float">
            <text:p>196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K13]/([.K13]+[.N13])*100" office:value-type="float" office:value="42.0454545454546" calcext:value-type="float">
            <text:p>42.0454545454546</text:p>
          </table:table-cell>
          <table:table-cell table:formula="of:=[.L13]/([.L13]+[.M13])*100" office:value-type="float" office:value="5.31400966183575" calcext:value-type="float">
            <text:p>5.31400966183575</text:p>
          </table:table-cell>
          <table:table-cell table:formula="of:=([.K13]+[.M13])/SUM([.K13:.N13])*100" office:value-type="float" office:value="78.9830508474576" calcext:value-type="float">
            <text:p>78.9830508474576</text:p>
          </table:table-cell>
          <table:covered-table-cell/>
          <table:table-cell office:value-type="float" office:value="107" calcext:value-type="float">
            <text:p>107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T13]/([.T13]+[.W13])*100" office:value-type="float" office:value="78.6764705882353" calcext:value-type="float">
            <text:p>78.6764705882353</text:p>
          </table:table-cell>
          <table:table-cell table:formula="of:=[.U13]/([.U13]+[.V13])*100" office:value-type="float" office:value="13.8364779874214" calcext:value-type="float">
            <text:p>13.8364779874214</text:p>
          </table:table-cell>
          <table:table-cell table:formula="of:=([.T13]+[.V13])/SUM([.T13:.W13])*100" office:value-type="float" office:value="82.7118644067797" calcext:value-type="float">
            <text:p>82.7118644067797</text:p>
          </table:table-cell>
          <table:covered-table-cell/>
          <table:table-cell office:value-type="float" office:value="122" calcext:value-type="float">
            <text:p>122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AC13]/([.AC13]+[.AF13])*100" office:value-type="float" office:value="57.8199052132701" calcext:value-type="float">
            <text:p>57.8199052132701</text:p>
          </table:table-cell>
          <table:table-cell table:formula="of:=[.AD13]/([.AD13]+[.AE13])*100" office:value-type="float" office:value="28.5714285714286" calcext:value-type="float">
            <text:p>28.5714285714286</text:p>
          </table:table-cell>
          <table:table-cell table:formula="of:=([.AC13]+[.AE13])/SUM([.AC13:.AF13])*100" office:value-type="float" office:value="61.6949152542373" calcext:value-type="float">
            <text:p>61.6949152542373</text:p>
          </table:table-cell>
          <table:covered-table-cell/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[.AL13]/([.AL13]+[.AO13])*100" office:value-type="float" office:value="49.2592592592593" calcext:value-type="float">
            <text:p>49.2592592592593</text:p>
          </table:table-cell>
          <table:table-cell table:formula="of:=[.AM13]/([.AM13]+[.AN13])*100" office:value-type="float" office:value="72" calcext:value-type="float">
            <text:p>72</text:p>
          </table:table-cell>
          <table:table-cell table:formula="of:=([.AL13]+[.AN13])/SUM([.AL13:.AO13])*100" office:value-type="float" office:value="47.4576271186441" calcext:value-type="float">
            <text:p>47.4576271186441</text:p>
          </table:table-cell>
        </table:table-row>
        <table:table-row table:style-name="ro2">
          <table:table-cell table:number-columns-repeated="5"/>
          <table:table-cell table:style-name="ce9"/>
          <table:table-cell table:style-name="ce10" table:formula="of:=AVERAGE([.G11:.G13])" office:value-type="float" office:value="54.873146177494" calcext:value-type="float">
            <text:p>54.873146177494</text:p>
          </table:table-cell>
          <table:table-cell table:style-name="ce10" table:formula="of:=AVERAGE([.H11:.H13])" office:value-type="float" office:value="4.10729269431318" calcext:value-type="float">
            <text:p>4.10729269431318</text:p>
          </table:table-cell>
          <table:table-cell table:style-name="ce10" table:formula="of:=AVERAGE([.I11:.I13])" office:value-type="float" office:value="92.2033898305085" calcext:value-type="float">
            <text:p>92.2033898305085</text:p>
          </table:table-cell>
          <table:table-cell table:number-columns-repeated="5"/>
          <table:table-cell table:style-name="ce9"/>
          <table:table-cell table:style-name="ce10" table:formula="of:=AVERAGE([.P11:.P13])" office:value-type="float" office:value="46.3659379835851" calcext:value-type="float">
            <text:p>46.3659379835851</text:p>
          </table:table-cell>
          <table:table-cell table:style-name="ce10" table:formula="of:=AVERAGE([.Q11:.Q13])" office:value-type="float" office:value="5.15602376216187" calcext:value-type="float">
            <text:p>5.15602376216187</text:p>
          </table:table-cell>
          <table:table-cell table:style-name="ce10" table:formula="of:=AVERAGE([.R11:.R13])" office:value-type="float" office:value="80.3389830508474" calcext:value-type="float">
            <text:p>80.3389830508474</text:p>
          </table:table-cell>
          <table:table-cell table:number-columns-repeated="5"/>
          <table:table-cell table:style-name="ce9"/>
          <table:table-cell table:style-name="ce10" table:formula="of:=AVERAGE([.Y11:.Y13])" office:value-type="float" office:value="74.2932314733688" calcext:value-type="float">
            <text:p>74.2932314733688</text:p>
          </table:table-cell>
          <table:table-cell table:style-name="ce10" table:formula="of:=AVERAGE([.Z11:.Z13])" office:value-type="float" office:value="14.9719476889288" calcext:value-type="float">
            <text:p>14.9719476889288</text:p>
          </table:table-cell>
          <table:table-cell table:style-name="ce10" table:formula="of:=AVERAGE([.AA11:.AA13])" office:value-type="float" office:value="79.3220338983051" calcext:value-type="float">
            <text:p>79.3220338983051</text:p>
          </table:table-cell>
          <table:table-cell table:number-columns-repeated="5"/>
          <table:table-cell table:style-name="ce9"/>
          <table:table-cell table:style-name="ce10" table:formula="of:=AVERAGE([.AH11:.AH13])" office:value-type="float" office:value="64.7576487035665" calcext:value-type="float">
            <text:p>64.7576487035665</text:p>
          </table:table-cell>
          <table:table-cell table:style-name="ce10" table:formula="of:=AVERAGE([.AI11:.AI13])" office:value-type="float" office:value="30.8904835342377" calcext:value-type="float">
            <text:p>30.8904835342377</text:p>
          </table:table-cell>
          <table:table-cell table:style-name="ce10" table:formula="of:=AVERAGE([.AJ11:.AJ13])" office:value-type="float" office:value="65.9887005649718" calcext:value-type="float">
            <text:p>65.9887005649718</text:p>
          </table:table-cell>
          <table:table-cell table:number-columns-repeated="5"/>
          <table:table-cell table:style-name="ce9"/>
          <table:table-cell table:style-name="ce10" table:formula="of:=AVERAGE([.AQ11:.AQ13])" office:value-type="float" office:value="49.4478116278747" calcext:value-type="float">
            <text:p>49.4478116278747</text:p>
          </table:table-cell>
          <table:table-cell table:style-name="ce10" table:formula="of:=AVERAGE([.AR11:.AR13])" office:value-type="float" office:value="74" calcext:value-type="float">
            <text:p>74</text:p>
          </table:table-cell>
          <table:table-cell table:style-name="ce10" table:formula="of:=AVERAGE([.AS11:.AS13])" office:value-type="float" office:value="47.7966101694915" calcext:value-type="float">
            <text:p>47.7966101694915</text:p>
          </table:table-cell>
        </table:table-row>
        <table:table-row table:style-name="ro2">
          <table:table-cell table:style-name="ce4" office:value-type="float" office:value="8000" calcext:value-type="float" table:number-columns-spanned="1" table:number-rows-spanned="3">
            <text:p>800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B15]/([.B15]+[.E15])*100" office:value-type="float" office:value="33.3333333333333" calcext:value-type="float">
            <text:p>33.3333333333333</text:p>
          </table:table-cell>
          <table:table-cell table:formula="of:=[.C15]/([.C15]+[.D15])*100" office:value-type="float" office:value="3.55731225296443" calcext:value-type="float">
            <text:p>3.55731225296443</text:p>
          </table:table-cell>
          <table:table-cell table:formula="of:=([.B15]+[.D15])/SUM([.B15:.E15])*100" office:value-type="float" office:value="87.4576271186441" calcext:value-type="float">
            <text:p>87.4576271186441</text:p>
          </table:table-cell>
          <table:table-cell table:style-name="ce4" office:value-type="float" office:value="5000" calcext:value-type="float" table:number-columns-spanned="1" table:number-rows-spanned="3">
            <text:p>500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94" calcext:value-type="float">
            <text:p>194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K15]/([.K15]+[.N15])*100" office:value-type="float" office:value="21.7391304347826" calcext:value-type="float">
            <text:p>21.7391304347826</text:p>
          </table:table-cell>
          <table:table-cell table:formula="of:=[.L15]/([.L15]+[.M15])*100" office:value-type="float" office:value="4.43349753694581" calcext:value-type="float">
            <text:p>4.43349753694581</text:p>
          </table:table-cell>
          <table:table-cell table:formula="of:=([.K15]+[.M15])/SUM([.K15:.N15])*100" office:value-type="float" office:value="72.5423728813559" calcext:value-type="float">
            <text:p>72.5423728813559</text:p>
          </table:table-cell>
          <table:table-cell table:style-name="ce4" office:value-type="float" office:value="1000" calcext:value-type="float" table:number-columns-spanned="1" table:number-rows-spanned="3">
            <text:p>100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T15]/([.T15]+[.W15])*100" office:value-type="float" office:value="65.2482269503546" calcext:value-type="float">
            <text:p>65.2482269503546</text:p>
          </table:table-cell>
          <table:table-cell table:formula="of:=[.U15]/([.U15]+[.V15])*100" office:value-type="float" office:value="6.49350649350649" calcext:value-type="float">
            <text:p>6.49350649350649</text:p>
          </table:table-cell>
          <table:table-cell table:formula="of:=([.T15]+[.V15])/SUM([.T15:.W15])*100" office:value-type="float" office:value="80" calcext:value-type="float">
            <text:p>80</text:p>
          </table:table-cell>
          <table:table-cell table:style-name="ce4" office:value-type="float" office:value="1000" calcext:value-type="float" table:number-columns-spanned="1" table:number-rows-spanned="3">
            <text:p>1000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AC15]/([.AC15]+[.AF15])*100" office:value-type="float" office:value="49" calcext:value-type="float">
            <text:p>49</text:p>
          </table:table-cell>
          <table:table-cell table:formula="of:=[.AD15]/([.AD15]+[.AE15])*100" office:value-type="float" office:value="11.5789473684211" calcext:value-type="float">
            <text:p>11.5789473684211</text:p>
          </table:table-cell>
          <table:table-cell table:formula="of:=([.AC15]+[.AE15])/SUM([.AC15:.AF15])*100" office:value-type="float" office:value="61.6949152542373" calcext:value-type="float">
            <text:p>61.6949152542373</text:p>
          </table:table-cell>
          <table:table-cell table:style-name="ce4" office:value-type="float" office:value="500" calcext:value-type="float" table:number-columns-spanned="1" table:number-rows-spanned="3">
            <text:p>500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L15]/([.AL15]+[.AO15])*100" office:value-type="float" office:value="45.6603773584906" calcext:value-type="float">
            <text:p>45.6603773584906</text:p>
          </table:table-cell>
          <table:table-cell table:formula="of:=[.AM15]/([.AM15]+[.AN15])*100" office:value-type="float" office:value="33.3333333333333" calcext:value-type="float">
            <text:p>33.3333333333333</text:p>
          </table:table-cell>
          <table:table-cell table:formula="of:=([.AL15]+[.AN15])/SUM([.AL15:.AO15])*100" office:value-type="float" office:value="47.7966101694915" calcext:value-type="float">
            <text:p>47.7966101694915</text:p>
          </table:table-cell>
        </table:table-row>
        <table:table-row table:style-name="ro2">
          <table:covered-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B16]/([.B16]+[.E16])*100" office:value-type="float" office:value="23.6842105263158" calcext:value-type="float">
            <text:p>23.6842105263158</text:p>
          </table:table-cell>
          <table:table-cell table:formula="of:=[.C16]/([.C16]+[.D16])*100" office:value-type="float" office:value="3.89105058365759" calcext:value-type="float">
            <text:p>3.89105058365759</text:p>
          </table:table-cell>
          <table:table-cell table:formula="of:=([.B16]+[.D16])/SUM([.B16:.E16])*100" office:value-type="float" office:value="86.7796610169492" calcext:value-type="float">
            <text:p>86.7796610169492</text:p>
          </table:table-cell>
          <table:covered-table-cell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K16]/([.K16]+[.N16])*100" office:value-type="float" office:value="32.258064516129" calcext:value-type="float">
            <text:p>32.258064516129</text:p>
          </table:table-cell>
          <table:table-cell table:formula="of:=[.L16]/([.L16]+[.M16])*100" office:value-type="float" office:value="4.45544554455446" calcext:value-type="float">
            <text:p>4.45544554455446</text:p>
          </table:table-cell>
          <table:table-cell table:formula="of:=([.K16]+[.M16])/SUM([.K16:.N16])*100" office:value-type="float" office:value="75.593220338983" calcext:value-type="float">
            <text:p>75.593220338983</text:p>
          </table:table-cell>
          <table:covered-table-cell/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132" calcext:value-type="float">
            <text:p>132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T16]/([.T16]+[.W16])*100" office:value-type="float" office:value="65.7342657342657" calcext:value-type="float">
            <text:p>65.7342657342657</text:p>
          </table:table-cell>
          <table:table-cell table:formula="of:=[.U16]/([.U16]+[.V16])*100" office:value-type="float" office:value="13.1578947368421" calcext:value-type="float">
            <text:p>13.1578947368421</text:p>
          </table:table-cell>
          <table:table-cell table:formula="of:=([.T16]+[.V16])/SUM([.T16:.W16])*100" office:value-type="float" office:value="76.6101694915254" calcext:value-type="float">
            <text:p>76.6101694915254</text:p>
          </table:table-cell>
          <table:covered-table-cell/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C16]/([.AC16]+[.AF16])*100" office:value-type="float" office:value="50.2487562189055" calcext:value-type="float">
            <text:p>50.2487562189055</text:p>
          </table:table-cell>
          <table:table-cell table:formula="of:=[.AD16]/([.AD16]+[.AE16])*100" office:value-type="float" office:value="14.8936170212766" calcext:value-type="float">
            <text:p>14.8936170212766</text:p>
          </table:table-cell>
          <table:table-cell table:formula="of:=([.AC16]+[.AE16])/SUM([.AC16:.AF16])*100" office:value-type="float" office:value="61.3559322033898" calcext:value-type="float">
            <text:p>61.3559322033898</text:p>
          </table:table-cell>
          <table:covered-table-cell/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[.AL16]/([.AL16]+[.AO16])*100" office:value-type="float" office:value="44.1947565543071" calcext:value-type="float">
            <text:p>44.1947565543071</text:p>
          </table:table-cell>
          <table:table-cell table:formula="of:=[.AM16]/([.AM16]+[.AN16])*100" office:value-type="float" office:value="57.1428571428571" calcext:value-type="float">
            <text:p>57.1428571428571</text:p>
          </table:table-cell>
          <table:table-cell table:formula="of:=([.AL16]+[.AN16])/SUM([.AL16:.AO16])*100" office:value-type="float" office:value="44.0677966101695" calcext:value-type="float">
            <text:p>44.0677966101695</text:p>
          </table:table-cell>
        </table:table-row>
        <table:table-row table:style-name="ro2">
          <table:covered-table-cell table:style-name="ce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3" calcext:value-type="float">
            <text:p>26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7]/([.B17]+[.E17])*100" office:value-type="float" office:value="16.6666666666667" calcext:value-type="float">
            <text:p>16.6666666666667</text:p>
          </table:table-cell>
          <table:table-cell table:formula="of:=[.C17]/([.C17]+[.D17])*100" office:value-type="float" office:value="2.9520295202952" calcext:value-type="float">
            <text:p>2.9520295202952</text:p>
          </table:table-cell>
          <table:table-cell table:formula="of:=([.B17]+[.D17])/SUM([.B17:.E17])*100" office:value-type="float" office:value="90.5084745762712" calcext:value-type="float">
            <text:p>90.5084745762712</text:p>
          </table:table-cell>
          <table:covered-table-cell table:style-name="ce2"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85" calcext:value-type="float">
            <text:p>185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K17]/([.K17]+[.N17])*100" office:value-type="float" office:value="29.2134831460674" calcext:value-type="float">
            <text:p>29.2134831460674</text:p>
          </table:table-cell>
          <table:table-cell table:formula="of:=[.L17]/([.L17]+[.M17])*100" office:value-type="float" office:value="10.1941747572816" calcext:value-type="float">
            <text:p>10.1941747572816</text:p>
          </table:table-cell>
          <table:table-cell table:formula="of:=([.K17]+[.M17])/SUM([.K17:.N17])*100" office:value-type="float" office:value="71.5254237288136" calcext:value-type="float">
            <text:p>71.5254237288136</text:p>
          </table:table-cell>
          <table:covered-table-cell/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T17]/([.T17]+[.W17])*100" office:value-type="float" office:value="65.7534246575342" calcext:value-type="float">
            <text:p>65.7534246575342</text:p>
          </table:table-cell>
          <table:table-cell table:formula="of:=[.U17]/([.U17]+[.V17])*100" office:value-type="float" office:value="6.71140939597315" calcext:value-type="float">
            <text:p>6.71140939597315</text:p>
          </table:table-cell>
          <table:table-cell table:formula="of:=([.T17]+[.V17])/SUM([.T17:.W17])*100" office:value-type="float" office:value="79.6610169491525" calcext:value-type="float">
            <text:p>79.6610169491525</text:p>
          </table:table-cell>
          <table:covered-table-cell table:style-name="ce2"/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AC17]/([.AC17]+[.AF17])*100" office:value-type="float" office:value="52.970297029703" calcext:value-type="float">
            <text:p>52.970297029703</text:p>
          </table:table-cell>
          <table:table-cell table:formula="of:=[.AD17]/([.AD17]+[.AE17])*100" office:value-type="float" office:value="9.67741935483871" calcext:value-type="float">
            <text:p>9.67741935483871</text:p>
          </table:table-cell>
          <table:table-cell table:formula="of:=([.AC17]+[.AE17])/SUM([.AC17:.AF17])*100" office:value-type="float" office:value="64.7457627118644" calcext:value-type="float">
            <text:p>64.7457627118644</text:p>
          </table:table-cell>
          <table:covered-table-cell table:style-name="ce2"/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[.AL17]/([.AL17]+[.AO17])*100" office:value-type="float" office:value="43.4108527131783" calcext:value-type="float">
            <text:p>43.4108527131783</text:p>
          </table:table-cell>
          <table:table-cell table:formula="of:=[.AM17]/([.AM17]+[.AN17])*100" office:value-type="float" office:value="43.2432432432432" calcext:value-type="float">
            <text:p>43.2432432432432</text:p>
          </table:table-cell>
          <table:table-cell table:formula="of:=([.AL17]+[.AN17])/SUM([.AL17:.AO17])*100" office:value-type="float" office:value="45.0847457627119" calcext:value-type="float">
            <text:p>45.0847457627119</text:p>
          </table:table-cell>
        </table:table-row>
        <table:table-row table:style-name="ro2">
          <table:table-cell table:style-name="ce2"/>
          <table:table-cell table:number-columns-repeated="4"/>
          <table:table-cell table:style-name="ce9"/>
          <table:table-cell table:style-name="ce10" table:formula="of:=AVERAGE([.G15:.G17])" office:value-type="float" office:value="24.5614035087719" calcext:value-type="float">
            <text:p>24.5614035087719</text:p>
          </table:table-cell>
          <table:table-cell table:style-name="ce10" table:formula="of:=AVERAGE([.H15:.H17])" office:value-type="float" office:value="3.46679745230574" calcext:value-type="float">
            <text:p>3.46679745230574</text:p>
          </table:table-cell>
          <table:table-cell table:style-name="ce10" table:formula="of:=AVERAGE([.I15:.I17])" office:value-type="float" office:value="88.2485875706215" calcext:value-type="float">
            <text:p>88.2485875706215</text:p>
          </table:table-cell>
          <table:table-cell table:style-name="ce2"/>
          <table:table-cell table:number-columns-repeated="4"/>
          <table:table-cell table:style-name="ce9"/>
          <table:table-cell table:style-name="ce10" table:formula="of:=AVERAGE([.P15:.P17])" office:value-type="float" office:value="27.736892698993" calcext:value-type="float">
            <text:p>27.736892698993</text:p>
          </table:table-cell>
          <table:table-cell table:style-name="ce10" table:formula="of:=AVERAGE([.Q15:.Q17])" office:value-type="float" office:value="6.36103927959394" calcext:value-type="float">
            <text:p>6.36103927959394</text:p>
          </table:table-cell>
          <table:table-cell table:style-name="ce10" table:formula="of:=AVERAGE([.R15:.R17])" office:value-type="float" office:value="73.2203389830508" calcext:value-type="float">
            <text:p>73.2203389830508</text:p>
          </table:table-cell>
          <table:table-cell table:style-name="ce2"/>
          <table:table-cell table:number-columns-repeated="4"/>
          <table:table-cell table:style-name="ce9"/>
          <table:table-cell table:style-name="ce10" table:formula="of:=AVERAGE([.Y15:.Y17])" office:value-type="float" office:value="65.5786391140515" calcext:value-type="float">
            <text:p>65.5786391140515</text:p>
          </table:table-cell>
          <table:table-cell table:style-name="ce10" table:formula="of:=AVERAGE([.Z15:.Z17])" office:value-type="float" office:value="8.78760354210725" calcext:value-type="float">
            <text:p>8.78760354210725</text:p>
          </table:table-cell>
          <table:table-cell table:style-name="ce10" table:formula="of:=AVERAGE([.AA15:.AA17])" office:value-type="float" office:value="78.7570621468927" calcext:value-type="float">
            <text:p>78.7570621468927</text:p>
          </table:table-cell>
          <table:table-cell table:style-name="ce2"/>
          <table:table-cell table:number-columns-repeated="4"/>
          <table:table-cell table:style-name="ce9"/>
          <table:table-cell table:style-name="ce10" table:formula="of:=AVERAGE([.AH15:.AH17])" office:value-type="float" office:value="50.7396844162028" calcext:value-type="float">
            <text:p>50.7396844162028</text:p>
          </table:table-cell>
          <table:table-cell table:style-name="ce10" table:formula="of:=AVERAGE([.AI15:.AI17])" office:value-type="float" office:value="12.0499945815121" calcext:value-type="float">
            <text:p>12.0499945815121</text:p>
          </table:table-cell>
          <table:table-cell table:style-name="ce10" table:formula="of:=AVERAGE([.AJ15:.AJ17])" office:value-type="float" office:value="62.5988700564972" calcext:value-type="float">
            <text:p>62.5988700564972</text:p>
          </table:table-cell>
          <table:table-cell table:style-name="ce2"/>
          <table:table-cell table:number-columns-repeated="4"/>
          <table:table-cell table:style-name="ce9"/>
          <table:table-cell table:style-name="ce10" table:formula="of:=AVERAGE([.AQ15:.AQ17])" office:value-type="float" office:value="44.421995541992" calcext:value-type="float">
            <text:p>44.421995541992</text:p>
          </table:table-cell>
          <table:table-cell table:style-name="ce10" table:formula="of:=AVERAGE([.AR15:.AR17])" office:value-type="float" office:value="44.5731445731446" calcext:value-type="float">
            <text:p>44.5731445731446</text:p>
          </table:table-cell>
          <table:table-cell table:style-name="ce10" table:formula="of:=AVERAGE([.AS15:.AS17])" office:value-type="float" office:value="45.6497175141243" calcext:value-type="float">
            <text:p>45.6497175141243</text:p>
          </table:table-cell>
        </table:table-row>
        <table:table-row table:style-name="ro2">
          <table:table-cell table:style-name="ce4" office:value-type="float" office:value="10000" calcext:value-type="float" table:number-columns-spanned="1" table:number-rows-spanned="3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65" calcext:value-type="float">
            <text:p>26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19]/([.B19]+[.E19])*100" office:value-type="float" office:value="13.6363636363636" calcext:value-type="float">
            <text:p>13.6363636363636</text:p>
          </table:table-cell>
          <table:table-cell table:formula="of:=[.C19]/([.C19]+[.D19])*100" office:value-type="float" office:value="2.93040293040293" calcext:value-type="float">
            <text:p>2.93040293040293</text:p>
          </table:table-cell>
          <table:table-cell table:formula="of:=([.B19]+[.D19])/SUM([.B19:.E19])*100" office:value-type="float" office:value="90.8474576271187" calcext:value-type="float">
            <text:p>90.8474576271187</text:p>
          </table:table-cell>
          <table:table-cell table:style-name="ce4" office:value-type="float" office:value="10000" calcext:value-type="float" table:number-columns-spanned="1" table:number-rows-spanned="3">
            <text:p>1000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K19]/([.K19]+[.N19])*100" office:value-type="float" office:value="24.468085106383" calcext:value-type="float">
            <text:p>24.468085106383</text:p>
          </table:table-cell>
          <table:table-cell table:formula="of:=[.L19]/([.L19]+[.M19])*100" office:value-type="float" office:value="2.98507462686567" calcext:value-type="float">
            <text:p>2.98507462686567</text:p>
          </table:table-cell>
          <table:table-cell table:formula="of:=([.K19]+[.M19])/SUM([.K19:.N19])*100" office:value-type="float" office:value="73.8983050847458" calcext:value-type="float">
            <text:p>73.8983050847458</text:p>
          </table:table-cell>
          <table:table-cell table:style-name="ce4" office:value-type="float" office:value="4000" calcext:value-type="float" table:number-columns-spanned="1" table:number-rows-spanned="3">
            <text:p>400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[.T19]/([.T19]+[.W19])*100" office:value-type="float" office:value="20.6060606060606" calcext:value-type="float">
            <text:p>20.6060606060606</text:p>
          </table:table-cell>
          <table:table-cell table:formula="of:=[.U19]/([.U19]+[.V19])*100" office:value-type="float" office:value="11.5384615384615" calcext:value-type="float">
            <text:p>11.5384615384615</text:p>
          </table:table-cell>
          <table:table-cell table:formula="of:=([.T19]+[.V19])/SUM([.T19:.W19])*100" office:value-type="float" office:value="50.5084745762712" calcext:value-type="float">
            <text:p>50.5084745762712</text:p>
          </table:table-cell>
          <table:table-cell table:style-name="ce4" office:value-type="float" office:value="3000" calcext:value-type="float" table:number-columns-spanned="1" table:number-rows-spanned="3">
            <text:p>300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C19]/([.AC19]+[.AF19])*100" office:value-type="float" office:value="21.5686274509804" calcext:value-type="float">
            <text:p>21.5686274509804</text:p>
          </table:table-cell>
          <table:table-cell table:formula="of:=[.AD19]/([.AD19]+[.AE19])*100" office:value-type="float" office:value="16.4835164835165" calcext:value-type="float">
            <text:p>16.4835164835165</text:p>
          </table:table-cell>
          <table:table-cell table:formula="of:=([.AC19]+[.AE19])/SUM([.AC19:.AF19])*100" office:value-type="float" office:value="40.6779661016949" calcext:value-type="float">
            <text:p>40.6779661016949</text:p>
          </table:table-cell>
          <table:table-cell table:style-name="ce4" office:value-type="float" office:value="1000" calcext:value-type="float" table:number-columns-spanned="1" table:number-rows-spanned="3">
            <text:p>1000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[.AL19]/([.AL19]+[.AO19])*100" office:value-type="float" office:value="42.7450980392157" calcext:value-type="float">
            <text:p>42.7450980392157</text:p>
          </table:table-cell>
          <table:table-cell table:formula="of:=[.AM19]/([.AM19]+[.AN19])*100" office:value-type="float" office:value="25" calcext:value-type="float">
            <text:p>25</text:p>
          </table:table-cell>
          <table:table-cell table:formula="of:=([.AL19]+[.AN19])/SUM([.AL19:.AO19])*100" office:value-type="float" office:value="47.1186440677966" calcext:value-type="float">
            <text:p>47.1186440677966</text:p>
          </table:table-cell>
        </table:table-row>
        <table:table-row table:style-name="ro2">
          <table:covered-table-cell table:style-name="ce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2" calcext:value-type="float">
            <text:p>26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20]/([.B20]+[.E20])*100" office:value-type="float" office:value="16.6666666666667" calcext:value-type="float">
            <text:p>16.6666666666667</text:p>
          </table:table-cell>
          <table:table-cell table:formula="of:=[.C20]/([.C20]+[.D20])*100" office:value-type="float" office:value="3.3210332103321" calcext:value-type="float">
            <text:p>3.3210332103321</text:p>
          </table:table-cell>
          <table:table-cell table:formula="of:=([.B20]+[.D20])/SUM([.B20:.E20])*100" office:value-type="float" office:value="90.1694915254237" calcext:value-type="float">
            <text:p>90.1694915254237</text:p>
          </table:table-cell>
          <table:covered-table-cell table:style-name="ce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K20]/([.K20]+[.N20])*100" office:value-type="float" office:value="14.2857142857143" calcext:value-type="float">
            <text:p>14.2857142857143</text:p>
          </table:table-cell>
          <table:table-cell table:formula="of:=[.L20]/([.L20]+[.M20])*100" office:value-type="float" office:value="3.6697247706422" calcext:value-type="float">
            <text:p>3.6697247706422</text:p>
          </table:table-cell>
          <table:table-cell table:formula="of:=([.K20]+[.M20])/SUM([.K20:.N20])*100" office:value-type="float" office:value="74.9152542372881" calcext:value-type="float">
            <text:p>74.9152542372881</text:p>
          </table:table-cell>
          <table:covered-table-cell table:style-name="ce2"/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T20]/([.T20]+[.W20])*100" office:value-type="float" office:value="20.2614379084967" calcext:value-type="float">
            <text:p>20.2614379084967</text:p>
          </table:table-cell>
          <table:table-cell table:formula="of:=[.U20]/([.U20]+[.V20])*100" office:value-type="float" office:value="5.26315789473684" calcext:value-type="float">
            <text:p>5.26315789473684</text:p>
          </table:table-cell>
          <table:table-cell table:formula="of:=([.T20]+[.V20])/SUM([.T20:.W20])*100" office:value-type="float" office:value="57.3770491803279" calcext:value-type="float">
            <text:p>57.3770491803279</text:p>
          </table:table-cell>
          <table:covered-table-cell table:style-name="ce2"/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[.AC20]/([.AC20]+[.AF20])*100" office:value-type="float" office:value="15.6565656565657" calcext:value-type="float">
            <text:p>15.6565656565657</text:p>
          </table:table-cell>
          <table:table-cell table:formula="of:=[.AD20]/([.AD20]+[.AE20])*100" office:value-type="float" office:value="18.5567010309278" calcext:value-type="float">
            <text:p>18.5567010309278</text:p>
          </table:table-cell>
          <table:table-cell table:formula="of:=([.AC20]+[.AE20])/SUM([.AC20:.AF20])*100" office:value-type="float" office:value="37.2881355932203" calcext:value-type="float">
            <text:p>37.2881355932203</text:p>
          </table:table-cell>
          <table:covered-table-cell table:style-name="ce2"/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[.AL20]/([.AL20]+[.AO20])*100" office:value-type="float" office:value="38.6363636363636" calcext:value-type="float">
            <text:p>38.6363636363636</text:p>
          </table:table-cell>
          <table:table-cell table:formula="of:=[.AM20]/([.AM20]+[.AN20])*100" office:value-type="float" office:value="54.8387096774194" calcext:value-type="float">
            <text:p>54.8387096774194</text:p>
          </table:table-cell>
          <table:table-cell table:formula="of:=([.AL20]+[.AN20])/SUM([.AL20:.AO20])*100" office:value-type="float" office:value="39.3220338983051" calcext:value-type="float">
            <text:p>39.3220338983051</text:p>
          </table:table-cell>
        </table:table-row>
        <table:table-row table:style-name="ro2">
          <table:covered-table-cell table:style-name="ce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59" calcext:value-type="float">
            <text:p>259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21]/([.B21]+[.E21])*100" office:value-type="float" office:value="22.2222222222222" calcext:value-type="float">
            <text:p>22.2222222222222</text:p>
          </table:table-cell>
          <table:table-cell table:formula="of:=[.C21]/([.C21]+[.D21])*100" office:value-type="float" office:value="3.35820895522388" calcext:value-type="float">
            <text:p>3.35820895522388</text:p>
          </table:table-cell>
          <table:table-cell table:formula="of:=([.B21]+[.D21])/SUM([.B21:.E21])*100" office:value-type="float" office:value="89.8305084745763" calcext:value-type="float">
            <text:p>89.8305084745763</text:p>
          </table:table-cell>
          <table:covered-table-cell table:style-name="ce2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K21]/([.K21]+[.N21])*100" office:value-type="float" office:value="21.4285714285714" calcext:value-type="float">
            <text:p>21.4285714285714</text:p>
          </table:table-cell>
          <table:table-cell table:formula="of:=[.L21]/([.L21]+[.M21])*100" office:value-type="float" office:value="4.739336492891" calcext:value-type="float">
            <text:p>4.739336492891</text:p>
          </table:table-cell>
          <table:table-cell table:formula="of:=([.K21]+[.M21])/SUM([.K21:.N21])*100" office:value-type="float" office:value="74.2372881355932" calcext:value-type="float">
            <text:p>74.2372881355932</text:p>
          </table:table-cell>
          <table:covered-table-cell table:style-name="ce2"/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T21]/([.T21]+[.W21])*100" office:value-type="float" office:value="28.7671232876712" calcext:value-type="float">
            <text:p>28.7671232876712</text:p>
          </table:table-cell>
          <table:table-cell table:formula="of:=[.U21]/([.U21]+[.V21])*100" office:value-type="float" office:value="4.69798657718121" calcext:value-type="float">
            <text:p>4.69798657718121</text:p>
          </table:table-cell>
          <table:table-cell table:formula="of:=([.T21]+[.V21])/SUM([.T21:.W21])*100" office:value-type="float" office:value="62.3728813559322" calcext:value-type="float">
            <text:p>62.3728813559322</text:p>
          </table:table-cell>
          <table:covered-table-cell table:style-name="ce2"/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[.AC21]/([.AC21]+[.AF21])*100" office:value-type="float" office:value="19.7916666666667" calcext:value-type="float">
            <text:p>19.7916666666667</text:p>
          </table:table-cell>
          <table:table-cell table:formula="of:=[.AD21]/([.AD21]+[.AE21])*100" office:value-type="float" office:value="10.6796116504854" calcext:value-type="float">
            <text:p>10.6796116504854</text:p>
          </table:table-cell>
          <table:table-cell table:formula="of:=([.AC21]+[.AE21])/SUM([.AC21:.AF21])*100" office:value-type="float" office:value="44.0677966101695" calcext:value-type="float">
            <text:p>44.0677966101695</text:p>
          </table:table-cell>
          <table:covered-table-cell table:style-name="ce2"/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[.AL21]/([.AL21]+[.AO21])*100" office:value-type="float" office:value="40.0763358778626" calcext:value-type="float">
            <text:p>40.0763358778626</text:p>
          </table:table-cell>
          <table:table-cell table:formula="of:=[.AM21]/([.AM21]+[.AN21])*100" office:value-type="float" office:value="42.4242424242424" calcext:value-type="float">
            <text:p>42.4242424242424</text:p>
          </table:table-cell>
          <table:table-cell table:formula="of:=([.AL21]+[.AN21])/SUM([.AL21:.AO21])*100" office:value-type="float" office:value="42.0338983050847" calcext:value-type="float">
            <text:p>42.0338983050847</text:p>
          </table:table-cell>
        </table:table-row>
        <table:table-row table:style-name="ro2">
          <table:table-cell table:style-name="ce2"/>
          <table:table-cell table:number-columns-repeated="4"/>
          <table:table-cell table:style-name="ce9"/>
          <table:table-cell table:style-name="ce10" table:formula="of:=AVERAGE([.G19:.G21])" office:value-type="float" office:value="17.5084175084175" calcext:value-type="float">
            <text:p>17.5084175084175</text:p>
          </table:table-cell>
          <table:table-cell table:style-name="ce10" table:formula="of:=AVERAGE([.H19:.H21])" office:value-type="float" office:value="3.2032150319863" calcext:value-type="float">
            <text:p>3.2032150319863</text:p>
          </table:table-cell>
          <table:table-cell table:style-name="ce10" table:formula="of:=AVERAGE([.I19:.I21])" office:value-type="float" office:value="90.2824858757062" calcext:value-type="float">
            <text:p>90.2824858757062</text:p>
          </table:table-cell>
          <table:table-cell table:style-name="ce2"/>
          <table:table-cell table:number-columns-repeated="4"/>
          <table:table-cell table:style-name="ce9"/>
          <table:table-cell table:style-name="ce10" table:formula="of:=AVERAGE([.P19:.P21])" office:value-type="float" office:value="20.0607902735562" calcext:value-type="float">
            <text:p>20.0607902735562</text:p>
          </table:table-cell>
          <table:table-cell table:style-name="ce10" table:formula="of:=AVERAGE([.Q19:.Q21])" office:value-type="float" office:value="3.79804529679962" calcext:value-type="float">
            <text:p>3.79804529679962</text:p>
          </table:table-cell>
          <table:table-cell table:style-name="ce10" table:formula="of:=AVERAGE([.R19:.R21])" office:value-type="float" office:value="74.3502824858757" calcext:value-type="float">
            <text:p>74.3502824858757</text:p>
          </table:table-cell>
          <table:table-cell table:style-name="ce2"/>
          <table:table-cell table:number-columns-repeated="4"/>
          <table:table-cell table:style-name="ce9"/>
          <table:table-cell table:style-name="ce10" table:formula="of:=AVERAGE([.Y19:.Y21])" office:value-type="float" office:value="23.2115406007429" calcext:value-type="float">
            <text:p>23.2115406007429</text:p>
          </table:table-cell>
          <table:table-cell table:style-name="ce10" table:formula="of:=AVERAGE([.Z19:.Z21])" office:value-type="float" office:value="7.1665353367932" calcext:value-type="float">
            <text:p>7.1665353367932</text:p>
          </table:table-cell>
          <table:table-cell table:style-name="ce10" table:formula="of:=AVERAGE([.AA19:.AA21])" office:value-type="float" office:value="56.7528017041771" calcext:value-type="float">
            <text:p>56.7528017041771</text:p>
          </table:table-cell>
          <table:table-cell table:style-name="ce2"/>
          <table:table-cell table:number-columns-repeated="4"/>
          <table:table-cell table:style-name="ce9"/>
          <table:table-cell table:style-name="ce10" table:formula="of:=AVERAGE([.AH19:.AH21])" office:value-type="float" office:value="19.0056199247376" calcext:value-type="float">
            <text:p>19.0056199247376</text:p>
          </table:table-cell>
          <table:table-cell table:style-name="ce10" table:formula="of:=AVERAGE([.AI19:.AI21])" office:value-type="float" office:value="15.2399430549766" calcext:value-type="float">
            <text:p>15.2399430549766</text:p>
          </table:table-cell>
          <table:table-cell table:style-name="ce10" table:formula="of:=AVERAGE([.AJ19:.AJ21])" office:value-type="float" office:value="40.6779661016949" calcext:value-type="float">
            <text:p>40.6779661016949</text:p>
          </table:table-cell>
          <table:table-cell table:style-name="ce2"/>
          <table:table-cell table:number-columns-repeated="4"/>
          <table:table-cell table:style-name="ce9"/>
          <table:table-cell table:style-name="ce10" table:formula="of:=AVERAGE([.AQ19:.AQ21])" office:value-type="float" office:value="40.485932517814" calcext:value-type="float">
            <text:p>40.485932517814</text:p>
          </table:table-cell>
          <table:table-cell table:style-name="ce10" table:formula="of:=AVERAGE([.AR19:.AR21])" office:value-type="float" office:value="40.7543173672206" calcext:value-type="float">
            <text:p>40.7543173672206</text:p>
          </table:table-cell>
          <table:table-cell table:style-name="ce10" table:formula="of:=AVERAGE([.AS19:.AS21])" office:value-type="float" office:value="42.8248587570621" calcext:value-type="float">
            <text:p>42.8248587570621</text:p>
          </table:table-cell>
        </table:table-row>
        <table:table-row table:style-name="ro2" table:number-rows-repeated="2">
          <table:table-cell table:style-name="Default" table:number-columns-repeated="45"/>
        </table:table-row>
        <table:table-row table:style-name="ro2">
          <table:table-cell table:style-name="ce3" office:value-type="string" calcext:value-type="string">
            <text:p>Alpha=0.5</text:p>
          </table:table-cell>
          <table:table-cell table:style-name="ce20" office:value-type="string" calcext:value-type="string" table:number-columns-spanned="8" table:number-rows-spanned="1">
            <text:p>Ν=0.1</text:p>
          </table:table-cell>
          <table:covered-table-cell table:number-columns-repeated="7" table:style-name="ce16"/>
          <table:table-cell table:style-name="ce3"/>
          <table:table-cell table:style-name="ce20" office:value-type="string" calcext:value-type="string" table:number-columns-spanned="8" table:number-rows-spanned="1">
            <text:p>Ν=0.2</text:p>
          </table:table-cell>
          <table:covered-table-cell table:number-columns-repeated="7" table:style-name="ce16"/>
          <table:table-cell table:style-name="ce3"/>
          <table:table-cell table:style-name="ce20" office:value-type="string" calcext:value-type="string" table:number-columns-spanned="8" table:number-rows-spanned="1">
            <text:p>Ν=0.3</text:p>
          </table:table-cell>
          <table:covered-table-cell table:number-columns-repeated="7" table:style-name="ce16"/>
          <table:table-cell table:style-name="ce3"/>
          <table:table-cell table:style-name="ce20" office:value-type="string" calcext:value-type="string" table:number-columns-spanned="8" table:number-rows-spanned="1">
            <text:p>Ν=0.4</text:p>
          </table:table-cell>
          <table:covered-table-cell table:number-columns-repeated="7" table:style-name="ce16"/>
          <table:table-cell table:style-name="ce3"/>
          <table:table-cell table:style-name="ce20" office:value-type="string" calcext:value-type="string" table:number-columns-spanned="8" table:number-rows-spanned="1">
            <text:p>Ν=0.5</text:p>
          </table:table-cell>
          <table:covered-table-cell table:number-columns-repeated="7" table:style-name="ce16"/>
        </table:table-row>
        <table:table-row table:style-name="ro2">
          <table:table-cell table:style-name="ce3" office:value-type="string" calcext:value-type="string">
            <text:p>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ACC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ACC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ACC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ACC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ACC</text:p>
          </table:table-cell>
        </table:table-row>
        <table:table-row table:style-name="ro2">
          <table:table-cell table:style-name="ce4" office:value-type="float" office:value="-250" calcext:value-type="float" table:number-columns-spanned="1" table:number-rows-spanned="3">
            <text:p>-250</text:p>
          </table:table-cell>
          <table:table-cell office:value-type="float" office:value="122" calcext:value-type="float">
            <text:p>122</text:p>
          </table:table-cell>
          <table:table-cell office:value-type="float" office:value="139" calcext:value-type="float">
            <text:p>13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27]/([.B27]+[.E27])*100" office:value-type="float" office:value="85.9154929577465" calcext:value-type="float">
            <text:p>85.9154929577465</text:p>
          </table:table-cell>
          <table:table-cell table:formula="of:=[.C27]/([.C27]+[.D27])*100" office:value-type="float" office:value="90.8496732026144" calcext:value-type="float">
            <text:p>90.8496732026144</text:p>
          </table:table-cell>
          <table:table-cell table:formula="of:=([.B27]+[.D27])/SUM([.B27:.E27])*100" office:value-type="float" office:value="46.1016949152542" calcext:value-type="float">
            <text:p>46.1016949152542</text:p>
          </table:table-cell>
          <table:table-cell table:style-name="ce4" office:value-type="float" office:value="0" calcext:value-type="float" table:number-columns-spanned="1" table:number-rows-spanned="3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K27]/([.K27]+[.N27])*100" office:value-type="float" office:value="93.75" calcext:value-type="float">
            <text:p>93.75</text:p>
          </table:table-cell>
          <table:table-cell table:formula="of:=[.L27]/([.L27]+[.M27])*100" office:value-type="float" office:value="85.9259259259259" calcext:value-type="float">
            <text:p>85.9259259259259</text:p>
          </table:table-cell>
          <table:table-cell table:formula="of:=([.K27]+[.M27])/SUM([.K27:.N27])*100" office:value-type="float" office:value="57.2881355932203" calcext:value-type="float">
            <text:p>57.2881355932203</text:p>
          </table:table-cell>
          <table:table-cell table:style-name="ce4" office:value-type="float" office:value="-200" calcext:value-type="float" table:number-columns-spanned="1" table:number-rows-spanned="3">
            <text:p>-200</text:p>
          </table:table-cell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T27]/([.T27]+[.W27])*100" office:value-type="float" office:value="75.1724137931034" calcext:value-type="float">
            <text:p>75.1724137931034</text:p>
          </table:table-cell>
          <table:table-cell table:formula="of:=[.U27]/([.U27]+[.V27])*100" office:value-type="float" office:value="82" calcext:value-type="float">
            <text:p>82</text:p>
          </table:table-cell>
          <table:table-cell table:formula="of:=([.T27]+[.V27])/SUM([.T27:.W27])*100" office:value-type="float" office:value="46.1016949152542" calcext:value-type="float">
            <text:p>46.1016949152542</text:p>
          </table:table-cell>
          <table:table-cell table:style-name="ce4" office:value-type="float" office:value="-200" calcext:value-type="float" table:number-columns-spanned="1" table:number-rows-spanned="3">
            <text:p>-200</text:p>
          </table:table-cell>
          <table:table-cell office:value-type="float" office:value="117" calcext:value-type="float">
            <text:p>117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C27]/([.AC27]+[.AF27])*100" office:value-type="float" office:value="87.3134328358209" calcext:value-type="float">
            <text:p>87.3134328358209</text:p>
          </table:table-cell>
          <table:table-cell table:formula="of:=[.AD27]/([.AD27]+[.AE27])*100" office:value-type="float" office:value="96.8944099378882" calcext:value-type="float">
            <text:p>96.8944099378882</text:p>
          </table:table-cell>
          <table:table-cell table:formula="of:=([.AC27]+[.AE27])/SUM([.AC27:.AF27])*100" office:value-type="float" office:value="41.3559322033898" calcext:value-type="float">
            <text:p>41.3559322033898</text:p>
          </table:table-cell>
          <table:table-cell table:style-name="ce4" office:value-type="float" office:value="-165" calcext:value-type="float" table:number-columns-spanned="1" table:number-rows-spanned="3">
            <text:p>-165</text:p>
          </table:table-cell>
          <table:table-cell office:value-type="float" office:value="153" calcext:value-type="float">
            <text:p>15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L27]/([.AL27]+[.AO27])*100" office:value-type="float" office:value="93.2926829268293" calcext:value-type="float">
            <text:p>93.2926829268293</text:p>
          </table:table-cell>
          <table:table-cell table:formula="of:=[.AM27]/([.AM27]+[.AN27])*100" office:value-type="float" office:value="97.7099236641221" calcext:value-type="float">
            <text:p>97.7099236641221</text:p>
          </table:table-cell>
          <table:table-cell table:formula="of:=([.AL27]+[.AN27])/SUM([.AL27:.AO27])*100" office:value-type="float" office:value="52.8813559322034" calcext:value-type="float">
            <text:p>52.8813559322034</text:p>
          </table:table-cell>
        </table:table-row>
        <table:table-row table:style-name="ro2">
          <table:covered-table-cell/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B28]/([.B28]+[.E28])*100" office:value-type="float" office:value="83.2214765100671" calcext:value-type="float">
            <text:p>83.2214765100671</text:p>
          </table:table-cell>
          <table:table-cell table:formula="of:=[.C28]/([.C28]+[.D28])*100" office:value-type="float" office:value="85.6164383561644" calcext:value-type="float">
            <text:p>85.6164383561644</text:p>
          </table:table-cell>
          <table:table-cell table:formula="of:=([.B28]+[.D28])/SUM([.B28:.E28])*100" office:value-type="float" office:value="49.1525423728814" calcext:value-type="float">
            <text:p>49.1525423728814</text:p>
          </table:table-cell>
          <table:covered-table-cell/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K28]/([.K28]+[.N28])*100" office:value-type="float" office:value="90.1960784313726" calcext:value-type="float">
            <text:p>90.1960784313726</text:p>
          </table:table-cell>
          <table:table-cell table:formula="of:=[.L28]/([.L28]+[.M28])*100" office:value-type="float" office:value="78.8732394366197" calcext:value-type="float">
            <text:p>78.8732394366197</text:p>
          </table:table-cell>
          <table:table-cell table:formula="of:=([.K28]+[.M28])/SUM([.K28:.N28])*100" office:value-type="float" office:value="56.9491525423729" calcext:value-type="float">
            <text:p>56.9491525423729</text:p>
          </table:table-cell>
          <table:covered-table-cell/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T28]/([.T28]+[.W28])*100" office:value-type="float" office:value="76.25" calcext:value-type="float">
            <text:p>76.25</text:p>
          </table:table-cell>
          <table:table-cell table:formula="of:=[.U28]/([.U28]+[.V28])*100" office:value-type="float" office:value="74.8148148148148" calcext:value-type="float">
            <text:p>74.8148148148148</text:p>
          </table:table-cell>
          <table:table-cell table:formula="of:=([.T28]+[.V28])/SUM([.T28:.W28])*100" office:value-type="float" office:value="52.8813559322034" calcext:value-type="float">
            <text:p>52.8813559322034</text:p>
          </table:table-cell>
          <table:covered-table-cell/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C28]/([.AC28]+[.AF28])*100" office:value-type="float" office:value="77.6223776223776" calcext:value-type="float">
            <text:p>77.6223776223776</text:p>
          </table:table-cell>
          <table:table-cell table:formula="of:=[.AD28]/([.AD28]+[.AE28])*100" office:value-type="float" office:value="77.6315789473684" calcext:value-type="float">
            <text:p>77.6315789473684</text:p>
          </table:table-cell>
          <table:table-cell table:formula="of:=([.AC28]+[.AE28])/SUM([.AC28:.AF28])*100" office:value-type="float" office:value="49.1525423728814" calcext:value-type="float">
            <text:p>49.1525423728814</text:p>
          </table:table-cell>
          <table:covered-table-cell/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L28]/([.AL28]+[.AO28])*100" office:value-type="float" office:value="96.6216216216216" calcext:value-type="float">
            <text:p>96.6216216216216</text:p>
          </table:table-cell>
          <table:table-cell table:formula="of:=[.AM28]/([.AM28]+[.AN28])*100" office:value-type="float" office:value="98.6394557823129" calcext:value-type="float">
            <text:p>98.6394557823129</text:p>
          </table:table-cell>
          <table:table-cell table:formula="of:=([.AL28]+[.AN28])/SUM([.AL28:.AO28])*100" office:value-type="float" office:value="49.1525423728814" calcext:value-type="float">
            <text:p>49.1525423728814</text:p>
          </table:table-cell>
        </table:table-row>
        <table:table-row table:style-name="ro2">
          <table:covered-table-cell/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B29]/([.B29]+[.E29])*100" office:value-type="float" office:value="82.1656050955414" calcext:value-type="float">
            <text:p>82.1656050955414</text:p>
          </table:table-cell>
          <table:table-cell table:formula="of:=[.C29]/([.C29]+[.D29])*100" office:value-type="float" office:value="80.4347826086957" calcext:value-type="float">
            <text:p>80.4347826086957</text:p>
          </table:table-cell>
          <table:table-cell table:formula="of:=([.B29]+[.D29])/SUM([.B29:.E29])*100" office:value-type="float" office:value="52.8813559322034" calcext:value-type="float">
            <text:p>52.8813559322034</text:p>
          </table:table-cell>
          <table:covered-table-cell/>
          <table:table-cell office:value-type="float" office:value="136" calcext:value-type="float">
            <text:p>136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K29]/([.K29]+[.N29])*100" office:value-type="float" office:value="89.4736842105263" calcext:value-type="float">
            <text:p>89.4736842105263</text:p>
          </table:table-cell>
          <table:table-cell table:formula="of:=[.L29]/([.L29]+[.M29])*100" office:value-type="float" office:value="79.020979020979" calcext:value-type="float">
            <text:p>79.020979020979</text:p>
          </table:table-cell>
          <table:table-cell table:formula="of:=([.K29]+[.M29])/SUM([.K29:.N29])*100" office:value-type="float" office:value="56.271186440678" calcext:value-type="float">
            <text:p>56.271186440678</text:p>
          </table:table-cell>
          <table:covered-table-cell/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T29]/([.T29]+[.W29])*100" office:value-type="float" office:value="95.2380952380952" calcext:value-type="float">
            <text:p>95.2380952380952</text:p>
          </table:table-cell>
          <table:table-cell table:formula="of:=[.U29]/([.U29]+[.V29])*100" office:value-type="float" office:value="100" calcext:value-type="float">
            <text:p>100</text:p>
          </table:table-cell>
          <table:table-cell table:formula="of:=([.T29]+[.V29])/SUM([.T29:.W29])*100" office:value-type="float" office:value="47.4576271186441" calcext:value-type="float">
            <text:p>47.4576271186441</text:p>
          </table:table-cell>
          <table:covered-table-cell/>
          <table:table-cell office:value-type="float" office:value="129" calcext:value-type="float">
            <text:p>129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C29]/([.AC29]+[.AF29])*100" office:value-type="float" office:value="87.7551020408163" calcext:value-type="float">
            <text:p>87.7551020408163</text:p>
          </table:table-cell>
          <table:table-cell table:formula="of:=[.AD29]/([.AD29]+[.AE29])*100" office:value-type="float" office:value="97.2972972972973" calcext:value-type="float">
            <text:p>97.2972972972973</text:p>
          </table:table-cell>
          <table:table-cell table:formula="of:=([.AC29]+[.AE29])/SUM([.AC29:.AF29])*100" office:value-type="float" office:value="45.0847457627119" calcext:value-type="float">
            <text:p>45.0847457627119</text:p>
          </table:table-cell>
          <table:covered-table-cell/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L29]/([.AL29]+[.AO29])*100" office:value-type="float" office:value="86.1111111111111" calcext:value-type="float">
            <text:p>86.1111111111111</text:p>
          </table:table-cell>
          <table:table-cell table:formula="of:=[.AM29]/([.AM29]+[.AN29])*100" office:value-type="float" office:value="72.8476821192053" calcext:value-type="float">
            <text:p>72.8476821192053</text:p>
          </table:table-cell>
          <table:table-cell table:formula="of:=([.AL29]+[.AN29])/SUM([.AL29:.AO29])*100" office:value-type="float" office:value="55.9322033898305" calcext:value-type="float">
            <text:p>55.9322033898305</text:p>
          </table:table-cell>
        </table:table-row>
        <table:table-row table:style-name="ro2">
          <table:table-cell table:number-columns-repeated="5"/>
          <table:table-cell table:style-name="ce9"/>
          <table:table-cell table:style-name="ce10" table:formula="of:=AVERAGE([.G27:.G29])" office:value-type="float" office:value="83.7675248544517" calcext:value-type="float">
            <text:p>83.7675248544517</text:p>
          </table:table-cell>
          <table:table-cell table:style-name="ce10" table:formula="of:=AVERAGE([.H27:.H29])" office:value-type="float" office:value="85.6336313891582" calcext:value-type="float">
            <text:p>85.6336313891582</text:p>
          </table:table-cell>
          <table:table-cell table:style-name="ce10" table:formula="of:=AVERAGE([.I27:.I29])" office:value-type="float" office:value="49.3785310734463" calcext:value-type="float">
            <text:p>49.3785310734463</text:p>
          </table:table-cell>
          <table:table-cell table:number-columns-repeated="5"/>
          <table:table-cell table:style-name="ce9"/>
          <table:table-cell table:style-name="ce10" table:formula="of:=AVERAGE([.P27:.P29])" office:value-type="float" office:value="91.139920880633" calcext:value-type="float">
            <text:p>91.139920880633</text:p>
          </table:table-cell>
          <table:table-cell table:style-name="ce10" table:formula="of:=AVERAGE([.Q27:.Q29])" office:value-type="float" office:value="81.2733814611749" calcext:value-type="float">
            <text:p>81.2733814611749</text:p>
          </table:table-cell>
          <table:table-cell table:style-name="ce10" table:formula="of:=AVERAGE([.R27:.R29])" office:value-type="float" office:value="56.8361581920904" calcext:value-type="float">
            <text:p>56.8361581920904</text:p>
          </table:table-cell>
          <table:table-cell table:number-columns-repeated="5"/>
          <table:table-cell table:style-name="ce9"/>
          <table:table-cell table:style-name="ce10" table:formula="of:=AVERAGE([.Y27:.Y29])" office:value-type="float" office:value="82.2201696770662" calcext:value-type="float">
            <text:p>82.2201696770662</text:p>
          </table:table-cell>
          <table:table-cell table:style-name="ce10" table:formula="of:=AVERAGE([.Z27:.Z29])" office:value-type="float" office:value="85.6049382716049" calcext:value-type="float">
            <text:p>85.6049382716049</text:p>
          </table:table-cell>
          <table:table-cell table:style-name="ce10" table:formula="of:=AVERAGE([.AA27:.AA29])" office:value-type="float" office:value="48.8135593220339" calcext:value-type="float">
            <text:p>48.8135593220339</text:p>
          </table:table-cell>
          <table:table-cell table:number-columns-repeated="5"/>
          <table:table-cell table:style-name="ce9"/>
          <table:table-cell table:style-name="ce10" table:formula="of:=AVERAGE([.AH27:.AH29])" office:value-type="float" office:value="84.2303041663383" calcext:value-type="float">
            <text:p>84.2303041663383</text:p>
          </table:table-cell>
          <table:table-cell table:style-name="ce10" table:formula="of:=AVERAGE([.AI27:.AI29])" office:value-type="float" office:value="90.6077620608513" calcext:value-type="float">
            <text:p>90.6077620608513</text:p>
          </table:table-cell>
          <table:table-cell table:style-name="ce10" table:formula="of:=AVERAGE([.AJ27:.AJ29])" office:value-type="float" office:value="45.1977401129943" calcext:value-type="float">
            <text:p>45.1977401129943</text:p>
          </table:table-cell>
          <table:table-cell table:number-columns-repeated="5"/>
          <table:table-cell table:style-name="ce9"/>
          <table:table-cell table:style-name="ce10" table:formula="of:=AVERAGE([.AQ27:.AQ29])" office:value-type="float" office:value="92.0084718865207" calcext:value-type="float">
            <text:p>92.0084718865207</text:p>
          </table:table-cell>
          <table:table-cell table:style-name="ce10" table:formula="of:=AVERAGE([.AR27:.AR29])" office:value-type="float" office:value="89.7323538552135" calcext:value-type="float">
            <text:p>89.7323538552135</text:p>
          </table:table-cell>
          <table:table-cell table:style-name="ce10" table:formula="of:=AVERAGE([.AS27:.AS29])" office:value-type="float" office:value="52.6553672316384" calcext:value-type="float">
            <text:p>52.6553672316384</text:p>
          </table:table-cell>
        </table:table-row>
        <table:table-row table:style-name="ro2">
          <table:table-cell table:style-name="ce4" office:value-type="float" office:value="-100" calcext:value-type="float" table:number-columns-spanned="1" table:number-rows-spanned="3">
            <text:p>-1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B31]/([.B31]+[.E31])*100" office:value-type="float" office:value="64.9253731343284" calcext:value-type="float">
            <text:p>64.9253731343284</text:p>
          </table:table-cell>
          <table:table-cell table:formula="of:=[.C31]/([.C31]+[.D31])*100" office:value-type="float" office:value="62.111801242236" calcext:value-type="float">
            <text:p>62.111801242236</text:p>
          </table:table-cell>
          <table:table-cell table:formula="of:=([.B31]+[.D31])/SUM([.B31:.E31])*100" office:value-type="float" office:value="50.1694915254237" calcext:value-type="float">
            <text:p>50.1694915254237</text:p>
          </table:table-cell>
          <table:table-cell table:style-name="ce4" office:value-type="float" office:value="100" calcext:value-type="float" table:number-columns-spanned="1" table:number-rows-spanned="3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K31]/([.K31]+[.N31])*100" office:value-type="float" office:value="67.3611111111111" calcext:value-type="float">
            <text:p>67.3611111111111</text:p>
          </table:table-cell>
          <table:table-cell table:formula="of:=[.L31]/([.L31]+[.M31])*100" office:value-type="float" office:value="47.682119205298" calcext:value-type="float">
            <text:p>47.682119205298</text:p>
          </table:table-cell>
          <table:table-cell table:formula="of:=([.K31]+[.M31])/SUM([.K31:.N31])*100" office:value-type="float" office:value="59.6610169491525" calcext:value-type="float">
            <text:p>59.6610169491525</text:p>
          </table:table-cell>
          <table:table-cell table:style-name="ce4" office:value-type="float" office:value="0" calcext:value-type="float" table:number-columns-spanned="1" table:number-rows-spanned="3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T31]/([.T31]+[.W31])*100" office:value-type="float" office:value="60" calcext:value-type="float">
            <text:p>60</text:p>
          </table:table-cell>
          <table:table-cell table:formula="of:=[.U31]/([.U31]+[.V31])*100" office:value-type="float" office:value="45.8064516129032" calcext:value-type="float">
            <text:p>45.8064516129032</text:p>
          </table:table-cell>
          <table:table-cell table:formula="of:=([.T31]+[.V31])/SUM([.T31:.W31])*100" office:value-type="float" office:value="56.9491525423729" calcext:value-type="float">
            <text:p>56.9491525423729</text:p>
          </table:table-cell>
          <table:table-cell table:style-name="ce4" office:value-type="float" office:value="0" calcext:value-type="float" table:number-columns-spanned="1" table:number-rows-spanned="3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AC31]/([.AC31]+[.AF31])*100" office:value-type="float" office:value="78" calcext:value-type="float">
            <text:p>78</text:p>
          </table:table-cell>
          <table:table-cell table:formula="of:=[.AD31]/([.AD31]+[.AE31])*100" office:value-type="float" office:value="75.8620689655172" calcext:value-type="float">
            <text:p>75.8620689655172</text:p>
          </table:table-cell>
          <table:table-cell table:formula="of:=([.AC31]+[.AE31])/SUM([.AC31:.AF31])*100" office:value-type="float" office:value="51.5254237288136" calcext:value-type="float">
            <text:p>51.5254237288136</text:p>
          </table:table-cell>
          <table:table-cell table:style-name="ce4" office:value-type="float" office:value="0" calcext:value-type="float" table:number-columns-spanned="1" table:number-rows-spanned="3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L31]/([.AL31]+[.AO31])*100" office:value-type="float" office:value="75.1592356687898" calcext:value-type="float">
            <text:p>75.1592356687898</text:p>
          </table:table-cell>
          <table:table-cell table:formula="of:=[.AM31]/([.AM31]+[.AN31])*100" office:value-type="float" office:value="44.2028985507246" calcext:value-type="float">
            <text:p>44.2028985507246</text:p>
          </table:table-cell>
          <table:table-cell table:formula="of:=([.AL31]+[.AN31])/SUM([.AL31:.AO31])*100" office:value-type="float" office:value="66.1016949152542" calcext:value-type="float">
            <text:p>66.1016949152542</text:p>
          </table:table-cell>
        </table:table-row>
        <table:table-row table:style-name="ro2">
          <table:covered-table-cell/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B32]/([.B32]+[.E32])*100" office:value-type="float" office:value="64.4927536231884" calcext:value-type="float">
            <text:p>64.4927536231884</text:p>
          </table:table-cell>
          <table:table-cell table:formula="of:=[.C32]/([.C32]+[.D32])*100" office:value-type="float" office:value="63.0573248407643" calcext:value-type="float">
            <text:p>63.0573248407643</text:p>
          </table:table-cell>
          <table:table-cell table:formula="of:=([.B32]+[.D32])/SUM([.B32:.E32])*100" office:value-type="float" office:value="49.8305084745763" calcext:value-type="float">
            <text:p>49.8305084745763</text:p>
          </table:table-cell>
          <table:covered-table-cell/>
          <table:table-cell office:value-type="float" office:value="105" calcext:value-type="float">
            <text:p>105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K32]/([.K32]+[.N32])*100" office:value-type="float" office:value="65.625" calcext:value-type="float">
            <text:p>65.625</text:p>
          </table:table-cell>
          <table:table-cell table:formula="of:=[.L32]/([.L32]+[.M32])*100" office:value-type="float" office:value="31.8518518518519" calcext:value-type="float">
            <text:p>31.8518518518519</text:p>
          </table:table-cell>
          <table:table-cell table:formula="of:=([.K32]+[.M32])/SUM([.K32:.N32])*100" office:value-type="float" office:value="66.7796610169492" calcext:value-type="float">
            <text:p>66.7796610169492</text:p>
          </table:table-cell>
          <table:covered-table-cell/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T32]/([.T32]+[.W32])*100" office:value-type="float" office:value="63.0872483221477" calcext:value-type="float">
            <text:p>63.0872483221477</text:p>
          </table:table-cell>
          <table:table-cell table:formula="of:=[.U32]/([.U32]+[.V32])*100" office:value-type="float" office:value="42.4657534246575" calcext:value-type="float">
            <text:p>42.4657534246575</text:p>
          </table:table-cell>
          <table:table-cell table:formula="of:=([.T32]+[.V32])/SUM([.T32:.W32])*100" office:value-type="float" office:value="60.3389830508475" calcext:value-type="float">
            <text:p>60.3389830508475</text:p>
          </table:table-cell>
          <table:covered-table-cell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AC32]/([.AC32]+[.AF32])*100" office:value-type="float" office:value="64.4295302013423" calcext:value-type="float">
            <text:p>64.4295302013423</text:p>
          </table:table-cell>
          <table:table-cell table:formula="of:=[.AD32]/([.AD32]+[.AE32])*100" office:value-type="float" office:value="47.9452054794521" calcext:value-type="float">
            <text:p>47.9452054794521</text:p>
          </table:table-cell>
          <table:table-cell table:formula="of:=([.AC32]+[.AE32])/SUM([.AC32:.AF32])*100" office:value-type="float" office:value="58.3050847457627" calcext:value-type="float">
            <text:p>58.3050847457627</text:p>
          </table:table-cell>
          <table:covered-table-cell/>
          <table:table-cell office:value-type="float" office:value="133" calcext:value-type="float">
            <text:p>133</text:p>
          </table:table-cell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L32]/([.AL32]+[.AO32])*100" office:value-type="float" office:value="86.9281045751634" calcext:value-type="float">
            <text:p>86.9281045751634</text:p>
          </table:table-cell>
          <table:table-cell table:formula="of:=[.AM32]/([.AM32]+[.AN32])*100" office:value-type="float" office:value="81.6901408450704" calcext:value-type="float">
            <text:p>81.6901408450704</text:p>
          </table:table-cell>
          <table:table-cell table:formula="of:=([.AL32]+[.AN32])/SUM([.AL32:.AO32])*100" office:value-type="float" office:value="53.8983050847458" calcext:value-type="float">
            <text:p>53.8983050847458</text:p>
          </table:table-cell>
        </table:table-row>
        <table:table-row table:style-name="ro2">
          <table:covered-table-cell/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B33]/([.B33]+[.E33])*100" office:value-type="float" office:value="61.8055555555556" calcext:value-type="float">
            <text:p>61.8055555555556</text:p>
          </table:table-cell>
          <table:table-cell table:formula="of:=[.C33]/([.C33]+[.D33])*100" office:value-type="float" office:value="62.2516556291391" calcext:value-type="float">
            <text:p>62.2516556291391</text:p>
          </table:table-cell>
          <table:table-cell table:formula="of:=([.B33]+[.D33])/SUM([.B33:.E33])*100" office:value-type="float" office:value="49.4915254237288" calcext:value-type="float">
            <text:p>49.4915254237288</text:p>
          </table:table-cell>
          <table:covered-table-cell/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K33]/([.K33]+[.N33])*100" office:value-type="float" office:value="74.4827586206897" calcext:value-type="float">
            <text:p>74.4827586206897</text:p>
          </table:table-cell>
          <table:table-cell table:formula="of:=[.L33]/([.L33]+[.M33])*100" office:value-type="float" office:value="43.3333333333333" calcext:value-type="float">
            <text:p>43.3333333333333</text:p>
          </table:table-cell>
          <table:table-cell table:formula="of:=([.K33]+[.M33])/SUM([.K33:.N33])*100" office:value-type="float" office:value="65.4237288135593" calcext:value-type="float">
            <text:p>65.4237288135593</text:p>
          </table:table-cell>
          <table:covered-table-cell/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T33]/([.T33]+[.W33])*100" office:value-type="float" office:value="83.2214765100671" calcext:value-type="float">
            <text:p>83.2214765100671</text:p>
          </table:table-cell>
          <table:table-cell table:formula="of:=[.U33]/([.U33]+[.V33])*100" office:value-type="float" office:value="82.1917808219178" calcext:value-type="float">
            <text:p>82.1917808219178</text:p>
          </table:table-cell>
          <table:table-cell table:formula="of:=([.T33]+[.V33])/SUM([.T33:.W33])*100" office:value-type="float" office:value="50.8474576271186" calcext:value-type="float">
            <text:p>50.8474576271186</text:p>
          </table:table-cell>
          <table:covered-table-cell/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AC33]/([.AC33]+[.AF33])*100" office:value-type="float" office:value="82.1428571428571" calcext:value-type="float">
            <text:p>82.1428571428571</text:p>
          </table:table-cell>
          <table:table-cell table:formula="of:=[.AD33]/([.AD33]+[.AE33])*100" office:value-type="float" office:value="68.3870967741936" calcext:value-type="float">
            <text:p>68.3870967741936</text:p>
          </table:table-cell>
          <table:table-cell table:formula="of:=([.AC33]+[.AE33])/SUM([.AC33:.AF33])*100" office:value-type="float" office:value="55.5932203389831" calcext:value-type="float">
            <text:p>55.5932203389831</text:p>
          </table:table-cell>
          <table:covered-table-cell/>
          <table:table-cell office:value-type="float" office:value="114" calcext:value-type="float">
            <text:p>114</text:p>
          </table:table-cell>
          <table:table-cell office:value-type="float" office:value="150" calcext:value-type="float">
            <text:p>15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L33]/([.AL33]+[.AO33])*100" office:value-type="float" office:value="89.0625" calcext:value-type="float">
            <text:p>89.0625</text:p>
          </table:table-cell>
          <table:table-cell table:formula="of:=[.AM33]/([.AM33]+[.AN33])*100" office:value-type="float" office:value="89.8203592814371" calcext:value-type="float">
            <text:p>89.8203592814371</text:p>
          </table:table-cell>
          <table:table-cell table:formula="of:=([.AL33]+[.AN33])/SUM([.AL33:.AO33])*100" office:value-type="float" office:value="44.4067796610169" calcext:value-type="float">
            <text:p>44.4067796610169</text:p>
          </table:table-cell>
        </table:table-row>
        <table:table-row table:style-name="ro2">
          <table:table-cell table:number-columns-repeated="5"/>
          <table:table-cell table:style-name="ce9"/>
          <table:table-cell table:style-name="ce10" table:formula="of:=AVERAGE([.G31:.G33])" office:value-type="float" office:value="63.7412274376908" calcext:value-type="float">
            <text:p>63.7412274376908</text:p>
          </table:table-cell>
          <table:table-cell table:style-name="ce10" table:formula="of:=AVERAGE([.H31:.H33])" office:value-type="float" office:value="62.4735939040465" calcext:value-type="float">
            <text:p>62.4735939040465</text:p>
          </table:table-cell>
          <table:table-cell table:style-name="ce10" table:formula="of:=AVERAGE([.I31:.I33])" office:value-type="float" office:value="49.8305084745763" calcext:value-type="float">
            <text:p>49.8305084745763</text:p>
          </table:table-cell>
          <table:table-cell table:number-columns-repeated="5"/>
          <table:table-cell table:style-name="ce9"/>
          <table:table-cell table:style-name="ce10" table:formula="of:=AVERAGE([.P31:.P33])" office:value-type="float" office:value="69.1562899106003" calcext:value-type="float">
            <text:p>69.1562899106003</text:p>
          </table:table-cell>
          <table:table-cell table:style-name="ce10" table:formula="of:=AVERAGE([.Q31:.Q33])" office:value-type="float" office:value="40.9557681301611" calcext:value-type="float">
            <text:p>40.9557681301611</text:p>
          </table:table-cell>
          <table:table-cell table:style-name="ce10" table:formula="of:=AVERAGE([.R31:.R33])" office:value-type="float" office:value="63.954802259887" calcext:value-type="float">
            <text:p>63.954802259887</text:p>
          </table:table-cell>
          <table:table-cell table:number-columns-repeated="5"/>
          <table:table-cell table:style-name="ce9"/>
          <table:table-cell table:style-name="ce10" table:formula="of:=AVERAGE([.Y31:.Y33])" office:value-type="float" office:value="68.7695749440716" calcext:value-type="float">
            <text:p>68.7695749440716</text:p>
          </table:table-cell>
          <table:table-cell table:style-name="ce10" table:formula="of:=AVERAGE([.Z31:.Z33])" office:value-type="float" office:value="56.8213286198262" calcext:value-type="float">
            <text:p>56.8213286198262</text:p>
          </table:table-cell>
          <table:table-cell table:style-name="ce10" table:formula="of:=AVERAGE([.AA31:.AA33])" office:value-type="float" office:value="56.045197740113" calcext:value-type="float">
            <text:p>56.045197740113</text:p>
          </table:table-cell>
          <table:table-cell table:number-columns-repeated="5"/>
          <table:table-cell table:style-name="ce9"/>
          <table:table-cell table:style-name="ce10" table:formula="of:=AVERAGE([.AH31:.AH33])" office:value-type="float" office:value="74.8574624480665" calcext:value-type="float">
            <text:p>74.8574624480665</text:p>
          </table:table-cell>
          <table:table-cell table:style-name="ce10" table:formula="of:=AVERAGE([.AI31:.AI33])" office:value-type="float" office:value="64.0647904063876" calcext:value-type="float">
            <text:p>64.0647904063876</text:p>
          </table:table-cell>
          <table:table-cell table:style-name="ce10" table:formula="of:=AVERAGE([.AJ31:.AJ33])" office:value-type="float" office:value="55.1412429378531" calcext:value-type="float">
            <text:p>55.1412429378531</text:p>
          </table:table-cell>
          <table:table-cell table:number-columns-repeated="5"/>
          <table:table-cell table:style-name="ce9"/>
          <table:table-cell table:style-name="ce10" table:formula="of:=AVERAGE([.AQ31:.AQ33])" office:value-type="float" office:value="83.7166134146511" calcext:value-type="float">
            <text:p>83.7166134146511</text:p>
          </table:table-cell>
          <table:table-cell table:style-name="ce10" table:formula="of:=AVERAGE([.AR31:.AR33])" office:value-type="float" office:value="71.9044662257441" calcext:value-type="float">
            <text:p>71.9044662257441</text:p>
          </table:table-cell>
          <table:table-cell table:style-name="ce10" table:formula="of:=AVERAGE([.AS31:.AS33])" office:value-type="float" office:value="54.8022598870057" calcext:value-type="float">
            <text:p>54.8022598870057</text:p>
          </table:table-cell>
        </table:table-row>
        <table:table-row table:style-name="ro2">
          <table:table-cell table:style-name="ce4" office:value-type="float" office:value="0" calcext:value-type="float" table:number-columns-spanned="1" table:number-rows-spanned="3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6" calcext:value-type="float">
            <text:p>66</text:p>
          </table:table-cell>
          <table:table-cell/>
          <table:table-cell table:formula="of:=[.B35]/([.B35]+[.E35])*100" office:value-type="float" office:value="54.7945205479452" calcext:value-type="float">
            <text:p>54.7945205479452</text:p>
          </table:table-cell>
          <table:table-cell table:formula="of:=[.C35]/([.C35]+[.D35])*100" office:value-type="float" office:value="55.7046979865772" calcext:value-type="float">
            <text:p>55.7046979865772</text:p>
          </table:table-cell>
          <table:table-cell table:formula="of:=([.B35]+[.D35])/SUM([.B35:.E35])*100" office:value-type="float" office:value="49.4915254237288" calcext:value-type="float">
            <text:p>49.4915254237288</text:p>
          </table:table-cell>
          <table:table-cell table:style-name="ce4" office:value-type="float" office:value="150" calcext:value-type="float" table:number-columns-spanned="1" table:number-rows-spanned="3">
            <text:p>150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115" calcext:value-type="float">
            <text:p>115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K35]/([.K35]+[.N35])*100" office:value-type="float" office:value="48.1751824817518" calcext:value-type="float">
            <text:p>48.1751824817518</text:p>
          </table:table-cell>
          <table:table-cell table:formula="of:=[.L35]/([.L35]+[.M35])*100" office:value-type="float" office:value="27.2151898734177" calcext:value-type="float">
            <text:p>27.2151898734177</text:p>
          </table:table-cell>
          <table:table-cell table:formula="of:=([.K35]+[.M35])/SUM([.K35:.N35])*100" office:value-type="float" office:value="61.3559322033898" calcext:value-type="float">
            <text:p>61.3559322033898</text:p>
          </table:table-cell>
          <table:table-cell table:style-name="ce4" office:value-type="float" office:value="100" calcext:value-type="float" table:number-columns-spanned="1" table:number-rows-spanned="3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T35]/([.T35]+[.W35])*100" office:value-type="float" office:value="42.9530201342282" calcext:value-type="float">
            <text:p>42.9530201342282</text:p>
          </table:table-cell>
          <table:table-cell table:formula="of:=[.U35]/([.U35]+[.V35])*100" office:value-type="float" office:value="29.4520547945205" calcext:value-type="float">
            <text:p>29.4520547945205</text:p>
          </table:table-cell>
          <table:table-cell table:formula="of:=([.T35]+[.V35])/SUM([.T35:.W35])*100" office:value-type="float" office:value="56.6101694915254" calcext:value-type="float">
            <text:p>56.6101694915254</text:p>
          </table:table-cell>
          <table:table-cell table:style-name="ce4" office:value-type="float" office:value="100" calcext:value-type="float" table:number-columns-spanned="1" table:number-rows-spanned="3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C35]/([.AC35]+[.AF35])*100" office:value-type="float" office:value="67.5675675675676" calcext:value-type="float">
            <text:p>67.5675675675676</text:p>
          </table:table-cell>
          <table:table-cell table:formula="of:=[.AD35]/([.AD35]+[.AE35])*100" office:value-type="float" office:value="37.4149659863946" calcext:value-type="float">
            <text:p>37.4149659863946</text:p>
          </table:table-cell>
          <table:table-cell table:formula="of:=([.AC35]+[.AE35])/SUM([.AC35:.AF35])*100" office:value-type="float" office:value="65.0847457627119" calcext:value-type="float">
            <text:p>65.0847457627119</text:p>
          </table:table-cell>
          <table:table-cell table:style-name="ce4" office:value-type="float" office:value="100" calcext:value-type="float" table:number-columns-spanned="1" table:number-rows-spanned="3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AL35]/([.AL35]+[.AO35])*100" office:value-type="float" office:value="64.0522875816994" calcext:value-type="float">
            <text:p>64.0522875816994</text:p>
          </table:table-cell>
          <table:table-cell table:formula="of:=[.AM35]/([.AM35]+[.AN35])*100" office:value-type="float" office:value="32.3943661971831" calcext:value-type="float">
            <text:p>32.3943661971831</text:p>
          </table:table-cell>
          <table:table-cell table:formula="of:=([.AL35]+[.AN35])/SUM([.AL35:.AO35])*100" office:value-type="float" office:value="65.7627118644068" calcext:value-type="float">
            <text:p>65.7627118644068</text:p>
          </table:table-cell>
        </table:table-row>
        <table:table-row table:style-name="ro2">
          <table:covered-table-cell/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B36]/([.B36]+[.E36])*100" office:value-type="float" office:value="53.2374100719425" calcext:value-type="float">
            <text:p>53.2374100719425</text:p>
          </table:table-cell>
          <table:table-cell table:formula="of:=[.C36]/([.C36]+[.D36])*100" office:value-type="float" office:value="41.025641025641" calcext:value-type="float">
            <text:p>41.025641025641</text:p>
          </table:table-cell>
          <table:table-cell table:formula="of:=([.B36]+[.D36])/SUM([.B36:.E36])*100" office:value-type="float" office:value="56.271186440678" calcext:value-type="float">
            <text:p>56.271186440678</text:p>
          </table:table-cell>
          <table:covered-table-cell/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K36]/([.K36]+[.N36])*100" office:value-type="float" office:value="36.6666666666667" calcext:value-type="float">
            <text:p>36.6666666666667</text:p>
          </table:table-cell>
          <table:table-cell table:formula="of:=[.L36]/([.L36]+[.M36])*100" office:value-type="float" office:value="25.5172413793103" calcext:value-type="float">
            <text:p>25.5172413793103</text:p>
          </table:table-cell>
          <table:table-cell table:formula="of:=([.K36]+[.M36])/SUM([.K36:.N36])*100" office:value-type="float" office:value="55.2542372881356" calcext:value-type="float">
            <text:p>55.2542372881356</text:p>
          </table:table-cell>
          <table:covered-table-cell/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T36]/([.T36]+[.W36])*100" office:value-type="float" office:value="42.7586206896552" calcext:value-type="float">
            <text:p>42.7586206896552</text:p>
          </table:table-cell>
          <table:table-cell table:formula="of:=[.U36]/([.U36]+[.V36])*100" office:value-type="float" office:value="30" calcext:value-type="float">
            <text:p>30</text:p>
          </table:table-cell>
          <table:table-cell table:formula="of:=([.T36]+[.V36])/SUM([.T36:.W36])*100" office:value-type="float" office:value="56.6101694915254" calcext:value-type="float">
            <text:p>56.6101694915254</text:p>
          </table:table-cell>
          <table:covered-table-cell/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AC36]/([.AC36]+[.AF36])*100" office:value-type="float" office:value="66" calcext:value-type="float">
            <text:p>66</text:p>
          </table:table-cell>
          <table:table-cell table:formula="of:=[.AD36]/([.AD36]+[.AE36])*100" office:value-type="float" office:value="43.448275862069" calcext:value-type="float">
            <text:p>43.448275862069</text:p>
          </table:table-cell>
          <table:table-cell table:formula="of:=([.AC36]+[.AE36])/SUM([.AC36:.AF36])*100" office:value-type="float" office:value="61.3559322033898" calcext:value-type="float">
            <text:p>61.3559322033898</text:p>
          </table:table-cell>
          <table:covered-table-cell/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AL36]/([.AL36]+[.AO36])*100" office:value-type="float" office:value="64.7435897435898" calcext:value-type="float">
            <text:p>64.7435897435898</text:p>
          </table:table-cell>
          <table:table-cell table:formula="of:=[.AM36]/([.AM36]+[.AN36])*100" office:value-type="float" office:value="24.4604316546763" calcext:value-type="float">
            <text:p>24.4604316546763</text:p>
          </table:table-cell>
          <table:table-cell table:formula="of:=([.AL36]+[.AN36])/SUM([.AL36:.AO36])*100" office:value-type="float" office:value="69.8305084745763" calcext:value-type="float">
            <text:p>69.8305084745763</text:p>
          </table:table-cell>
        </table:table-row>
        <table:table-row table:style-name="ro2">
          <table:covered-table-cell/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B37]/([.B37]+[.E37])*100" office:value-type="float" office:value="55.3333333333333" calcext:value-type="float">
            <text:p>55.3333333333333</text:p>
          </table:table-cell>
          <table:table-cell table:formula="of:=[.C37]/([.C37]+[.D37])*100" office:value-type="float" office:value="55.8620689655172" calcext:value-type="float">
            <text:p>55.8620689655172</text:p>
          </table:table-cell>
          <table:table-cell table:formula="of:=([.B37]+[.D37])/SUM([.B37:.E37])*100" office:value-type="float" office:value="49.8305084745763" calcext:value-type="float">
            <text:p>49.8305084745763</text:p>
          </table:table-cell>
          <table:covered-table-cell/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K37]/([.K37]+[.N37])*100" office:value-type="float" office:value="19.8630136986301" calcext:value-type="float">
            <text:p>19.8630136986301</text:p>
          </table:table-cell>
          <table:table-cell table:formula="of:=[.L37]/([.L37]+[.M37])*100" office:value-type="float" office:value="14.7651006711409" calcext:value-type="float">
            <text:p>14.7651006711409</text:p>
          </table:table-cell>
          <table:table-cell table:formula="of:=([.K37]+[.M37])/SUM([.K37:.N37])*100" office:value-type="float" office:value="52.8813559322034" calcext:value-type="float">
            <text:p>52.8813559322034</text:p>
          </table:table-cell>
          <table:covered-table-cell/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T37]/([.T37]+[.W37])*100" office:value-type="float" office:value="66.4429530201342" calcext:value-type="float">
            <text:p>66.4429530201342</text:p>
          </table:table-cell>
          <table:table-cell table:formula="of:=[.U37]/([.U37]+[.V37])*100" office:value-type="float" office:value="47.9452054794521" calcext:value-type="float">
            <text:p>47.9452054794521</text:p>
          </table:table-cell>
          <table:table-cell table:formula="of:=([.T37]+[.V37])/SUM([.T37:.W37])*100" office:value-type="float" office:value="59.3220338983051" calcext:value-type="float">
            <text:p>59.3220338983051</text:p>
          </table:table-cell>
          <table:covered-table-cell/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AC37]/([.AC37]+[.AF37])*100" office:value-type="float" office:value="58.6666666666667" calcext:value-type="float">
            <text:p>58.6666666666667</text:p>
          </table:table-cell>
          <table:table-cell table:formula="of:=[.AD37]/([.AD37]+[.AE37])*100" office:value-type="float" office:value="19.3103448275862" calcext:value-type="float">
            <text:p>19.3103448275862</text:p>
          </table:table-cell>
          <table:table-cell table:formula="of:=([.AC37]+[.AE37])/SUM([.AC37:.AF37])*100" office:value-type="float" office:value="69.4915254237288" calcext:value-type="float">
            <text:p>69.4915254237288</text:p>
          </table:table-cell>
          <table:covered-table-cell/>
          <table:table-cell office:value-type="float" office:value="109" calcext:value-type="float">
            <text:p>109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AL37]/([.AL37]+[.AO37])*100" office:value-type="float" office:value="68.125" calcext:value-type="float">
            <text:p>68.125</text:p>
          </table:table-cell>
          <table:table-cell table:formula="of:=[.AM37]/([.AM37]+[.AN37])*100" office:value-type="float" office:value="31.1111111111111" calcext:value-type="float">
            <text:p>31.1111111111111</text:p>
          </table:table-cell>
          <table:table-cell table:formula="of:=([.AL37]+[.AN37])/SUM([.AL37:.AO37])*100" office:value-type="float" office:value="68.4745762711864" calcext:value-type="float">
            <text:p>68.4745762711864</text:p>
          </table:table-cell>
        </table:table-row>
        <table:table-row table:style-name="ro2">
          <table:table-cell table:number-columns-repeated="5"/>
          <table:table-cell table:style-name="ce9"/>
          <table:table-cell table:style-name="ce10" table:formula="of:=AVERAGE([.G35:.G37])" office:value-type="float" office:value="54.455087984407" calcext:value-type="float">
            <text:p>54.455087984407</text:p>
          </table:table-cell>
          <table:table-cell table:style-name="ce10" table:formula="of:=AVERAGE([.H35:.H37])" office:value-type="float" office:value="50.8641359925785" calcext:value-type="float">
            <text:p>50.8641359925785</text:p>
          </table:table-cell>
          <table:table-cell table:style-name="ce10" table:formula="of:=AVERAGE([.I35:.I37])" office:value-type="float" office:value="51.864406779661" calcext:value-type="float">
            <text:p>51.864406779661</text:p>
          </table:table-cell>
          <table:table-cell table:number-columns-repeated="5"/>
          <table:table-cell table:style-name="ce9"/>
          <table:table-cell table:style-name="ce10" table:formula="of:=AVERAGE([.P35:.P37])" office:value-type="float" office:value="34.9016209490162" calcext:value-type="float">
            <text:p>34.9016209490162</text:p>
          </table:table-cell>
          <table:table-cell table:style-name="ce10" table:formula="of:=AVERAGE([.Q35:.Q37])" office:value-type="float" office:value="22.4991773079563" calcext:value-type="float">
            <text:p>22.4991773079563</text:p>
          </table:table-cell>
          <table:table-cell table:style-name="ce10" table:formula="of:=AVERAGE([.R35:.R37])" office:value-type="float" office:value="56.4971751412429" calcext:value-type="float">
            <text:p>56.4971751412429</text:p>
          </table:table-cell>
          <table:table-cell table:number-columns-repeated="5"/>
          <table:table-cell table:style-name="ce9"/>
          <table:table-cell table:style-name="ce10" table:formula="of:=AVERAGE([.Y35:.Y37])" office:value-type="float" office:value="50.7181979480059" calcext:value-type="float">
            <text:p>50.7181979480059</text:p>
          </table:table-cell>
          <table:table-cell table:style-name="ce10" table:formula="of:=AVERAGE([.Z35:.Z37])" office:value-type="float" office:value="35.7990867579909" calcext:value-type="float">
            <text:p>35.7990867579909</text:p>
          </table:table-cell>
          <table:table-cell table:style-name="ce10" table:formula="of:=AVERAGE([.AA35:.AA37])" office:value-type="float" office:value="57.5141242937853" calcext:value-type="float">
            <text:p>57.5141242937853</text:p>
          </table:table-cell>
          <table:table-cell table:number-columns-repeated="5"/>
          <table:table-cell table:style-name="ce9"/>
          <table:table-cell table:style-name="ce10" table:formula="of:=AVERAGE([.AH35:.AH37])" office:value-type="float" office:value="64.0780780780781" calcext:value-type="float">
            <text:p>64.0780780780781</text:p>
          </table:table-cell>
          <table:table-cell table:style-name="ce10" table:formula="of:=AVERAGE([.AI35:.AI37])" office:value-type="float" office:value="33.3911955586832" calcext:value-type="float">
            <text:p>33.3911955586832</text:p>
          </table:table-cell>
          <table:table-cell table:style-name="ce10" table:formula="of:=AVERAGE([.AJ35:.AJ37])" office:value-type="float" office:value="65.3107344632768" calcext:value-type="float">
            <text:p>65.3107344632768</text:p>
          </table:table-cell>
          <table:table-cell table:number-columns-repeated="5"/>
          <table:table-cell table:style-name="ce9"/>
          <table:table-cell table:style-name="ce10" table:formula="of:=AVERAGE([.AQ35:.AQ37])" office:value-type="float" office:value="65.640292441763" calcext:value-type="float">
            <text:p>65.640292441763</text:p>
          </table:table-cell>
          <table:table-cell table:style-name="ce10" table:formula="of:=AVERAGE([.AR35:.AR37])" office:value-type="float" office:value="29.3219696543235" calcext:value-type="float">
            <text:p>29.3219696543235</text:p>
          </table:table-cell>
          <table:table-cell table:style-name="ce10" table:formula="of:=AVERAGE([.AS35:.AS37])" office:value-type="float" office:value="68.0225988700565" calcext:value-type="float">
            <text:p>68.0225988700565</text:p>
          </table:table-cell>
        </table:table-row>
        <table:table-row table:style-name="ro2">
          <table:table-cell table:style-name="ce4" office:value-type="float" office:value="100" calcext:value-type="float" table:number-columns-spanned="1" table:number-rows-spanned="3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B39]/([.B39]+[.E39])*100" office:value-type="float" office:value="32.8571428571429" calcext:value-type="float">
            <text:p>32.8571428571429</text:p>
          </table:table-cell>
          <table:table-cell table:formula="of:=[.C39]/([.C39]+[.D39])*100" office:value-type="float" office:value="25.8064516129032" calcext:value-type="float">
            <text:p>25.8064516129032</text:p>
          </table:table-cell>
          <table:table-cell table:formula="of:=([.B39]+[.D39])/SUM([.B39:.E39])*100" office:value-type="float" office:value="54.5762711864407" calcext:value-type="float">
            <text:p>54.5762711864407</text:p>
          </table:table-cell>
          <table:table-cell table:style-name="ce4" office:value-type="float" office:value="175" calcext:value-type="float" table:number-columns-spanned="1" table:number-rows-spanned="3">
            <text:p>1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[.K39]/([.K39]+[.N39])*100" office:value-type="float" office:value="19.6078431372549" calcext:value-type="float">
            <text:p>19.6078431372549</text:p>
          </table:table-cell>
          <table:table-cell table:formula="of:=[.L39]/([.L39]+[.M39])*100" office:value-type="float" office:value="14.0845070422535" calcext:value-type="float">
            <text:p>14.0845070422535</text:p>
          </table:table-cell>
          <table:table-cell table:formula="of:=([.K39]+[.M39])/SUM([.K39:.N39])*100" office:value-type="float" office:value="51.5254237288136" calcext:value-type="float">
            <text:p>51.5254237288136</text:p>
          </table:table-cell>
          <table:table-cell table:style-name="ce4" office:value-type="float" office:value="300" calcext:value-type="float" table:number-columns-spanned="1" table:number-rows-spanned="3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27" calcext:value-type="float">
            <text:p>127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T39]/([.T39]+[.W39])*100" office:value-type="float" office:value="27.2058823529412" calcext:value-type="float">
            <text:p>27.2058823529412</text:p>
          </table:table-cell>
          <table:table-cell table:formula="of:=[.U39]/([.U39]+[.V39])*100" office:value-type="float" office:value="20.125786163522" calcext:value-type="float">
            <text:p>20.125786163522</text:p>
          </table:table-cell>
          <table:table-cell table:formula="of:=([.T39]+[.V39])/SUM([.T39:.W39])*100" office:value-type="float" office:value="55.5932203389831" calcext:value-type="float">
            <text:p>55.5932203389831</text:p>
          </table:table-cell>
          <table:table-cell table:style-name="ce4" office:value-type="float" office:value="300" calcext:value-type="float" table:number-columns-spanned="1" table:number-rows-spanned="3">
            <text:p>300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135" calcext:value-type="float">
            <text:p>135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AC39]/([.AC39]+[.AF39])*100" office:value-type="float" office:value="49.6240601503759" calcext:value-type="float">
            <text:p>49.6240601503759</text:p>
          </table:table-cell>
          <table:table-cell table:formula="of:=[.AD39]/([.AD39]+[.AE39])*100" office:value-type="float" office:value="16.6666666666667" calcext:value-type="float">
            <text:p>16.6666666666667</text:p>
          </table:table-cell>
          <table:table-cell table:formula="of:=([.AC39]+[.AE39])/SUM([.AC39:.AF39])*100" office:value-type="float" office:value="68.135593220339" calcext:value-type="float">
            <text:p>68.135593220339</text:p>
          </table:table-cell>
          <table:table-cell table:style-name="ce4" office:value-type="float" office:value="300" calcext:value-type="float" table:number-columns-spanned="1" table:number-rows-spanned="3">
            <text:p>300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AL39]/([.AL39]+[.AO39])*100" office:value-type="float" office:value="40.1273885350319" calcext:value-type="float">
            <text:p>40.1273885350319</text:p>
          </table:table-cell>
          <table:table-cell table:formula="of:=[.AM39]/([.AM39]+[.AN39])*100" office:value-type="float" office:value="27.536231884058" calcext:value-type="float">
            <text:p>27.536231884058</text:p>
          </table:table-cell>
          <table:table-cell table:formula="of:=([.AL39]+[.AN39])/SUM([.AL39:.AO39])*100" office:value-type="float" office:value="55.2542372881356" calcext:value-type="float">
            <text:p>55.2542372881356</text:p>
          </table:table-cell>
        </table:table-row>
        <table:table-row table:style-name="ro2">
          <table:covered-table-cell/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B40]/([.B40]+[.E40])*100" office:value-type="float" office:value="29.4117647058824" calcext:value-type="float">
            <text:p>29.4117647058824</text:p>
          </table:table-cell>
          <table:table-cell table:formula="of:=[.C40]/([.C40]+[.D40])*100" office:value-type="float" office:value="29.5774647887324" calcext:value-type="float">
            <text:p>29.5774647887324</text:p>
          </table:table-cell>
          <table:table-cell table:formula="of:=([.B40]+[.D40])/SUM([.B40:.E40])*100" office:value-type="float" office:value="49.1525423728814" calcext:value-type="float">
            <text:p>49.1525423728814</text:p>
          </table:table-cell>
          <table:covered-table-cell/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K40]/([.K40]+[.N40])*100" office:value-type="float" office:value="42.6751592356688" calcext:value-type="float">
            <text:p>42.6751592356688</text:p>
          </table:table-cell>
          <table:table-cell table:formula="of:=[.L40]/([.L40]+[.M40])*100" office:value-type="float" office:value="33.3333333333333" calcext:value-type="float">
            <text:p>33.3333333333333</text:p>
          </table:table-cell>
          <table:table-cell table:formula="of:=([.K40]+[.M40])/SUM([.K40:.N40])*100" office:value-type="float" office:value="53.8983050847458" calcext:value-type="float">
            <text:p>53.8983050847458</text:p>
          </table:table-cell>
          <table:covered-table-cell/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T40]/([.T40]+[.W40])*100" office:value-type="float" office:value="34.6666666666667" calcext:value-type="float">
            <text:p>34.6666666666667</text:p>
          </table:table-cell>
          <table:table-cell table:formula="of:=[.U40]/([.U40]+[.V40])*100" office:value-type="float" office:value="18.6206896551724" calcext:value-type="float">
            <text:p>18.6206896551724</text:p>
          </table:table-cell>
          <table:table-cell table:formula="of:=([.T40]+[.V40])/SUM([.T40:.W40])*100" office:value-type="float" office:value="57.6271186440678" calcext:value-type="float">
            <text:p>57.6271186440678</text:p>
          </table:table-cell>
          <table:covered-table-cell/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37" calcext:value-type="float">
            <text:p>137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[.AC40]/([.AC40]+[.AF40])*100" office:value-type="float" office:value="19.8581560283688" calcext:value-type="float">
            <text:p>19.8581560283688</text:p>
          </table:table-cell>
          <table:table-cell table:formula="of:=[.AD40]/([.AD40]+[.AE40])*100" office:value-type="float" office:value="11.038961038961" calcext:value-type="float">
            <text:p>11.038961038961</text:p>
          </table:table-cell>
          <table:table-cell table:formula="of:=([.AC40]+[.AE40])/SUM([.AC40:.AF40])*100" office:value-type="float" office:value="55.9322033898305" calcext:value-type="float">
            <text:p>55.9322033898305</text:p>
          </table:table-cell>
          <table:covered-table-cell/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AL40]/([.AL40]+[.AO40])*100" office:value-type="float" office:value="46.1538461538462" calcext:value-type="float">
            <text:p>46.1538461538462</text:p>
          </table:table-cell>
          <table:table-cell table:formula="of:=[.AM40]/([.AM40]+[.AN40])*100" office:value-type="float" office:value="17.2661870503597" calcext:value-type="float">
            <text:p>17.2661870503597</text:p>
          </table:table-cell>
          <table:table-cell table:formula="of:=([.AL40]+[.AN40])/SUM([.AL40:.AO40])*100" office:value-type="float" office:value="63.3898305084746" calcext:value-type="float">
            <text:p>63.3898305084746</text:p>
          </table:table-cell>
        </table:table-row>
        <table:table-row table:style-name="ro2">
          <table:covered-table-cell table:style-name="ce2"/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5" calcext:value-type="float">
            <text:p>105</text:p>
          </table:table-cell>
          <table:table-cell/>
          <table:table-cell table:formula="of:=[.B41]/([.B41]+[.E41])*100" office:value-type="float" office:value="30" calcext:value-type="float">
            <text:p>30</text:p>
          </table:table-cell>
          <table:table-cell table:formula="of:=[.C41]/([.C41]+[.D41])*100" office:value-type="float" office:value="27.5862068965517" calcext:value-type="float">
            <text:p>27.5862068965517</text:p>
          </table:table-cell>
          <table:table-cell table:formula="of:=([.B41]+[.D41])/SUM([.B41:.E41])*100" office:value-type="float" office:value="50.8474576271186" calcext:value-type="float">
            <text:p>50.8474576271186</text:p>
          </table:table-cell>
          <table:covered-table-cell table:style-name="ce2"/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24" calcext:value-type="float">
            <text:p>124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K41]/([.K41]+[.N41])*100" office:value-type="float" office:value="22.7941176470588" calcext:value-type="float">
            <text:p>22.7941176470588</text:p>
          </table:table-cell>
          <table:table-cell table:formula="of:=[.L41]/([.L41]+[.M41])*100" office:value-type="float" office:value="22.0125786163522" calcext:value-type="float">
            <text:p>22.0125786163522</text:p>
          </table:table-cell>
          <table:table-cell table:formula="of:=([.K41]+[.M41])/SUM([.K41:.N41])*100" office:value-type="float" office:value="52.5423728813559" calcext:value-type="float">
            <text:p>52.5423728813559</text:p>
          </table:table-cell>
          <table:covered-table-cell/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T41]/([.T41]+[.W41])*100" office:value-type="float" office:value="30.9677419354839" calcext:value-type="float">
            <text:p>30.9677419354839</text:p>
          </table:table-cell>
          <table:table-cell table:formula="of:=[.U41]/([.U41]+[.V41])*100" office:value-type="float" office:value="18.5714285714286" calcext:value-type="float">
            <text:p>18.5714285714286</text:p>
          </table:table-cell>
          <table:table-cell table:formula="of:=([.T41]+[.V41])/SUM([.T41:.W41])*100" office:value-type="float" office:value="54.9152542372881" calcext:value-type="float">
            <text:p>54.9152542372881</text:p>
          </table:table-cell>
          <table:covered-table-cell table:style-name="ce2"/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127" calcext:value-type="float">
            <text:p>127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AC41]/([.AC41]+[.AF41])*100" office:value-type="float" office:value="27.1428571428571" calcext:value-type="float">
            <text:p>27.1428571428571</text:p>
          </table:table-cell>
          <table:table-cell table:formula="of:=[.AD41]/([.AD41]+[.AE41])*100" office:value-type="float" office:value="18.0645161290323" calcext:value-type="float">
            <text:p>18.0645161290323</text:p>
          </table:table-cell>
          <table:table-cell table:formula="of:=([.AC41]+[.AE41])/SUM([.AC41:.AF41])*100" office:value-type="float" office:value="55.9322033898305" calcext:value-type="float">
            <text:p>55.9322033898305</text:p>
          </table:table-cell>
          <table:covered-table-cell table:style-name="ce2"/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AL41]/([.AL41]+[.AO41])*100" office:value-type="float" office:value="35.2941176470588" calcext:value-type="float">
            <text:p>35.2941176470588</text:p>
          </table:table-cell>
          <table:table-cell table:formula="of:=[.AM41]/([.AM41]+[.AN41])*100" office:value-type="float" office:value="22.5352112676056" calcext:value-type="float">
            <text:p>22.5352112676056</text:p>
          </table:table-cell>
          <table:table-cell table:formula="of:=([.AL41]+[.AN41])/SUM([.AL41:.AO41])*100" office:value-type="float" office:value="55.5932203389831" calcext:value-type="float">
            <text:p>55.5932203389831</text:p>
          </table:table-cell>
        </table:table-row>
        <table:table-row table:style-name="ro2">
          <table:table-cell table:style-name="ce2"/>
          <table:table-cell table:number-columns-repeated="4"/>
          <table:table-cell table:style-name="ce9"/>
          <table:table-cell table:style-name="ce10" table:formula="of:=AVERAGE([.G39:.G41])" office:value-type="float" office:value="30.7563025210084" calcext:value-type="float">
            <text:p>30.7563025210084</text:p>
          </table:table-cell>
          <table:table-cell table:style-name="ce10" table:formula="of:=AVERAGE([.H39:.H41])" office:value-type="float" office:value="27.6567077660624" calcext:value-type="float">
            <text:p>27.6567077660624</text:p>
          </table:table-cell>
          <table:table-cell table:style-name="ce10" table:formula="of:=AVERAGE([.I39:.I41])" office:value-type="float" office:value="51.5254237288136" calcext:value-type="float">
            <text:p>51.5254237288136</text:p>
          </table:table-cell>
          <table:table-cell table:style-name="ce2"/>
          <table:table-cell table:number-columns-repeated="4"/>
          <table:table-cell table:style-name="ce9"/>
          <table:table-cell table:style-name="ce10" table:formula="of:=AVERAGE([.P39:.P41])" office:value-type="float" office:value="28.3590400066608" calcext:value-type="float">
            <text:p>28.3590400066608</text:p>
          </table:table-cell>
          <table:table-cell table:style-name="ce10" table:formula="of:=AVERAGE([.Q39:.Q41])" office:value-type="float" office:value="23.143472997313" calcext:value-type="float">
            <text:p>23.143472997313</text:p>
          </table:table-cell>
          <table:table-cell table:style-name="ce10" table:formula="of:=AVERAGE([.R39:.R41])" office:value-type="float" office:value="52.6553672316384" calcext:value-type="float">
            <text:p>52.6553672316384</text:p>
          </table:table-cell>
          <table:table-cell table:style-name="ce2"/>
          <table:table-cell table:number-columns-repeated="4"/>
          <table:table-cell table:style-name="ce9"/>
          <table:table-cell table:style-name="ce10" table:formula="of:=AVERAGE([.Y39:.Y41])" office:value-type="float" office:value="30.9467636516972" calcext:value-type="float">
            <text:p>30.9467636516972</text:p>
          </table:table-cell>
          <table:table-cell table:style-name="ce10" table:formula="of:=AVERAGE([.Z39:.Z41])" office:value-type="float" office:value="19.105968130041" calcext:value-type="float">
            <text:p>19.105968130041</text:p>
          </table:table-cell>
          <table:table-cell table:style-name="ce10" table:formula="of:=AVERAGE([.AA39:.AA41])" office:value-type="float" office:value="56.045197740113" calcext:value-type="float">
            <text:p>56.045197740113</text:p>
          </table:table-cell>
          <table:table-cell table:style-name="ce2"/>
          <table:table-cell table:number-columns-repeated="4"/>
          <table:table-cell table:style-name="ce9"/>
          <table:table-cell table:style-name="ce10" table:formula="of:=AVERAGE([.AH39:.AH41])" office:value-type="float" office:value="32.2083577738673" calcext:value-type="float">
            <text:p>32.2083577738673</text:p>
          </table:table-cell>
          <table:table-cell table:style-name="ce10" table:formula="of:=AVERAGE([.AI39:.AI41])" office:value-type="float" office:value="15.2567146115533" calcext:value-type="float">
            <text:p>15.2567146115533</text:p>
          </table:table-cell>
          <table:table-cell table:style-name="ce10" table:formula="of:=AVERAGE([.AJ39:.AJ41])" office:value-type="float" office:value="60" calcext:value-type="float">
            <text:p>60</text:p>
          </table:table-cell>
          <table:table-cell table:style-name="ce2"/>
          <table:table-cell table:number-columns-repeated="4"/>
          <table:table-cell table:style-name="ce9"/>
          <table:table-cell table:style-name="ce10" table:formula="of:=AVERAGE([.AQ39:.AQ41])" office:value-type="float" office:value="40.5251174453123" calcext:value-type="float">
            <text:p>40.5251174453123</text:p>
          </table:table-cell>
          <table:table-cell table:style-name="ce10" table:formula="of:=AVERAGE([.AR39:.AR41])" office:value-type="float" office:value="22.4458767340078" calcext:value-type="float">
            <text:p>22.4458767340078</text:p>
          </table:table-cell>
          <table:table-cell table:style-name="ce10" table:formula="of:=AVERAGE([.AS39:.AS41])" office:value-type="float" office:value="58.0790960451977" calcext:value-type="float">
            <text:p>58.0790960451977</text:p>
          </table:table-cell>
        </table:table-row>
        <table:table-row table:style-name="ro2">
          <table:table-cell table:style-name="ce4" office:value-type="float" office:value="200" calcext:value-type="float" table:number-columns-spanned="1" table:number-rows-spanned="3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[.B43]/([.B43]+[.E43])*100" office:value-type="float" office:value="22.0689655172414" calcext:value-type="float">
            <text:p>22.0689655172414</text:p>
          </table:table-cell>
          <table:table-cell table:formula="of:=[.C43]/([.C43]+[.D43])*100" office:value-type="float" office:value="18.6666666666667" calcext:value-type="float">
            <text:p>18.6666666666667</text:p>
          </table:table-cell>
          <table:table-cell table:formula="of:=([.B43]+[.D43])/SUM([.B43:.E43])*100" office:value-type="float" office:value="52.2033898305085" calcext:value-type="float">
            <text:p>52.2033898305085</text:p>
          </table:table-cell>
          <table:table-cell table:style-name="ce4" office:value-type="float" office:value="200" calcext:value-type="float" table:number-columns-spanned="1" table:number-rows-spanned="3">
            <text:p>20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K43]/([.K43]+[.N43])*100" office:value-type="float" office:value="26.5734265734266" calcext:value-type="float">
            <text:p>26.5734265734266</text:p>
          </table:table-cell>
          <table:table-cell table:formula="of:=[.L43]/([.L43]+[.M43])*100" office:value-type="float" office:value="21.0526315789474" calcext:value-type="float">
            <text:p>21.0526315789474</text:p>
          </table:table-cell>
          <table:table-cell table:formula="of:=([.K43]+[.M43])/SUM([.K43:.N43])*100" office:value-type="float" office:value="53.5593220338983" calcext:value-type="float">
            <text:p>53.5593220338983</text:p>
          </table:table-cell>
          <table:table-cell table:style-name="ce4" office:value-type="float" office:value="500" calcext:value-type="float" table:number-columns-spanned="1" table:number-rows-spanned="3">
            <text:p>500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T43]/([.T43]+[.W43])*100" office:value-type="float" office:value="25.3333333333333" calcext:value-type="float">
            <text:p>25.3333333333333</text:p>
          </table:table-cell>
          <table:table-cell table:formula="of:=[.U43]/([.U43]+[.V43])*100" office:value-type="float" office:value="14.4827586206897" calcext:value-type="float">
            <text:p>14.4827586206897</text:p>
          </table:table-cell>
          <table:table-cell table:formula="of:=([.T43]+[.V43])/SUM([.T43:.W43])*100" office:value-type="float" office:value="54.9152542372881" calcext:value-type="float">
            <text:p>54.9152542372881</text:p>
          </table:table-cell>
          <table:table-cell table:style-name="ce4" office:value-type="float" office:value="500" calcext:value-type="float" table:number-columns-spanned="1" table:number-rows-spanned="3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5" calcext:value-type="float">
            <text:p>135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[.AC43]/([.AC43]+[.AF43])*100" office:value-type="float" office:value="10.5633802816901" calcext:value-type="float">
            <text:p>10.5633802816901</text:p>
          </table:table-cell>
          <table:table-cell table:formula="of:=[.AD43]/([.AD43]+[.AE43])*100" office:value-type="float" office:value="11.7647058823529" calcext:value-type="float">
            <text:p>11.7647058823529</text:p>
          </table:table-cell>
          <table:table-cell table:formula="of:=([.AC43]+[.AE43])/SUM([.AC43:.AF43])*100" office:value-type="float" office:value="50.8474576271186" calcext:value-type="float">
            <text:p>50.8474576271186</text:p>
          </table:table-cell>
          <table:table-cell table:style-name="ce4" office:value-type="float" office:value="500" calcext:value-type="float" table:number-columns-spanned="1" table:number-rows-spanned="3">
            <text:p>50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AL43]/([.AL43]+[.AO43])*100" office:value-type="float" office:value="33.1168831168831" calcext:value-type="float">
            <text:p>33.1168831168831</text:p>
          </table:table-cell>
          <table:table-cell table:formula="of:=[.AM43]/([.AM43]+[.AN43])*100" office:value-type="float" office:value="22.6950354609929" calcext:value-type="float">
            <text:p>22.6950354609929</text:p>
          </table:table-cell>
          <table:table-cell table:formula="of:=([.AL43]+[.AN43])/SUM([.AL43:.AO43])*100" office:value-type="float" office:value="54.2372881355932" calcext:value-type="float">
            <text:p>54.2372881355932</text:p>
          </table:table-cell>
        </table:table-row>
        <table:table-row table:style-name="ro2">
          <table:covered-table-cell table:style-name="ce2"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42" calcext:value-type="float">
            <text:p>142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B44]/([.B44]+[.E44])*100" office:value-type="float" office:value="23.015873015873" calcext:value-type="float">
            <text:p>23.015873015873</text:p>
          </table:table-cell>
          <table:table-cell table:formula="of:=[.C44]/([.C44]+[.D44])*100" office:value-type="float" office:value="15.9763313609467" calcext:value-type="float">
            <text:p>15.9763313609467</text:p>
          </table:table-cell>
          <table:table-cell table:formula="of:=([.B44]+[.D44])/SUM([.B44:.E44])*100" office:value-type="float" office:value="57.9661016949153" calcext:value-type="float">
            <text:p>57.9661016949153</text:p>
          </table:table-cell>
          <table:covered-table-cell table:style-name="ce2"/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122" calcext:value-type="float">
            <text:p>122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K44]/([.K44]+[.N44])*100" office:value-type="float" office:value="36.241610738255" calcext:value-type="float">
            <text:p>36.241610738255</text:p>
          </table:table-cell>
          <table:table-cell table:formula="of:=[.L44]/([.L44]+[.M44])*100" office:value-type="float" office:value="16.4383561643836" calcext:value-type="float">
            <text:p>16.4383561643836</text:p>
          </table:table-cell>
          <table:table-cell table:formula="of:=([.K44]+[.M44])/SUM([.K44:.N44])*100" office:value-type="float" office:value="59.6610169491525" calcext:value-type="float">
            <text:p>59.6610169491525</text:p>
          </table:table-cell>
          <table:covered-table-cell table:style-name="ce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[.T44]/([.T44]+[.W44])*100" office:value-type="float" office:value="19.4444444444444" calcext:value-type="float">
            <text:p>19.4444444444444</text:p>
          </table:table-cell>
          <table:table-cell table:formula="of:=[.U44]/([.U44]+[.V44])*100" office:value-type="float" office:value="12.5827814569536" calcext:value-type="float">
            <text:p>12.5827814569536</text:p>
          </table:table-cell>
          <table:table-cell table:formula="of:=([.T44]+[.V44])/SUM([.T44:.W44])*100" office:value-type="float" office:value="54.2372881355932" calcext:value-type="float">
            <text:p>54.2372881355932</text:p>
          </table:table-cell>
          <table:covered-table-cell table:style-name="ce2"/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6" calcext:value-type="float">
            <text:p>136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AC44]/([.AC44]+[.AF44])*100" office:value-type="float" office:value="25.8741258741259" calcext:value-type="float">
            <text:p>25.8741258741259</text:p>
          </table:table-cell>
          <table:table-cell table:formula="of:=[.AD44]/([.AD44]+[.AE44])*100" office:value-type="float" office:value="10.5263157894737" calcext:value-type="float">
            <text:p>10.5263157894737</text:p>
          </table:table-cell>
          <table:table-cell table:formula="of:=([.AC44]+[.AE44])/SUM([.AC44:.AF44])*100" office:value-type="float" office:value="58.6440677966102" calcext:value-type="float">
            <text:p>58.6440677966102</text:p>
          </table:table-cell>
          <table:covered-table-cell table:style-name="ce2"/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22" calcext:value-type="float">
            <text:p>122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AL44]/([.AL44]+[.AO44])*100" office:value-type="float" office:value="29.8013245033113" calcext:value-type="float">
            <text:p>29.8013245033113</text:p>
          </table:table-cell>
          <table:table-cell table:formula="of:=[.AM44]/([.AM44]+[.AN44])*100" office:value-type="float" office:value="15.2777777777778" calcext:value-type="float">
            <text:p>15.2777777777778</text:p>
          </table:table-cell>
          <table:table-cell table:formula="of:=([.AL44]+[.AN44])/SUM([.AL44:.AO44])*100" office:value-type="float" office:value="56.6101694915254" calcext:value-type="float">
            <text:p>56.6101694915254</text:p>
          </table:table-cell>
        </table:table-row>
        <table:table-row table:style-name="ro2">
          <table:covered-table-cell table:style-name="ce2"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[.B45]/([.B45]+[.E45])*100" office:value-type="float" office:value="16.7832167832168" calcext:value-type="float">
            <text:p>16.7832167832168</text:p>
          </table:table-cell>
          <table:table-cell table:formula="of:=[.C45]/([.C45]+[.D45])*100" office:value-type="float" office:value="20.3947368421053" calcext:value-type="float">
            <text:p>20.3947368421053</text:p>
          </table:table-cell>
          <table:table-cell table:formula="of:=([.B45]+[.D45])/SUM([.B45:.E45])*100" office:value-type="float" office:value="49.1525423728814" calcext:value-type="float">
            <text:p>49.1525423728814</text:p>
          </table:table-cell>
          <table:covered-table-cell table:style-name="ce2"/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[.K45]/([.K45]+[.N45])*100" office:value-type="float" office:value="18.5430463576159" calcext:value-type="float">
            <text:p>18.5430463576159</text:p>
          </table:table-cell>
          <table:table-cell table:formula="of:=[.L45]/([.L45]+[.M45])*100" office:value-type="float" office:value="17.3611111111111" calcext:value-type="float">
            <text:p>17.3611111111111</text:p>
          </table:table-cell>
          <table:table-cell table:formula="of:=([.K45]+[.M45])/SUM([.K45:.N45])*100" office:value-type="float" office:value="49.8305084745763" calcext:value-type="float">
            <text:p>49.8305084745763</text:p>
          </table:table-cell>
          <table:covered-table-cell table:style-name="ce2"/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31" calcext:value-type="float">
            <text:p>131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T45]/([.T45]+[.W45])*100" office:value-type="float" office:value="24.8175182481752" calcext:value-type="float">
            <text:p>24.8175182481752</text:p>
          </table:table-cell>
          <table:table-cell table:formula="of:=[.U45]/([.U45]+[.V45])*100" office:value-type="float" office:value="17.0886075949367" calcext:value-type="float">
            <text:p>17.0886075949367</text:p>
          </table:table-cell>
          <table:table-cell table:formula="of:=([.T45]+[.V45])/SUM([.T45:.W45])*100" office:value-type="float" office:value="55.9322033898305" calcext:value-type="float">
            <text:p>55.9322033898305</text:p>
          </table:table-cell>
          <table:covered-table-cell table:style-name="ce2"/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34" calcext:value-type="float">
            <text:p>134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AC45]/([.AC45]+[.AF45])*100" office:value-type="float" office:value="20.1388888888889" calcext:value-type="float">
            <text:p>20.1388888888889</text:p>
          </table:table-cell>
          <table:table-cell table:formula="of:=[.AD45]/([.AD45]+[.AE45])*100" office:value-type="float" office:value="11.2582781456954" calcext:value-type="float">
            <text:p>11.2582781456954</text:p>
          </table:table-cell>
          <table:table-cell table:formula="of:=([.AC45]+[.AE45])/SUM([.AC45:.AF45])*100" office:value-type="float" office:value="55.2542372881356" calcext:value-type="float">
            <text:p>55.2542372881356</text:p>
          </table:table-cell>
          <table:covered-table-cell table:style-name="ce2"/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AL45]/([.AL45]+[.AO45])*100" office:value-type="float" office:value="25.8992805755396" calcext:value-type="float">
            <text:p>25.8992805755396</text:p>
          </table:table-cell>
          <table:table-cell table:formula="of:=[.AM45]/([.AM45]+[.AN45])*100" office:value-type="float" office:value="21.1538461538462" calcext:value-type="float">
            <text:p>21.1538461538462</text:p>
          </table:table-cell>
          <table:table-cell table:formula="of:=([.AL45]+[.AN45])/SUM([.AL45:.AO45])*100" office:value-type="float" office:value="53.8983050847458" calcext:value-type="float">
            <text:p>53.8983050847458</text:p>
          </table:table-cell>
        </table:table-row>
        <table:table-row table:style-name="ro2">
          <table:table-cell table:style-name="ce2"/>
          <table:table-cell table:number-columns-repeated="4"/>
          <table:table-cell table:style-name="ce9"/>
          <table:table-cell table:style-name="ce10" table:formula="of:=AVERAGE([.G43:.G45])" office:value-type="float" office:value="20.6226851054437" calcext:value-type="float">
            <text:p>20.6226851054437</text:p>
          </table:table-cell>
          <table:table-cell table:style-name="ce10" table:formula="of:=AVERAGE([.H43:.H45])" office:value-type="float" office:value="18.3459116232396" calcext:value-type="float">
            <text:p>18.3459116232396</text:p>
          </table:table-cell>
          <table:table-cell table:style-name="ce10" table:formula="of:=AVERAGE([.I43:.I45])" office:value-type="float" office:value="53.1073446327684" calcext:value-type="float">
            <text:p>53.1073446327684</text:p>
          </table:table-cell>
          <table:table-cell table:style-name="ce2"/>
          <table:table-cell table:number-columns-repeated="4"/>
          <table:table-cell table:style-name="ce9"/>
          <table:table-cell table:style-name="ce10" table:formula="of:=AVERAGE([.P43:.P45])" office:value-type="float" office:value="27.1193612230992" calcext:value-type="float">
            <text:p>27.1193612230992</text:p>
          </table:table-cell>
          <table:table-cell table:style-name="ce10" table:formula="of:=AVERAGE([.Q43:.Q45])" office:value-type="float" office:value="18.2840329514807" calcext:value-type="float">
            <text:p>18.2840329514807</text:p>
          </table:table-cell>
          <table:table-cell table:style-name="ce10" table:formula="of:=AVERAGE([.R43:.R45])" office:value-type="float" office:value="54.3502824858757" calcext:value-type="float">
            <text:p>54.3502824858757</text:p>
          </table:table-cell>
          <table:table-cell table:style-name="ce2"/>
          <table:table-cell table:number-columns-repeated="4"/>
          <table:table-cell table:style-name="ce9"/>
          <table:table-cell table:style-name="ce10" table:formula="of:=AVERAGE([.Y43:.Y45])" office:value-type="float" office:value="23.198432008651" calcext:value-type="float">
            <text:p>23.198432008651</text:p>
          </table:table-cell>
          <table:table-cell table:style-name="ce10" table:formula="of:=AVERAGE([.Z43:.Z45])" office:value-type="float" office:value="14.7180492241933" calcext:value-type="float">
            <text:p>14.7180492241933</text:p>
          </table:table-cell>
          <table:table-cell table:style-name="ce10" table:formula="of:=AVERAGE([.AA43:.AA45])" office:value-type="float" office:value="55.0282485875706" calcext:value-type="float">
            <text:p>55.0282485875706</text:p>
          </table:table-cell>
          <table:table-cell table:style-name="ce2"/>
          <table:table-cell table:number-columns-repeated="4"/>
          <table:table-cell table:style-name="ce9"/>
          <table:table-cell table:style-name="ce10" table:formula="of:=AVERAGE([.AH43:.AH45])" office:value-type="float" office:value="18.858798348235" calcext:value-type="float">
            <text:p>18.858798348235</text:p>
          </table:table-cell>
          <table:table-cell table:style-name="ce10" table:formula="of:=AVERAGE([.AI43:.AI45])" office:value-type="float" office:value="11.183099939174" calcext:value-type="float">
            <text:p>11.183099939174</text:p>
          </table:table-cell>
          <table:table-cell table:style-name="ce10" table:formula="of:=AVERAGE([.AJ43:.AJ45])" office:value-type="float" office:value="54.9152542372881" calcext:value-type="float">
            <text:p>54.9152542372881</text:p>
          </table:table-cell>
          <table:table-cell table:style-name="ce2"/>
          <table:table-cell table:number-columns-repeated="4"/>
          <table:table-cell table:style-name="ce9"/>
          <table:table-cell table:style-name="ce10" table:formula="of:=AVERAGE([.AQ43:.AQ45])" office:value-type="float" office:value="29.605829398578" calcext:value-type="float">
            <text:p>29.605829398578</text:p>
          </table:table-cell>
          <table:table-cell table:style-name="ce10" table:formula="of:=AVERAGE([.AR43:.AR45])" office:value-type="float" office:value="19.7088864642056" calcext:value-type="float">
            <text:p>19.7088864642056</text:p>
          </table:table-cell>
          <table:table-cell table:style-name="ce10" table:formula="of:=AVERAGE([.AS43:.AS45])" office:value-type="float" office:value="54.9152542372881" calcext:value-type="float">
            <text:p>54.91525423728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/>
    <style:font-face style:name="Noto Sans CJK SC Regular" svg:font-family="'Noto Sans CJK SC Regular'" style:font-adornments="Regular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Noto Sans CJK SC Regular1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0000/00/00</text:date>, <text:time style:data-style-name="N2" text:time-value="11:07:01.549398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9:12:08.565748258</meta:creation-date>
    <dc:date>2017-10-01T16:12:02.239701809</dc:date>
    <meta:editing-duration>P1DT45M6S</meta:editing-duration>
    <meta:editing-cycles>90</meta:editing-cycles>
    <meta:generator>LibreOffice/5.3.1.2$Linux_X86_64 LibreOffice_project/30m0$Build-2</meta:generator>
    <meta:document-statistic meta:table-count="4" meta:cell-count="2503" meta:object-count="0"/>
  </office:meta>
</office:document-meta>
</file>